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1.356cm"/>
    </style:style>
    <style:style style:name="co5" style:family="table-column">
      <style:table-column-properties fo:break-before="auto" style:column-width="1.50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WLP_BATCH_TSA_N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epetition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opening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instanc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 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0</text:p>
          </table:table-cell>
          <table:table-cell office:value-type="float" office:value="423942" calcext:value-type="float">
            <text:p>423942</text:p>
          </table:table-cell>
          <table:table-cell office:value-type="float" office:value="76572" calcext:value-type="float">
            <text:p>76572</text:p>
          </table:table-cell>
          <table:table-cell office:value-type="float" office:value="347370" calcext:value-type="float">
            <text:p>347370</text:p>
          </table:table-cell>
          <table:table-cell office:value-type="float" office:value="851.0079083" calcext:value-type="float">
            <text:p>851,0079083</text:p>
          </table:table-cell>
          <table:table-cell table:number-columns-repeated="3"/>
          <table:table-cell office:value-type="string" calcext:value-type="string">
            <text:p>cflp-ci_00</text:p>
          </table:table-cell>
          <table:table-cell table:formula="of:=COM.MICROSOFT.MINIFS([.$C$2:.$C$501];[.$B$2:.$B$501];[.$J2])" office:value-type="float" office:value="423418" calcext:value-type="float">
            <text:p>423418</text:p>
          </table:table-cell>
          <table:table-cell table:formula="of:=AVERAGEIFS([.$C$2:.$C$501];[.$B$2:.$B$501];[.$J2])" office:value-type="float" office:value="423997" calcext:value-type="float">
            <text:p>423997</text:p>
          </table:table-cell>
          <table:table-cell table:formula="of:=AVERAGEIFS([.$F$2:.$F$501];[.$B$2:.$B$501];[.$J2])" office:value-type="float" office:value="851.00978341" calcext:value-type="float">
            <text:p>851,00978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1</text:p>
          </table:table-cell>
          <table:table-cell office:value-type="float" office:value="570147" calcext:value-type="float">
            <text:p>570147</text:p>
          </table:table-cell>
          <table:table-cell office:value-type="float" office:value="119725" calcext:value-type="float">
            <text:p>119725</text:p>
          </table:table-cell>
          <table:table-cell office:value-type="float" office:value="450422" calcext:value-type="float">
            <text:p>450422</text:p>
          </table:table-cell>
          <table:table-cell office:value-type="float" office:value="1928.98583" calcext:value-type="float">
            <text:p>1928,98583</text:p>
          </table:table-cell>
          <table:table-cell table:number-columns-repeated="3"/>
          <table:table-cell office:value-type="string" calcext:value-type="string">
            <text:p>cflp-ci_01</text:p>
          </table:table-cell>
          <table:table-cell table:formula="of:=COM.MICROSOFT.MINIFS([.$C$2:.$C$501];[.$B$2:.$B$501];[.$J3])" office:value-type="float" office:value="568919" calcext:value-type="float">
            <text:p>568919</text:p>
          </table:table-cell>
          <table:table-cell table:formula="of:=AVERAGEIFS([.$C$2:.$C$501];[.$B$2:.$B$501];[.$J3])" office:value-type="float" office:value="570251.9" calcext:value-type="float">
            <text:p>570251,9</text:p>
          </table:table-cell>
          <table:table-cell table:formula="of:=AVERAGEIFS([.$F$2:.$F$501];[.$B$2:.$B$501];[.$J3])" office:value-type="float" office:value="1916.8887568" calcext:value-type="float">
            <text:p>1916,8887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2</text:p>
          </table:table-cell>
          <table:table-cell office:value-type="float" office:value="443496" calcext:value-type="float">
            <text:p>443496</text:p>
          </table:table-cell>
          <table:table-cell office:value-type="float" office:value="110846" calcext:value-type="float">
            <text:p>110846</text:p>
          </table:table-cell>
          <table:table-cell office:value-type="float" office:value="332650" calcext:value-type="float">
            <text:p>332650</text:p>
          </table:table-cell>
          <table:table-cell office:value-type="float" office:value="2147.880316" calcext:value-type="float">
            <text:p>2147,880316</text:p>
          </table:table-cell>
          <table:table-cell table:number-columns-repeated="3"/>
          <table:table-cell office:value-type="string" calcext:value-type="string">
            <text:p>cflp-ci_02</text:p>
          </table:table-cell>
          <table:table-cell table:formula="of:=COM.MICROSOFT.MINIFS([.$C$2:.$C$501];[.$B$2:.$B$501];[.$J4])" office:value-type="float" office:value="442916" calcext:value-type="float">
            <text:p>442916</text:p>
          </table:table-cell>
          <table:table-cell table:formula="of:=AVERAGEIFS([.$C$2:.$C$501];[.$B$2:.$B$501];[.$J4])" office:value-type="float" office:value="443314.1" calcext:value-type="float">
            <text:p>443314,1</text:p>
          </table:table-cell>
          <table:table-cell table:formula="of:=AVERAGEIFS([.$F$2:.$F$501];[.$B$2:.$B$501];[.$J4])" office:value-type="float" office:value="2136.3049349" calcext:value-type="float">
            <text:p>2136,3049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3</text:p>
          </table:table-cell>
          <table:table-cell office:value-type="float" office:value="1497271" calcext:value-type="float">
            <text:p>1497271</text:p>
          </table:table-cell>
          <table:table-cell office:value-type="float" office:value="157239" calcext:value-type="float">
            <text:p>157239</text:p>
          </table:table-cell>
          <table:table-cell office:value-type="float" office:value="1340032" calcext:value-type="float">
            <text:p>1340032</text:p>
          </table:table-cell>
          <table:table-cell office:value-type="float" office:value="2651.591975" calcext:value-type="float">
            <text:p>2651,591975</text:p>
          </table:table-cell>
          <table:table-cell table:number-columns-repeated="3"/>
          <table:table-cell office:value-type="string" calcext:value-type="string">
            <text:p>cflp-ci_03</text:p>
          </table:table-cell>
          <table:table-cell table:formula="of:=COM.MICROSOFT.MINIFS([.$C$2:.$C$501];[.$B$2:.$B$501];[.$J5])" office:value-type="float" office:value="1495309" calcext:value-type="float">
            <text:p>1495309</text:p>
          </table:table-cell>
          <table:table-cell table:formula="of:=AVERAGEIFS([.$C$2:.$C$501];[.$B$2:.$B$501];[.$J5])" office:value-type="float" office:value="1496823.6" calcext:value-type="float">
            <text:p>1496823,6</text:p>
          </table:table-cell>
          <table:table-cell table:formula="of:=AVERAGEIFS([.$F$2:.$F$501];[.$B$2:.$B$501];[.$J5])" office:value-type="float" office:value="2669.4742834" calcext:value-type="float">
            <text:p>2669,4742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4</text:p>
          </table:table-cell>
          <table:table-cell office:value-type="float" office:value="1217183" calcext:value-type="float">
            <text:p>1217183</text:p>
          </table:table-cell>
          <table:table-cell office:value-type="float" office:value="136335" calcext:value-type="float">
            <text:p>136335</text:p>
          </table:table-cell>
          <table:table-cell office:value-type="float" office:value="1080848" calcext:value-type="float">
            <text:p>1080848</text:p>
          </table:table-cell>
          <table:table-cell office:value-type="float" office:value="2069.798157" calcext:value-type="float">
            <text:p>2069,798157</text:p>
          </table:table-cell>
          <table:table-cell table:number-columns-repeated="3"/>
          <table:table-cell office:value-type="string" calcext:value-type="string">
            <text:p>cflp-ci_04</text:p>
          </table:table-cell>
          <table:table-cell table:formula="of:=COM.MICROSOFT.MINIFS([.$C$2:.$C$501];[.$B$2:.$B$501];[.$J6])" office:value-type="float" office:value="1216587" calcext:value-type="float">
            <text:p>1216587</text:p>
          </table:table-cell>
          <table:table-cell table:formula="of:=AVERAGEIFS([.$C$2:.$C$501];[.$B$2:.$B$501];[.$J6])" office:value-type="float" office:value="1217446" calcext:value-type="float">
            <text:p>1217446</text:p>
          </table:table-cell>
          <table:table-cell table:formula="of:=AVERAGEIFS([.$F$2:.$F$501];[.$B$2:.$B$501];[.$J6])" office:value-type="float" office:value="2080.1669455" calcext:value-type="float">
            <text:p>2080,1669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5</text:p>
          </table:table-cell>
          <table:table-cell office:value-type="float" office:value="364150" calcext:value-type="float">
            <text:p>364150</text:p>
          </table:table-cell>
          <table:table-cell office:value-type="float" office:value="97125" calcext:value-type="float">
            <text:p>97125</text:p>
          </table:table-cell>
          <table:table-cell office:value-type="float" office:value="267025" calcext:value-type="float">
            <text:p>267025</text:p>
          </table:table-cell>
          <table:table-cell office:value-type="float" office:value="1741.678165" calcext:value-type="float">
            <text:p>1741,678165</text:p>
          </table:table-cell>
          <table:table-cell table:number-columns-repeated="3"/>
          <table:table-cell office:value-type="string" calcext:value-type="string">
            <text:p>cflp-ci_05</text:p>
          </table:table-cell>
          <table:table-cell table:formula="of:=COM.MICROSOFT.MINIFS([.$C$2:.$C$501];[.$B$2:.$B$501];[.$J7])" office:value-type="float" office:value="364036" calcext:value-type="float">
            <text:p>364036</text:p>
          </table:table-cell>
          <table:table-cell table:formula="of:=AVERAGEIFS([.$C$2:.$C$501];[.$B$2:.$B$501];[.$J7])" office:value-type="float" office:value="364548.5" calcext:value-type="float">
            <text:p>364548,5</text:p>
          </table:table-cell>
          <table:table-cell table:formula="of:=AVERAGEIFS([.$F$2:.$F$501];[.$B$2:.$B$501];[.$J7])" office:value-type="float" office:value="1750.4514935" calcext:value-type="float">
            <text:p>1750,4514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6</text:p>
          </table:table-cell>
          <table:table-cell office:value-type="float" office:value="154937" calcext:value-type="float">
            <text:p>154937</text:p>
          </table:table-cell>
          <table:table-cell office:value-type="float" office:value="55552" calcext:value-type="float">
            <text:p>55552</text:p>
          </table:table-cell>
          <table:table-cell office:value-type="float" office:value="99385" calcext:value-type="float">
            <text:p>99385</text:p>
          </table:table-cell>
          <table:table-cell office:value-type="float" office:value="632.2272224" calcext:value-type="float">
            <text:p>632,2272224</text:p>
          </table:table-cell>
          <table:table-cell table:number-columns-repeated="3"/>
          <table:table-cell office:value-type="string" calcext:value-type="string">
            <text:p>cflp-ci_06</text:p>
          </table:table-cell>
          <table:table-cell table:formula="of:=COM.MICROSOFT.MINIFS([.$C$2:.$C$501];[.$B$2:.$B$501];[.$J8])" office:value-type="float" office:value="154811" calcext:value-type="float">
            <text:p>154811</text:p>
          </table:table-cell>
          <table:table-cell table:formula="of:=AVERAGEIFS([.$C$2:.$C$501];[.$B$2:.$B$501];[.$J8])" office:value-type="float" office:value="155013.3" calcext:value-type="float">
            <text:p>155013,3</text:p>
          </table:table-cell>
          <table:table-cell table:formula="of:=AVERAGEIFS([.$F$2:.$F$501];[.$B$2:.$B$501];[.$J8])" office:value-type="float" office:value="632.2276288" calcext:value-type="float">
            <text:p>632,2276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7</text:p>
          </table:table-cell>
          <table:table-cell office:value-type="float" office:value="448443" calcext:value-type="float">
            <text:p>448443</text:p>
          </table:table-cell>
          <table:table-cell office:value-type="float" office:value="104907" calcext:value-type="float">
            <text:p>104907</text:p>
          </table:table-cell>
          <table:table-cell office:value-type="float" office:value="343536" calcext:value-type="float">
            <text:p>343536</text:p>
          </table:table-cell>
          <table:table-cell office:value-type="float" office:value="2280.671909" calcext:value-type="float">
            <text:p>2280,671909</text:p>
          </table:table-cell>
          <table:table-cell table:number-columns-repeated="3"/>
          <table:table-cell office:value-type="string" calcext:value-type="string">
            <text:p>cflp-ci_07</text:p>
          </table:table-cell>
          <table:table-cell table:formula="of:=COM.MICROSOFT.MINIFS([.$C$2:.$C$501];[.$B$2:.$B$501];[.$J9])" office:value-type="float" office:value="447859" calcext:value-type="float">
            <text:p>447859</text:p>
          </table:table-cell>
          <table:table-cell table:formula="of:=AVERAGEIFS([.$C$2:.$C$501];[.$B$2:.$B$501];[.$J9])" office:value-type="float" office:value="448501.9" calcext:value-type="float">
            <text:p>448501,9</text:p>
          </table:table-cell>
          <table:table-cell table:formula="of:=AVERAGEIFS([.$F$2:.$F$501];[.$B$2:.$B$501];[.$J9])" office:value-type="float" office:value="2287.3067818" calcext:value-type="float">
            <text:p>2287,3067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8</text:p>
          </table:table-cell>
          <table:table-cell office:value-type="float" office:value="700656" calcext:value-type="float">
            <text:p>700656</text:p>
          </table:table-cell>
          <table:table-cell office:value-type="float" office:value="108816" calcext:value-type="float">
            <text:p>108816</text:p>
          </table:table-cell>
          <table:table-cell office:value-type="float" office:value="591840" calcext:value-type="float">
            <text:p>591840</text:p>
          </table:table-cell>
          <table:table-cell office:value-type="float" office:value="1456.118867" calcext:value-type="float">
            <text:p>1456,118867</text:p>
          </table:table-cell>
          <table:table-cell table:number-columns-repeated="3"/>
          <table:table-cell office:value-type="string" calcext:value-type="string">
            <text:p>cflp-ci_08</text:p>
          </table:table-cell>
          <table:table-cell table:formula="of:=COM.MICROSOFT.MINIFS([.$C$2:.$C$501];[.$B$2:.$B$501];[.$J10])" office:value-type="float" office:value="699317" calcext:value-type="float">
            <text:p>699317</text:p>
          </table:table-cell>
          <table:table-cell table:formula="of:=AVERAGEIFS([.$C$2:.$C$501];[.$B$2:.$B$501];[.$J10])" office:value-type="float" office:value="700112.5" calcext:value-type="float">
            <text:p>700112,5</text:p>
          </table:table-cell>
          <table:table-cell table:formula="of:=AVERAGEIFS([.$F$2:.$F$501];[.$B$2:.$B$501];[.$J10])" office:value-type="float" office:value="1450.1307689" calcext:value-type="float">
            <text:p>1450,13076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9</text:p>
          </table:table-cell>
          <table:table-cell office:value-type="float" office:value="331658" calcext:value-type="float">
            <text:p>331658</text:p>
          </table:table-cell>
          <table:table-cell office:value-type="float" office:value="86718" calcext:value-type="float">
            <text:p>86718</text:p>
          </table:table-cell>
          <table:table-cell office:value-type="float" office:value="244940" calcext:value-type="float">
            <text:p>244940</text:p>
          </table:table-cell>
          <table:table-cell office:value-type="float" office:value="2129.147825" calcext:value-type="float">
            <text:p>2129,147825</text:p>
          </table:table-cell>
          <table:table-cell table:number-columns-repeated="3"/>
          <table:table-cell office:value-type="string" calcext:value-type="string">
            <text:p>cflp-ci_09</text:p>
          </table:table-cell>
          <table:table-cell table:formula="of:=COM.MICROSOFT.MINIFS([.$C$2:.$C$501];[.$B$2:.$B$501];[.$J11])" office:value-type="float" office:value="331089" calcext:value-type="float">
            <text:p>331089</text:p>
          </table:table-cell>
          <table:table-cell table:formula="of:=AVERAGEIFS([.$C$2:.$C$501];[.$B$2:.$B$501];[.$J11])" office:value-type="float" office:value="331702.6" calcext:value-type="float">
            <text:p>331702,6</text:p>
          </table:table-cell>
          <table:table-cell table:formula="of:=AVERAGEIFS([.$F$2:.$F$501];[.$B$2:.$B$501];[.$J11])" office:value-type="float" office:value="2130.1914026" calcext:value-type="float">
            <text:p>2130,1914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0</text:p>
          </table:table-cell>
          <table:table-cell office:value-type="float" office:value="611061" calcext:value-type="float">
            <text:p>611061</text:p>
          </table:table-cell>
          <table:table-cell office:value-type="float" office:value="109811" calcext:value-type="float">
            <text:p>109811</text:p>
          </table:table-cell>
          <table:table-cell office:value-type="float" office:value="501250" calcext:value-type="float">
            <text:p>501250</text:p>
          </table:table-cell>
          <table:table-cell office:value-type="float" office:value="1550.679436" calcext:value-type="float">
            <text:p>1550,679436</text:p>
          </table:table-cell>
          <table:table-cell table:number-columns-repeated="3"/>
          <table:table-cell office:value-type="string" calcext:value-type="string">
            <text:p>cflp-ci_10</text:p>
          </table:table-cell>
          <table:table-cell table:formula="of:=COM.MICROSOFT.MINIFS([.$C$2:.$C$501];[.$B$2:.$B$501];[.$J12])" office:value-type="float" office:value="610333" calcext:value-type="float">
            <text:p>610333</text:p>
          </table:table-cell>
          <table:table-cell table:formula="of:=AVERAGEIFS([.$C$2:.$C$501];[.$B$2:.$B$501];[.$J12])" office:value-type="float" office:value="611297.3" calcext:value-type="float">
            <text:p>611297,3</text:p>
          </table:table-cell>
          <table:table-cell table:formula="of:=AVERAGEIFS([.$F$2:.$F$501];[.$B$2:.$B$501];[.$J12])" office:value-type="float" office:value="1553.7050256" calcext:value-type="float">
            <text:p>1553,705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1</text:p>
          </table:table-cell>
          <table:table-cell office:value-type="float" office:value="31329" calcext:value-type="float">
            <text:p>31329</text:p>
          </table:table-cell>
          <table:table-cell office:value-type="float" office:value="16033" calcext:value-type="float">
            <text:p>16033</text:p>
          </table:table-cell>
          <table:table-cell office:value-type="float" office:value="15296" calcext:value-type="float">
            <text:p>15296</text:p>
          </table:table-cell>
          <table:table-cell office:value-type="float" office:value="68.59858104" calcext:value-type="float">
            <text:p>68,59858104</text:p>
          </table:table-cell>
          <table:table-cell table:number-columns-repeated="3"/>
          <table:table-cell office:value-type="string" calcext:value-type="string">
            <text:p>cflp-ci_11</text:p>
          </table:table-cell>
          <table:table-cell table:formula="of:=COM.MICROSOFT.MINIFS([.$C$2:.$C$501];[.$B$2:.$B$501];[.$J13])" office:value-type="float" office:value="30882" calcext:value-type="float">
            <text:p>30882</text:p>
          </table:table-cell>
          <table:table-cell table:formula="of:=AVERAGEIFS([.$C$2:.$C$501];[.$B$2:.$B$501];[.$J13])" office:value-type="float" office:value="31059.8" calcext:value-type="float">
            <text:p>31059,8</text:p>
          </table:table-cell>
          <table:table-cell table:formula="of:=AVERAGEIFS([.$F$2:.$F$501];[.$B$2:.$B$501];[.$J13])" office:value-type="float" office:value="68.59860243" calcext:value-type="float">
            <text:p>68,59860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2</text:p>
          </table:table-cell>
          <table:table-cell office:value-type="float" office:value="461936" calcext:value-type="float">
            <text:p>461936</text:p>
          </table:table-cell>
          <table:table-cell office:value-type="float" office:value="73557" calcext:value-type="float">
            <text:p>73557</text:p>
          </table:table-cell>
          <table:table-cell office:value-type="float" office:value="388379" calcext:value-type="float">
            <text:p>388379</text:p>
          </table:table-cell>
          <table:table-cell office:value-type="float" office:value="617.3967728" calcext:value-type="float">
            <text:p>617,3967728</text:p>
          </table:table-cell>
          <table:table-cell table:number-columns-repeated="3"/>
          <table:table-cell office:value-type="string" calcext:value-type="string">
            <text:p>cflp-ci_12</text:p>
          </table:table-cell>
          <table:table-cell table:formula="of:=COM.MICROSOFT.MINIFS([.$C$2:.$C$501];[.$B$2:.$B$501];[.$J14])" office:value-type="float" office:value="460229" calcext:value-type="float">
            <text:p>460229</text:p>
          </table:table-cell>
          <table:table-cell table:formula="of:=AVERAGEIFS([.$C$2:.$C$501];[.$B$2:.$B$501];[.$J14])" office:value-type="float" office:value="461474" calcext:value-type="float">
            <text:p>461474</text:p>
          </table:table-cell>
          <table:table-cell table:formula="of:=AVERAGEIFS([.$F$2:.$F$501];[.$B$2:.$B$501];[.$J14])" office:value-type="float" office:value="617.39720378" calcext:value-type="float">
            <text:p>617,39720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3</text:p>
          </table:table-cell>
          <table:table-cell office:value-type="float" office:value="386948" calcext:value-type="float">
            <text:p>386948</text:p>
          </table:table-cell>
          <table:table-cell office:value-type="float" office:value="67428" calcext:value-type="float">
            <text:p>67428</text:p>
          </table:table-cell>
          <table:table-cell office:value-type="float" office:value="319520" calcext:value-type="float">
            <text:p>319520</text:p>
          </table:table-cell>
          <table:table-cell office:value-type="float" office:value="683.520452" calcext:value-type="float">
            <text:p>683,520452</text:p>
          </table:table-cell>
          <table:table-cell table:number-columns-repeated="3"/>
          <table:table-cell office:value-type="string" calcext:value-type="string">
            <text:p>cflp-ci_13</text:p>
          </table:table-cell>
          <table:table-cell table:formula="of:=COM.MICROSOFT.MINIFS([.$C$2:.$C$501];[.$B$2:.$B$501];[.$J15])" office:value-type="float" office:value="386948" calcext:value-type="float">
            <text:p>386948</text:p>
          </table:table-cell>
          <table:table-cell table:formula="of:=AVERAGEIFS([.$C$2:.$C$501];[.$B$2:.$B$501];[.$J15])" office:value-type="float" office:value="388202.4" calcext:value-type="float">
            <text:p>388202,4</text:p>
          </table:table-cell>
          <table:table-cell table:formula="of:=AVERAGEIFS([.$F$2:.$F$501];[.$B$2:.$B$501];[.$J15])" office:value-type="float" office:value="683.5219553" calcext:value-type="float">
            <text:p>683,5219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4</text:p>
          </table:table-cell>
          <table:table-cell office:value-type="float" office:value="1027538" calcext:value-type="float">
            <text:p>1027538</text:p>
          </table:table-cell>
          <table:table-cell office:value-type="float" office:value="128360" calcext:value-type="float">
            <text:p>128360</text:p>
          </table:table-cell>
          <table:table-cell office:value-type="float" office:value="899178" calcext:value-type="float">
            <text:p>899178</text:p>
          </table:table-cell>
          <table:table-cell office:value-type="float" office:value="2069.893606" calcext:value-type="float">
            <text:p>2069,893606</text:p>
          </table:table-cell>
          <table:table-cell table:number-columns-repeated="3"/>
          <table:table-cell office:value-type="string" calcext:value-type="string">
            <text:p>cflp-ci_14</text:p>
          </table:table-cell>
          <table:table-cell table:formula="of:=COM.MICROSOFT.MINIFS([.$C$2:.$C$501];[.$B$2:.$B$501];[.$J16])" office:value-type="float" office:value="1027028" calcext:value-type="float">
            <text:p>1027028</text:p>
          </table:table-cell>
          <table:table-cell table:formula="of:=AVERAGEIFS([.$C$2:.$C$501];[.$B$2:.$B$501];[.$J16])" office:value-type="float" office:value="1028186.6" calcext:value-type="float">
            <text:p>1028186,6</text:p>
          </table:table-cell>
          <table:table-cell table:formula="of:=AVERAGEIFS([.$F$2:.$F$501];[.$B$2:.$B$501];[.$J16])" office:value-type="float" office:value="2070.6268587" calcext:value-type="float">
            <text:p>2070,6268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5</text:p>
          </table:table-cell>
          <table:table-cell office:value-type="float" office:value="562284" calcext:value-type="float">
            <text:p>562284</text:p>
          </table:table-cell>
          <table:table-cell office:value-type="float" office:value="108796" calcext:value-type="float">
            <text:p>108796</text:p>
          </table:table-cell>
          <table:table-cell office:value-type="float" office:value="453488" calcext:value-type="float">
            <text:p>453488</text:p>
          </table:table-cell>
          <table:table-cell office:value-type="float" office:value="2158.889145" calcext:value-type="float">
            <text:p>2158,889145</text:p>
          </table:table-cell>
          <table:table-cell table:number-columns-repeated="3"/>
          <table:table-cell office:value-type="string" calcext:value-type="string">
            <text:p>cflp-ci_15</text:p>
          </table:table-cell>
          <table:table-cell table:formula="of:=COM.MICROSOFT.MINIFS([.$C$2:.$C$501];[.$B$2:.$B$501];[.$J17])" office:value-type="float" office:value="561099" calcext:value-type="float">
            <text:p>561099</text:p>
          </table:table-cell>
          <table:table-cell table:formula="of:=AVERAGEIFS([.$C$2:.$C$501];[.$B$2:.$B$501];[.$J17])" office:value-type="float" office:value="562128" calcext:value-type="float">
            <text:p>562128</text:p>
          </table:table-cell>
          <table:table-cell table:formula="of:=AVERAGEIFS([.$F$2:.$F$501];[.$B$2:.$B$501];[.$J17])" office:value-type="float" office:value="2169.3577222" calcext:value-type="float">
            <text:p>2169,3577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6</text:p>
          </table:table-cell>
          <table:table-cell office:value-type="float" office:value="889497" calcext:value-type="float">
            <text:p>889497</text:p>
          </table:table-cell>
          <table:table-cell office:value-type="float" office:value="105357" calcext:value-type="float">
            <text:p>105357</text:p>
          </table:table-cell>
          <table:table-cell office:value-type="float" office:value="784140" calcext:value-type="float">
            <text:p>784140</text:p>
          </table:table-cell>
          <table:table-cell office:value-type="float" office:value="1468.469355" calcext:value-type="float">
            <text:p>1468,469355</text:p>
          </table:table-cell>
          <table:table-cell table:number-columns-repeated="3"/>
          <table:table-cell office:value-type="string" calcext:value-type="string">
            <text:p>cflp-ci_16</text:p>
          </table:table-cell>
          <table:table-cell table:formula="of:=COM.MICROSOFT.MINIFS([.$C$2:.$C$501];[.$B$2:.$B$501];[.$J18])" office:value-type="float" office:value="887877" calcext:value-type="float">
            <text:p>887877</text:p>
          </table:table-cell>
          <table:table-cell table:formula="of:=AVERAGEIFS([.$C$2:.$C$501];[.$B$2:.$B$501];[.$J18])" office:value-type="float" office:value="889296.2" calcext:value-type="float">
            <text:p>889296,2</text:p>
          </table:table-cell>
          <table:table-cell table:formula="of:=AVERAGEIFS([.$F$2:.$F$501];[.$B$2:.$B$501];[.$J18])" office:value-type="float" office:value="1471.2301921" calcext:value-type="float">
            <text:p>1471,2301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7</text:p>
          </table:table-cell>
          <table:table-cell office:value-type="float" office:value="1225965" calcext:value-type="float">
            <text:p>1225965</text:p>
          </table:table-cell>
          <table:table-cell office:value-type="float" office:value="127713" calcext:value-type="float">
            <text:p>127713</text:p>
          </table:table-cell>
          <table:table-cell office:value-type="float" office:value="1098252" calcext:value-type="float">
            <text:p>1098252</text:p>
          </table:table-cell>
          <table:table-cell office:value-type="float" office:value="2626.745057" calcext:value-type="float">
            <text:p>2626,745057</text:p>
          </table:table-cell>
          <table:table-cell table:number-columns-repeated="3"/>
          <table:table-cell office:value-type="string" calcext:value-type="string">
            <text:p>cflp-ci_17</text:p>
          </table:table-cell>
          <table:table-cell table:formula="of:=COM.MICROSOFT.MINIFS([.$C$2:.$C$501];[.$B$2:.$B$501];[.$J19])" office:value-type="float" office:value="1225297" calcext:value-type="float">
            <text:p>1225297</text:p>
          </table:table-cell>
          <table:table-cell table:formula="of:=AVERAGEIFS([.$C$2:.$C$501];[.$B$2:.$B$501];[.$J19])" office:value-type="float" office:value="1226184.4" calcext:value-type="float">
            <text:p>1226184,4</text:p>
          </table:table-cell>
          <table:table-cell table:formula="of:=AVERAGEIFS([.$F$2:.$F$501];[.$B$2:.$B$501];[.$J19])" office:value-type="float" office:value="2628.7888474" calcext:value-type="float">
            <text:p>2628,7888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8</text:p>
          </table:table-cell>
          <table:table-cell office:value-type="float" office:value="901775" calcext:value-type="float">
            <text:p>901775</text:p>
          </table:table-cell>
          <table:table-cell office:value-type="float" office:value="114110" calcext:value-type="float">
            <text:p>114110</text:p>
          </table:table-cell>
          <table:table-cell office:value-type="float" office:value="787665" calcext:value-type="float">
            <text:p>787665</text:p>
          </table:table-cell>
          <table:table-cell office:value-type="float" office:value="1739.18279" calcext:value-type="float">
            <text:p>1739,18279</text:p>
          </table:table-cell>
          <table:table-cell table:number-columns-repeated="3"/>
          <table:table-cell office:value-type="string" calcext:value-type="string">
            <text:p>cflp-ci_18</text:p>
          </table:table-cell>
          <table:table-cell table:formula="of:=COM.MICROSOFT.MINIFS([.$C$2:.$C$501];[.$B$2:.$B$501];[.$J20])" office:value-type="float" office:value="900438" calcext:value-type="float">
            <text:p>900438</text:p>
          </table:table-cell>
          <table:table-cell table:formula="of:=AVERAGEIFS([.$C$2:.$C$501];[.$B$2:.$B$501];[.$J20])" office:value-type="float" office:value="902206" calcext:value-type="float">
            <text:p>902206</text:p>
          </table:table-cell>
          <table:table-cell table:formula="of:=AVERAGEIFS([.$F$2:.$F$501];[.$B$2:.$B$501];[.$J20])" office:value-type="float" office:value="1738.5726789" calcext:value-type="float">
            <text:p>1738,5726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9</text:p>
          </table:table-cell>
          <table:table-cell office:value-type="float" office:value="152026" calcext:value-type="float">
            <text:p>152026</text:p>
          </table:table-cell>
          <table:table-cell office:value-type="float" office:value="49840" calcext:value-type="float">
            <text:p>49840</text:p>
          </table:table-cell>
          <table:table-cell office:value-type="float" office:value="102186" calcext:value-type="float">
            <text:p>102186</text:p>
          </table:table-cell>
          <table:table-cell office:value-type="float" office:value="519.7463493" calcext:value-type="float">
            <text:p>519,7463493</text:p>
          </table:table-cell>
          <table:table-cell table:number-columns-repeated="3"/>
          <table:table-cell office:value-type="string" calcext:value-type="string">
            <text:p>cflp-ci_19</text:p>
          </table:table-cell>
          <table:table-cell table:formula="of:=COM.MICROSOFT.MINIFS([.$C$2:.$C$501];[.$B$2:.$B$501];[.$J21])" office:value-type="float" office:value="151907" calcext:value-type="float">
            <text:p>151907</text:p>
          </table:table-cell>
          <table:table-cell table:formula="of:=AVERAGEIFS([.$C$2:.$C$501];[.$B$2:.$B$501];[.$J21])" office:value-type="float" office:value="152255.5" calcext:value-type="float">
            <text:p>152255,5</text:p>
          </table:table-cell>
          <table:table-cell table:formula="of:=AVERAGEIFS([.$F$2:.$F$501];[.$B$2:.$B$501];[.$J21])" office:value-type="float" office:value="519.74597328" calcext:value-type="float">
            <text:p>519,74597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0</text:p>
          </table:table-cell>
          <table:table-cell office:value-type="float" office:value="1274924" calcext:value-type="float">
            <text:p>1274924</text:p>
          </table:table-cell>
          <table:table-cell office:value-type="float" office:value="142956" calcext:value-type="float">
            <text:p>142956</text:p>
          </table:table-cell>
          <table:table-cell office:value-type="float" office:value="1131968" calcext:value-type="float">
            <text:p>1131968</text:p>
          </table:table-cell>
          <table:table-cell office:value-type="float" office:value="2528.563028" calcext:value-type="float">
            <text:p>2528,563028</text:p>
          </table:table-cell>
          <table:table-cell table:number-columns-repeated="3"/>
          <table:table-cell office:value-type="string" calcext:value-type="string">
            <text:p>cflp-ci_20</text:p>
          </table:table-cell>
          <table:table-cell table:formula="of:=COM.MICROSOFT.MINIFS([.$C$2:.$C$501];[.$B$2:.$B$501];[.$J22])" office:value-type="float" office:value="1273308" calcext:value-type="float">
            <text:p>1273308</text:p>
          </table:table-cell>
          <table:table-cell table:formula="of:=AVERAGEIFS([.$C$2:.$C$501];[.$B$2:.$B$501];[.$J22])" office:value-type="float" office:value="1275338.5" calcext:value-type="float">
            <text:p>1275338,5</text:p>
          </table:table-cell>
          <table:table-cell table:formula="of:=AVERAGEIFS([.$F$2:.$F$501];[.$B$2:.$B$501];[.$J22])" office:value-type="float" office:value="2524.1626506" calcext:value-type="float">
            <text:p>2524,1626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1</text:p>
          </table:table-cell>
          <table:table-cell office:value-type="float" office:value="459724" calcext:value-type="float">
            <text:p>459724</text:p>
          </table:table-cell>
          <table:table-cell office:value-type="float" office:value="77179" calcext:value-type="float">
            <text:p>77179</text:p>
          </table:table-cell>
          <table:table-cell office:value-type="float" office:value="382545" calcext:value-type="float">
            <text:p>382545</text:p>
          </table:table-cell>
          <table:table-cell office:value-type="float" office:value="1118.612737" calcext:value-type="float">
            <text:p>1118,612737</text:p>
          </table:table-cell>
          <table:table-cell table:number-columns-repeated="3"/>
          <table:table-cell office:value-type="string" calcext:value-type="string">
            <text:p>cflp-ci_21</text:p>
          </table:table-cell>
          <table:table-cell table:formula="of:=COM.MICROSOFT.MINIFS([.$C$2:.$C$501];[.$B$2:.$B$501];[.$J23])" office:value-type="float" office:value="459288" calcext:value-type="float">
            <text:p>459288</text:p>
          </table:table-cell>
          <table:table-cell table:formula="of:=AVERAGEIFS([.$C$2:.$C$501];[.$B$2:.$B$501];[.$J23])" office:value-type="float" office:value="459903.4" calcext:value-type="float">
            <text:p>459903,4</text:p>
          </table:table-cell>
          <table:table-cell table:formula="of:=AVERAGEIFS([.$F$2:.$F$501];[.$B$2:.$B$501];[.$J23])" office:value-type="float" office:value="1118.0574948" calcext:value-type="float">
            <text:p>1118,0574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2</text:p>
          </table:table-cell>
          <table:table-cell office:value-type="float" office:value="313874" calcext:value-type="float">
            <text:p>313874</text:p>
          </table:table-cell>
          <table:table-cell office:value-type="float" office:value="70714" calcext:value-type="float">
            <text:p>70714</text:p>
          </table:table-cell>
          <table:table-cell office:value-type="float" office:value="243160" calcext:value-type="float">
            <text:p>243160</text:p>
          </table:table-cell>
          <table:table-cell office:value-type="float" office:value="721.2238757" calcext:value-type="float">
            <text:p>721,2238757</text:p>
          </table:table-cell>
          <table:table-cell table:number-columns-repeated="3"/>
          <table:table-cell office:value-type="string" calcext:value-type="string">
            <text:p>cflp-ci_22</text:p>
          </table:table-cell>
          <table:table-cell table:formula="of:=COM.MICROSOFT.MINIFS([.$C$2:.$C$501];[.$B$2:.$B$501];[.$J24])" office:value-type="float" office:value="313381" calcext:value-type="float">
            <text:p>313381</text:p>
          </table:table-cell>
          <table:table-cell table:formula="of:=AVERAGEIFS([.$C$2:.$C$501];[.$B$2:.$B$501];[.$J24])" office:value-type="float" office:value="313663" calcext:value-type="float">
            <text:p>313663</text:p>
          </table:table-cell>
          <table:table-cell table:formula="of:=AVERAGEIFS([.$F$2:.$F$501];[.$B$2:.$B$501];[.$J24])" office:value-type="float" office:value="721.16211588" calcext:value-type="float">
            <text:p>721,16211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3</text:p>
          </table:table-cell>
          <table:table-cell office:value-type="float" office:value="414327" calcext:value-type="float">
            <text:p>414327</text:p>
          </table:table-cell>
          <table:table-cell office:value-type="float" office:value="87654" calcext:value-type="float">
            <text:p>87654</text:p>
          </table:table-cell>
          <table:table-cell office:value-type="float" office:value="326673" calcext:value-type="float">
            <text:p>326673</text:p>
          </table:table-cell>
          <table:table-cell office:value-type="float" office:value="1457.329159" calcext:value-type="float">
            <text:p>1457,329159</text:p>
          </table:table-cell>
          <table:table-cell table:number-columns-repeated="3"/>
          <table:table-cell office:value-type="string" calcext:value-type="string">
            <text:p>cflp-ci_23</text:p>
          </table:table-cell>
          <table:table-cell table:formula="of:=COM.MICROSOFT.MINIFS([.$C$2:.$C$501];[.$B$2:.$B$501];[.$J25])" office:value-type="float" office:value="413761" calcext:value-type="float">
            <text:p>413761</text:p>
          </table:table-cell>
          <table:table-cell table:formula="of:=AVERAGEIFS([.$C$2:.$C$501];[.$B$2:.$B$501];[.$J25])" office:value-type="float" office:value="414130.3" calcext:value-type="float">
            <text:p>414130,3</text:p>
          </table:table-cell>
          <table:table-cell table:formula="of:=AVERAGEIFS([.$F$2:.$F$501];[.$B$2:.$B$501];[.$J25])" office:value-type="float" office:value="1457.8700161" calcext:value-type="float">
            <text:p>1457,8700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4</text:p>
          </table:table-cell>
          <table:table-cell office:value-type="float" office:value="468618" calcext:value-type="float">
            <text:p>468618</text:p>
          </table:table-cell>
          <table:table-cell office:value-type="float" office:value="107106" calcext:value-type="float">
            <text:p>107106</text:p>
          </table:table-cell>
          <table:table-cell office:value-type="float" office:value="361512" calcext:value-type="float">
            <text:p>361512</text:p>
          </table:table-cell>
          <table:table-cell office:value-type="float" office:value="2092.114514" calcext:value-type="float">
            <text:p>2092,114514</text:p>
          </table:table-cell>
          <table:table-cell table:number-columns-repeated="3"/>
          <table:table-cell office:value-type="string" calcext:value-type="string">
            <text:p>cflp-ci_24</text:p>
          </table:table-cell>
          <table:table-cell table:formula="of:=COM.MICROSOFT.MINIFS([.$C$2:.$C$501];[.$B$2:.$B$501];[.$J26])" office:value-type="float" office:value="468618" calcext:value-type="float">
            <text:p>468618</text:p>
          </table:table-cell>
          <table:table-cell table:formula="of:=AVERAGEIFS([.$C$2:.$C$501];[.$B$2:.$B$501];[.$J26])" office:value-type="float" office:value="469362.6" calcext:value-type="float">
            <text:p>469362,6</text:p>
          </table:table-cell>
          <table:table-cell table:formula="of:=AVERAGEIFS([.$F$2:.$F$501];[.$B$2:.$B$501];[.$J26])" office:value-type="float" office:value="2092.0464022" calcext:value-type="float">
            <text:p>2092,0464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5</text:p>
          </table:table-cell>
          <table:table-cell office:value-type="float" office:value="797453" calcext:value-type="float">
            <text:p>797453</text:p>
          </table:table-cell>
          <table:table-cell office:value-type="float" office:value="138109" calcext:value-type="float">
            <text:p>138109</text:p>
          </table:table-cell>
          <table:table-cell office:value-type="float" office:value="659344" calcext:value-type="float">
            <text:p>659344</text:p>
          </table:table-cell>
          <table:table-cell office:value-type="float" office:value="2568.225202" calcext:value-type="float">
            <text:p>2568,225202</text:p>
          </table:table-cell>
          <table:table-cell table:number-columns-repeated="3"/>
          <table:table-cell office:value-type="string" calcext:value-type="string">
            <text:p>cflp-ci_25</text:p>
          </table:table-cell>
          <table:table-cell table:formula="of:=COM.MICROSOFT.MINIFS([.$C$2:.$C$501];[.$B$2:.$B$501];[.$J27])" office:value-type="float" office:value="796370" calcext:value-type="float">
            <text:p>796370</text:p>
          </table:table-cell>
          <table:table-cell table:formula="of:=AVERAGEIFS([.$C$2:.$C$501];[.$B$2:.$B$501];[.$J27])" office:value-type="float" office:value="797221.8" calcext:value-type="float">
            <text:p>797221,8</text:p>
          </table:table-cell>
          <table:table-cell table:formula="of:=AVERAGEIFS([.$F$2:.$F$501];[.$B$2:.$B$501];[.$J27])" office:value-type="float" office:value="2587.1498507" calcext:value-type="float">
            <text:p>2587,1498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6</text:p>
          </table:table-cell>
          <table:table-cell office:value-type="float" office:value="696201" calcext:value-type="float">
            <text:p>696201</text:p>
          </table:table-cell>
          <table:table-cell office:value-type="float" office:value="113520" calcext:value-type="float">
            <text:p>113520</text:p>
          </table:table-cell>
          <table:table-cell office:value-type="float" office:value="582681" calcext:value-type="float">
            <text:p>582681</text:p>
          </table:table-cell>
          <table:table-cell office:value-type="float" office:value="2389.384247" calcext:value-type="float">
            <text:p>2389,384247</text:p>
          </table:table-cell>
          <table:table-cell table:number-columns-repeated="3"/>
          <table:table-cell office:value-type="string" calcext:value-type="string">
            <text:p>cflp-ci_26</text:p>
          </table:table-cell>
          <table:table-cell table:formula="of:=COM.MICROSOFT.MINIFS([.$C$2:.$C$501];[.$B$2:.$B$501];[.$J28])" office:value-type="float" office:value="695323" calcext:value-type="float">
            <text:p>695323</text:p>
          </table:table-cell>
          <table:table-cell table:formula="of:=AVERAGEIFS([.$C$2:.$C$501];[.$B$2:.$B$501];[.$J28])" office:value-type="float" office:value="696126.2" calcext:value-type="float">
            <text:p>696126,2</text:p>
          </table:table-cell>
          <table:table-cell table:formula="of:=AVERAGEIFS([.$F$2:.$F$501];[.$B$2:.$B$501];[.$J28])" office:value-type="float" office:value="2387.1596801" calcext:value-type="float">
            <text:p>2387,1596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7</text:p>
          </table:table-cell>
          <table:table-cell office:value-type="float" office:value="1424307" calcext:value-type="float">
            <text:p>1424307</text:p>
          </table:table-cell>
          <table:table-cell office:value-type="float" office:value="145857" calcext:value-type="float">
            <text:p>145857</text:p>
          </table:table-cell>
          <table:table-cell office:value-type="float" office:value="1278450" calcext:value-type="float">
            <text:p>1278450</text:p>
          </table:table-cell>
          <table:table-cell office:value-type="float" office:value="2694.185983" calcext:value-type="float">
            <text:p>2694,185983</text:p>
          </table:table-cell>
          <table:table-cell table:number-columns-repeated="3"/>
          <table:table-cell office:value-type="string" calcext:value-type="string">
            <text:p>cflp-ci_27</text:p>
          </table:table-cell>
          <table:table-cell table:formula="of:=COM.MICROSOFT.MINIFS([.$C$2:.$C$501];[.$B$2:.$B$501];[.$J29])" office:value-type="float" office:value="1420856" calcext:value-type="float">
            <text:p>1420856</text:p>
          </table:table-cell>
          <table:table-cell table:formula="of:=AVERAGEIFS([.$C$2:.$C$501];[.$B$2:.$B$501];[.$J29])" office:value-type="float" office:value="1423304.2" calcext:value-type="float">
            <text:p>1423304,2</text:p>
          </table:table-cell>
          <table:table-cell table:formula="of:=AVERAGEIFS([.$F$2:.$F$501];[.$B$2:.$B$501];[.$J29])" office:value-type="float" office:value="2747.561376" calcext:value-type="float">
            <text:p>2747,561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8</text:p>
          </table:table-cell>
          <table:table-cell office:value-type="float" office:value="469358" calcext:value-type="float">
            <text:p>469358</text:p>
          </table:table-cell>
          <table:table-cell office:value-type="float" office:value="78426" calcext:value-type="float">
            <text:p>78426</text:p>
          </table:table-cell>
          <table:table-cell office:value-type="float" office:value="390932" calcext:value-type="float">
            <text:p>390932</text:p>
          </table:table-cell>
          <table:table-cell office:value-type="float" office:value="854.0997249" calcext:value-type="float">
            <text:p>854,0997249</text:p>
          </table:table-cell>
          <table:table-cell table:number-columns-repeated="3"/>
          <table:table-cell office:value-type="string" calcext:value-type="string">
            <text:p>cflp-ci_28</text:p>
          </table:table-cell>
          <table:table-cell table:formula="of:=COM.MICROSOFT.MINIFS([.$C$2:.$C$501];[.$B$2:.$B$501];[.$J30])" office:value-type="float" office:value="469035" calcext:value-type="float">
            <text:p>469035</text:p>
          </table:table-cell>
          <table:table-cell table:formula="of:=AVERAGEIFS([.$C$2:.$C$501];[.$B$2:.$B$501];[.$J30])" office:value-type="float" office:value="469843.7" calcext:value-type="float">
            <text:p>469843,7</text:p>
          </table:table-cell>
          <table:table-cell table:formula="of:=AVERAGEIFS([.$F$2:.$F$501];[.$B$2:.$B$501];[.$J30])" office:value-type="float" office:value="853.97693177" calcext:value-type="float">
            <text:p>853,97693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9</text:p>
          </table:table-cell>
          <table:table-cell office:value-type="float" office:value="1373431" calcext:value-type="float">
            <text:p>1373431</text:p>
          </table:table-cell>
          <table:table-cell office:value-type="float" office:value="146320" calcext:value-type="float">
            <text:p>146320</text:p>
          </table:table-cell>
          <table:table-cell office:value-type="float" office:value="1227111" calcext:value-type="float">
            <text:p>1227111</text:p>
          </table:table-cell>
          <table:table-cell office:value-type="float" office:value="2644.622805" calcext:value-type="float">
            <text:p>2644,622805</text:p>
          </table:table-cell>
          <table:table-cell table:number-columns-repeated="3"/>
          <table:table-cell office:value-type="string" calcext:value-type="string">
            <text:p>cflp-ci_29</text:p>
          </table:table-cell>
          <table:table-cell table:formula="of:=COM.MICROSOFT.MINIFS([.$C$2:.$C$501];[.$B$2:.$B$501];[.$J31])" office:value-type="float" office:value="1372452" calcext:value-type="float">
            <text:p>1372452</text:p>
          </table:table-cell>
          <table:table-cell table:formula="of:=AVERAGEIFS([.$C$2:.$C$501];[.$B$2:.$B$501];[.$J31])" office:value-type="float" office:value="1374401.2" calcext:value-type="float">
            <text:p>1374401,2</text:p>
          </table:table-cell>
          <table:table-cell table:formula="of:=AVERAGEIFS([.$F$2:.$F$501];[.$B$2:.$B$501];[.$J31])" office:value-type="float" office:value="2681.0359509" calcext:value-type="float">
            <text:p>2681,0359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0</text:p>
          </table:table-cell>
          <table:table-cell office:value-type="float" office:value="579547" calcext:value-type="float">
            <text:p>579547</text:p>
          </table:table-cell>
          <table:table-cell office:value-type="float" office:value="100387" calcext:value-type="float">
            <text:p>100387</text:p>
          </table:table-cell>
          <table:table-cell office:value-type="float" office:value="479160" calcext:value-type="float">
            <text:p>479160</text:p>
          </table:table-cell>
          <table:table-cell office:value-type="float" office:value="1723.077921" calcext:value-type="float">
            <text:p>1723,077921</text:p>
          </table:table-cell>
          <table:table-cell table:number-columns-repeated="3"/>
          <table:table-cell office:value-type="string" calcext:value-type="string">
            <text:p>cflp-ci_30</text:p>
          </table:table-cell>
          <table:table-cell table:formula="of:=COM.MICROSOFT.MINIFS([.$C$2:.$C$501];[.$B$2:.$B$501];[.$J32])" office:value-type="float" office:value="579263" calcext:value-type="float">
            <text:p>579263</text:p>
          </table:table-cell>
          <table:table-cell table:formula="of:=AVERAGEIFS([.$C$2:.$C$501];[.$B$2:.$B$501];[.$J32])" office:value-type="float" office:value="580050.7" calcext:value-type="float">
            <text:p>580050,7</text:p>
          </table:table-cell>
          <table:table-cell table:formula="of:=AVERAGEIFS([.$F$2:.$F$501];[.$B$2:.$B$501];[.$J32])" office:value-type="float" office:value="1724.6863991" calcext:value-type="float">
            <text:p>1724,6863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1</text:p>
          </table:table-cell>
          <table:table-cell office:value-type="float" office:value="1206339" calcext:value-type="float">
            <text:p>1206339</text:p>
          </table:table-cell>
          <table:table-cell office:value-type="float" office:value="143121" calcext:value-type="float">
            <text:p>143121</text:p>
          </table:table-cell>
          <table:table-cell office:value-type="float" office:value="1063218" calcext:value-type="float">
            <text:p>1063218</text:p>
          </table:table-cell>
          <table:table-cell office:value-type="float" office:value="2795.749619" calcext:value-type="float">
            <text:p>2795,749619</text:p>
          </table:table-cell>
          <table:table-cell table:number-columns-repeated="3"/>
          <table:table-cell office:value-type="string" calcext:value-type="string">
            <text:p>cflp-ci_31</text:p>
          </table:table-cell>
          <table:table-cell table:formula="of:=COM.MICROSOFT.MINIFS([.$C$2:.$C$501];[.$B$2:.$B$501];[.$J33])" office:value-type="float" office:value="1206339" calcext:value-type="float">
            <text:p>1206339</text:p>
          </table:table-cell>
          <table:table-cell table:formula="of:=AVERAGEIFS([.$C$2:.$C$501];[.$B$2:.$B$501];[.$J33])" office:value-type="float" office:value="1207307.3" calcext:value-type="float">
            <text:p>1207307,3</text:p>
          </table:table-cell>
          <table:table-cell table:formula="of:=AVERAGEIFS([.$F$2:.$F$501];[.$B$2:.$B$501];[.$J33])" office:value-type="float" office:value="2804.1600713" calcext:value-type="float">
            <text:p>2804,1600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2</text:p>
          </table:table-cell>
          <table:table-cell office:value-type="float" office:value="489098" calcext:value-type="float">
            <text:p>489098</text:p>
          </table:table-cell>
          <table:table-cell office:value-type="float" office:value="105715" calcext:value-type="float">
            <text:p>105715</text:p>
          </table:table-cell>
          <table:table-cell office:value-type="float" office:value="383383" calcext:value-type="float">
            <text:p>383383</text:p>
          </table:table-cell>
          <table:table-cell office:value-type="float" office:value="1982.111512" calcext:value-type="float">
            <text:p>1982,111512</text:p>
          </table:table-cell>
          <table:table-cell table:number-columns-repeated="3"/>
          <table:table-cell office:value-type="string" calcext:value-type="string">
            <text:p>cflp-ci_32</text:p>
          </table:table-cell>
          <table:table-cell table:formula="of:=COM.MICROSOFT.MINIFS([.$C$2:.$C$501];[.$B$2:.$B$501];[.$J34])" office:value-type="float" office:value="487236" calcext:value-type="float">
            <text:p>487236</text:p>
          </table:table-cell>
          <table:table-cell table:formula="of:=AVERAGEIFS([.$C$2:.$C$501];[.$B$2:.$B$501];[.$J34])" office:value-type="float" office:value="488433.6" calcext:value-type="float">
            <text:p>488433,6</text:p>
          </table:table-cell>
          <table:table-cell table:formula="of:=AVERAGEIFS([.$F$2:.$F$501];[.$B$2:.$B$501];[.$J34])" office:value-type="float" office:value="1982.1613622" calcext:value-type="float">
            <text:p>1982,1613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3</text:p>
          </table:table-cell>
          <table:table-cell office:value-type="float" office:value="1077261" calcext:value-type="float">
            <text:p>1077261</text:p>
          </table:table-cell>
          <table:table-cell office:value-type="float" office:value="135231" calcext:value-type="float">
            <text:p>135231</text:p>
          </table:table-cell>
          <table:table-cell office:value-type="float" office:value="942030" calcext:value-type="float">
            <text:p>942030</text:p>
          </table:table-cell>
          <table:table-cell office:value-type="float" office:value="2601.514247" calcext:value-type="float">
            <text:p>2601,514247</text:p>
          </table:table-cell>
          <table:table-cell table:number-columns-repeated="3"/>
          <table:table-cell office:value-type="string" calcext:value-type="string">
            <text:p>cflp-ci_33</text:p>
          </table:table-cell>
          <table:table-cell table:formula="of:=COM.MICROSOFT.MINIFS([.$C$2:.$C$501];[.$B$2:.$B$501];[.$J35])" office:value-type="float" office:value="1075666" calcext:value-type="float">
            <text:p>1075666</text:p>
          </table:table-cell>
          <table:table-cell table:formula="of:=AVERAGEIFS([.$C$2:.$C$501];[.$B$2:.$B$501];[.$J35])" office:value-type="float" office:value="1076818.6" calcext:value-type="float">
            <text:p>1076818,6</text:p>
          </table:table-cell>
          <table:table-cell table:formula="of:=AVERAGEIFS([.$F$2:.$F$501];[.$B$2:.$B$501];[.$J35])" office:value-type="float" office:value="2605.9051364" calcext:value-type="float">
            <text:p>2605,9051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4</text:p>
          </table:table-cell>
          <table:table-cell office:value-type="float" office:value="1153301" calcext:value-type="float">
            <text:p>1153301</text:p>
          </table:table-cell>
          <table:table-cell office:value-type="float" office:value="124052" calcext:value-type="float">
            <text:p>124052</text:p>
          </table:table-cell>
          <table:table-cell office:value-type="float" office:value="1029249" calcext:value-type="float">
            <text:p>1029249</text:p>
          </table:table-cell>
          <table:table-cell office:value-type="float" office:value="2006.905054" calcext:value-type="float">
            <text:p>2006,905054</text:p>
          </table:table-cell>
          <table:table-cell table:number-columns-repeated="3"/>
          <table:table-cell office:value-type="string" calcext:value-type="string">
            <text:p>cflp-ci_34</text:p>
          </table:table-cell>
          <table:table-cell table:formula="of:=COM.MICROSOFT.MINIFS([.$C$2:.$C$501];[.$B$2:.$B$501];[.$J36])" office:value-type="float" office:value="1151861" calcext:value-type="float">
            <text:p>1151861</text:p>
          </table:table-cell>
          <table:table-cell table:formula="of:=AVERAGEIFS([.$C$2:.$C$501];[.$B$2:.$B$501];[.$J36])" office:value-type="float" office:value="1153176.1" calcext:value-type="float">
            <text:p>1153176,1</text:p>
          </table:table-cell>
          <table:table-cell table:formula="of:=AVERAGEIFS([.$F$2:.$F$501];[.$B$2:.$B$501];[.$J36])" office:value-type="float" office:value="2004.233788" calcext:value-type="float">
            <text:p>2004,233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5</text:p>
          </table:table-cell>
          <table:table-cell office:value-type="float" office:value="542002" calcext:value-type="float">
            <text:p>542002</text:p>
          </table:table-cell>
          <table:table-cell office:value-type="float" office:value="120100" calcext:value-type="float">
            <text:p>120100</text:p>
          </table:table-cell>
          <table:table-cell office:value-type="float" office:value="421902" calcext:value-type="float">
            <text:p>421902</text:p>
          </table:table-cell>
          <table:table-cell office:value-type="float" office:value="2542.176823" calcext:value-type="float">
            <text:p>2542,176823</text:p>
          </table:table-cell>
          <table:table-cell table:number-columns-repeated="3"/>
          <table:table-cell office:value-type="string" calcext:value-type="string">
            <text:p>cflp-ci_35</text:p>
          </table:table-cell>
          <table:table-cell table:formula="of:=COM.MICROSOFT.MINIFS([.$C$2:.$C$501];[.$B$2:.$B$501];[.$J37])" office:value-type="float" office:value="541626" calcext:value-type="float">
            <text:p>541626</text:p>
          </table:table-cell>
          <table:table-cell table:formula="of:=AVERAGEIFS([.$C$2:.$C$501];[.$B$2:.$B$501];[.$J37])" office:value-type="float" office:value="542213.1" calcext:value-type="float">
            <text:p>542213,1</text:p>
          </table:table-cell>
          <table:table-cell table:formula="of:=AVERAGEIFS([.$F$2:.$F$501];[.$B$2:.$B$501];[.$J37])" office:value-type="float" office:value="2537.7406176" calcext:value-type="float">
            <text:p>2537,7406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6</text:p>
          </table:table-cell>
          <table:table-cell office:value-type="float" office:value="554259" calcext:value-type="float">
            <text:p>554259</text:p>
          </table:table-cell>
          <table:table-cell office:value-type="float" office:value="97286" calcext:value-type="float">
            <text:p>97286</text:p>
          </table:table-cell>
          <table:table-cell office:value-type="float" office:value="456973" calcext:value-type="float">
            <text:p>456973</text:p>
          </table:table-cell>
          <table:table-cell office:value-type="float" office:value="1262.022652" calcext:value-type="float">
            <text:p>1262,022652</text:p>
          </table:table-cell>
          <table:table-cell table:number-columns-repeated="3"/>
          <table:table-cell office:value-type="string" calcext:value-type="string">
            <text:p>cflp-ci_36</text:p>
          </table:table-cell>
          <table:table-cell table:formula="of:=COM.MICROSOFT.MINIFS([.$C$2:.$C$501];[.$B$2:.$B$501];[.$J38])" office:value-type="float" office:value="554259" calcext:value-type="float">
            <text:p>554259</text:p>
          </table:table-cell>
          <table:table-cell table:formula="of:=AVERAGEIFS([.$C$2:.$C$501];[.$B$2:.$B$501];[.$J38])" office:value-type="float" office:value="555083.6" calcext:value-type="float">
            <text:p>555083,6</text:p>
          </table:table-cell>
          <table:table-cell table:formula="of:=AVERAGEIFS([.$F$2:.$F$501];[.$B$2:.$B$501];[.$J38])" office:value-type="float" office:value="1261.9683714" calcext:value-type="float">
            <text:p>1261,9683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7</text:p>
          </table:table-cell>
          <table:table-cell office:value-type="float" office:value="1286684" calcext:value-type="float">
            <text:p>1286684</text:p>
          </table:table-cell>
          <table:table-cell office:value-type="float" office:value="133010" calcext:value-type="float">
            <text:p>133010</text:p>
          </table:table-cell>
          <table:table-cell office:value-type="float" office:value="1153674" calcext:value-type="float">
            <text:p>1153674</text:p>
          </table:table-cell>
          <table:table-cell office:value-type="float" office:value="2163.194024" calcext:value-type="float">
            <text:p>2163,194024</text:p>
          </table:table-cell>
          <table:table-cell table:number-columns-repeated="3"/>
          <table:table-cell office:value-type="string" calcext:value-type="string">
            <text:p>cflp-ci_37</text:p>
          </table:table-cell>
          <table:table-cell table:formula="of:=COM.MICROSOFT.MINIFS([.$C$2:.$C$501];[.$B$2:.$B$501];[.$J39])" office:value-type="float" office:value="1284102" calcext:value-type="float">
            <text:p>1284102</text:p>
          </table:table-cell>
          <table:table-cell table:formula="of:=AVERAGEIFS([.$C$2:.$C$501];[.$B$2:.$B$501];[.$J39])" office:value-type="float" office:value="1285221.9" calcext:value-type="float">
            <text:p>1285221,9</text:p>
          </table:table-cell>
          <table:table-cell table:formula="of:=AVERAGEIFS([.$F$2:.$F$501];[.$B$2:.$B$501];[.$J39])" office:value-type="float" office:value="2156.1849223" calcext:value-type="float">
            <text:p>2156,1849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8</text:p>
          </table:table-cell>
          <table:table-cell office:value-type="float" office:value="1055585" calcext:value-type="float">
            <text:p>1055585</text:p>
          </table:table-cell>
          <table:table-cell office:value-type="float" office:value="122438" calcext:value-type="float">
            <text:p>122438</text:p>
          </table:table-cell>
          <table:table-cell office:value-type="float" office:value="933147" calcext:value-type="float">
            <text:p>933147</text:p>
          </table:table-cell>
          <table:table-cell office:value-type="float" office:value="1709.526245" calcext:value-type="float">
            <text:p>1709,526245</text:p>
          </table:table-cell>
          <table:table-cell table:number-columns-repeated="3"/>
          <table:table-cell office:value-type="string" calcext:value-type="string">
            <text:p>cflp-ci_38</text:p>
          </table:table-cell>
          <table:table-cell table:formula="of:=COM.MICROSOFT.MINIFS([.$C$2:.$C$501];[.$B$2:.$B$501];[.$J40])" office:value-type="float" office:value="1054933" calcext:value-type="float">
            <text:p>1054933</text:p>
          </table:table-cell>
          <table:table-cell table:formula="of:=AVERAGEIFS([.$C$2:.$C$501];[.$B$2:.$B$501];[.$J40])" office:value-type="float" office:value="1055679.1" calcext:value-type="float">
            <text:p>1055679,1</text:p>
          </table:table-cell>
          <table:table-cell table:formula="of:=AVERAGEIFS([.$F$2:.$F$501];[.$B$2:.$B$501];[.$J40])" office:value-type="float" office:value="1710.5771223" calcext:value-type="float">
            <text:p>1710,5771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9</text:p>
          </table:table-cell>
          <table:table-cell office:value-type="float" office:value="192969" calcext:value-type="float">
            <text:p>192969</text:p>
          </table:table-cell>
          <table:table-cell office:value-type="float" office:value="50552" calcext:value-type="float">
            <text:p>50552</text:p>
          </table:table-cell>
          <table:table-cell office:value-type="float" office:value="142417" calcext:value-type="float">
            <text:p>142417</text:p>
          </table:table-cell>
          <table:table-cell office:value-type="float" office:value="382.5475847" calcext:value-type="float">
            <text:p>382,5475847</text:p>
          </table:table-cell>
          <table:table-cell table:number-columns-repeated="3"/>
          <table:table-cell office:value-type="string" calcext:value-type="string">
            <text:p>cflp-ci_39</text:p>
          </table:table-cell>
          <table:table-cell table:formula="of:=COM.MICROSOFT.MINIFS([.$C$2:.$C$501];[.$B$2:.$B$501];[.$J41])" office:value-type="float" office:value="192693" calcext:value-type="float">
            <text:p>192693</text:p>
          </table:table-cell>
          <table:table-cell table:formula="of:=AVERAGEIFS([.$C$2:.$C$501];[.$B$2:.$B$501];[.$J41])" office:value-type="float" office:value="193001.8" calcext:value-type="float">
            <text:p>193001,8</text:p>
          </table:table-cell>
          <table:table-cell table:formula="of:=AVERAGEIFS([.$F$2:.$F$501];[.$B$2:.$B$501];[.$J41])" office:value-type="float" office:value="382.54795152" calcext:value-type="float">
            <text:p>382,54795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0</text:p>
          </table:table-cell>
          <table:table-cell office:value-type="float" office:value="636674" calcext:value-type="float">
            <text:p>636674</text:p>
          </table:table-cell>
          <table:table-cell office:value-type="float" office:value="97289" calcext:value-type="float">
            <text:p>97289</text:p>
          </table:table-cell>
          <table:table-cell office:value-type="float" office:value="539385" calcext:value-type="float">
            <text:p>539385</text:p>
          </table:table-cell>
          <table:table-cell office:value-type="float" office:value="1713.794921" calcext:value-type="float">
            <text:p>1713,794921</text:p>
          </table:table-cell>
          <table:table-cell table:number-columns-repeated="3"/>
          <table:table-cell office:value-type="string" calcext:value-type="string">
            <text:p>cflp-ci_40</text:p>
          </table:table-cell>
          <table:table-cell table:formula="of:=COM.MICROSOFT.MINIFS([.$C$2:.$C$501];[.$B$2:.$B$501];[.$J42])" office:value-type="float" office:value="636674" calcext:value-type="float">
            <text:p>636674</text:p>
          </table:table-cell>
          <table:table-cell table:formula="of:=AVERAGEIFS([.$C$2:.$C$501];[.$B$2:.$B$501];[.$J42])" office:value-type="float" office:value="637300.3" calcext:value-type="float">
            <text:p>637300,3</text:p>
          </table:table-cell>
          <table:table-cell table:formula="of:=AVERAGEIFS([.$F$2:.$F$501];[.$B$2:.$B$501];[.$J42])" office:value-type="float" office:value="1712.4418033" calcext:value-type="float">
            <text:p>1712,4418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1</text:p>
          </table:table-cell>
          <table:table-cell office:value-type="float" office:value="1299378" calcext:value-type="float">
            <text:p>1299378</text:p>
          </table:table-cell>
          <table:table-cell office:value-type="float" office:value="160617" calcext:value-type="float">
            <text:p>160617</text:p>
          </table:table-cell>
          <table:table-cell office:value-type="float" office:value="1138761" calcext:value-type="float">
            <text:p>1138761</text:p>
          </table:table-cell>
          <table:table-cell office:value-type="float" office:value="2591.7498" calcext:value-type="float">
            <text:p>2591,7498</text:p>
          </table:table-cell>
          <table:table-cell table:number-columns-repeated="3"/>
          <table:table-cell office:value-type="string" calcext:value-type="string">
            <text:p>cflp-ci_41</text:p>
          </table:table-cell>
          <table:table-cell table:formula="of:=COM.MICROSOFT.MINIFS([.$C$2:.$C$501];[.$B$2:.$B$501];[.$J43])" office:value-type="float" office:value="1297401" calcext:value-type="float">
            <text:p>1297401</text:p>
          </table:table-cell>
          <table:table-cell table:formula="of:=AVERAGEIFS([.$C$2:.$C$501];[.$B$2:.$B$501];[.$J43])" office:value-type="float" office:value="1298835.6" calcext:value-type="float">
            <text:p>1298835,6</text:p>
          </table:table-cell>
          <table:table-cell table:formula="of:=AVERAGEIFS([.$F$2:.$F$501];[.$B$2:.$B$501];[.$J43])" office:value-type="float" office:value="2584.7144677" calcext:value-type="float">
            <text:p>2584,7144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2</text:p>
          </table:table-cell>
          <table:table-cell office:value-type="float" office:value="422755" calcext:value-type="float">
            <text:p>422755</text:p>
          </table:table-cell>
          <table:table-cell office:value-type="float" office:value="72685" calcext:value-type="float">
            <text:p>72685</text:p>
          </table:table-cell>
          <table:table-cell office:value-type="float" office:value="350070" calcext:value-type="float">
            <text:p>350070</text:p>
          </table:table-cell>
          <table:table-cell office:value-type="float" office:value="935.6831761" calcext:value-type="float">
            <text:p>935,6831761</text:p>
          </table:table-cell>
          <table:table-cell table:number-columns-repeated="3"/>
          <table:table-cell office:value-type="string" calcext:value-type="string">
            <text:p>cflp-ci_42</text:p>
          </table:table-cell>
          <table:table-cell table:formula="of:=COM.MICROSOFT.MINIFS([.$C$2:.$C$501];[.$B$2:.$B$501];[.$J44])" office:value-type="float" office:value="422267" calcext:value-type="float">
            <text:p>422267</text:p>
          </table:table-cell>
          <table:table-cell table:formula="of:=AVERAGEIFS([.$C$2:.$C$501];[.$B$2:.$B$501];[.$J44])" office:value-type="float" office:value="422889.1" calcext:value-type="float">
            <text:p>422889,1</text:p>
          </table:table-cell>
          <table:table-cell table:formula="of:=AVERAGEIFS([.$F$2:.$F$501];[.$B$2:.$B$501];[.$J44])" office:value-type="float" office:value="935.55859975" calcext:value-type="float">
            <text:p>935,55859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3</text:p>
          </table:table-cell>
          <table:table-cell office:value-type="float" office:value="506652" calcext:value-type="float">
            <text:p>506652</text:p>
          </table:table-cell>
          <table:table-cell office:value-type="float" office:value="100617" calcext:value-type="float">
            <text:p>100617</text:p>
          </table:table-cell>
          <table:table-cell office:value-type="float" office:value="406035" calcext:value-type="float">
            <text:p>406035</text:p>
          </table:table-cell>
          <table:table-cell office:value-type="float" office:value="1734.247448" calcext:value-type="float">
            <text:p>1734,247448</text:p>
          </table:table-cell>
          <table:table-cell table:number-columns-repeated="3"/>
          <table:table-cell office:value-type="string" calcext:value-type="string">
            <text:p>cflp-ci_43</text:p>
          </table:table-cell>
          <table:table-cell table:formula="of:=COM.MICROSOFT.MINIFS([.$C$2:.$C$501];[.$B$2:.$B$501];[.$J45])" office:value-type="float" office:value="505548" calcext:value-type="float">
            <text:p>505548</text:p>
          </table:table-cell>
          <table:table-cell table:formula="of:=AVERAGEIFS([.$C$2:.$C$501];[.$B$2:.$B$501];[.$J45])" office:value-type="float" office:value="506465.7" calcext:value-type="float">
            <text:p>506465,7</text:p>
          </table:table-cell>
          <table:table-cell table:formula="of:=AVERAGEIFS([.$F$2:.$F$501];[.$B$2:.$B$501];[.$J45])" office:value-type="float" office:value="1736.3341673" calcext:value-type="float">
            <text:p>1736,334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4</text:p>
          </table:table-cell>
          <table:table-cell office:value-type="float" office:value="762159" calcext:value-type="float">
            <text:p>762159</text:p>
          </table:table-cell>
          <table:table-cell office:value-type="float" office:value="126949" calcext:value-type="float">
            <text:p>126949</text:p>
          </table:table-cell>
          <table:table-cell office:value-type="float" office:value="635210" calcext:value-type="float">
            <text:p>635210</text:p>
          </table:table-cell>
          <table:table-cell office:value-type="float" office:value="1996.961566" calcext:value-type="float">
            <text:p>1996,961566</text:p>
          </table:table-cell>
          <table:table-cell table:number-columns-repeated="3"/>
          <table:table-cell office:value-type="string" calcext:value-type="string">
            <text:p>cflp-ci_44</text:p>
          </table:table-cell>
          <table:table-cell table:formula="of:=COM.MICROSOFT.MINIFS([.$C$2:.$C$501];[.$B$2:.$B$501];[.$J46])" office:value-type="float" office:value="759920" calcext:value-type="float">
            <text:p>759920</text:p>
          </table:table-cell>
          <table:table-cell table:formula="of:=AVERAGEIFS([.$C$2:.$C$501];[.$B$2:.$B$501];[.$J46])" office:value-type="float" office:value="761332.5" calcext:value-type="float">
            <text:p>761332,5</text:p>
          </table:table-cell>
          <table:table-cell table:formula="of:=AVERAGEIFS([.$F$2:.$F$501];[.$B$2:.$B$501];[.$J46])" office:value-type="float" office:value="2005.6280071" calcext:value-type="float">
            <text:p>2005,6280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5</text:p>
          </table:table-cell>
          <table:table-cell office:value-type="float" office:value="721666" calcext:value-type="float">
            <text:p>721666</text:p>
          </table:table-cell>
          <table:table-cell office:value-type="float" office:value="106727" calcext:value-type="float">
            <text:p>106727</text:p>
          </table:table-cell>
          <table:table-cell office:value-type="float" office:value="614939" calcext:value-type="float">
            <text:p>614939</text:p>
          </table:table-cell>
          <table:table-cell office:value-type="float" office:value="2237.369907" calcext:value-type="float">
            <text:p>2237,369907</text:p>
          </table:table-cell>
          <table:table-cell table:number-columns-repeated="3"/>
          <table:table-cell office:value-type="string" calcext:value-type="string">
            <text:p>cflp-ci_45</text:p>
          </table:table-cell>
          <table:table-cell table:formula="of:=COM.MICROSOFT.MINIFS([.$C$2:.$C$501];[.$B$2:.$B$501];[.$J47])" office:value-type="float" office:value="721010" calcext:value-type="float">
            <text:p>721010</text:p>
          </table:table-cell>
          <table:table-cell table:formula="of:=AVERAGEIFS([.$C$2:.$C$501];[.$B$2:.$B$501];[.$J47])" office:value-type="float" office:value="721857.7" calcext:value-type="float">
            <text:p>721857,7</text:p>
          </table:table-cell>
          <table:table-cell table:formula="of:=AVERAGEIFS([.$F$2:.$F$501];[.$B$2:.$B$501];[.$J47])" office:value-type="float" office:value="2240.9120885" calcext:value-type="float">
            <text:p>2240,9120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6</text:p>
          </table:table-cell>
          <table:table-cell office:value-type="float" office:value="634156" calcext:value-type="float">
            <text:p>634156</text:p>
          </table:table-cell>
          <table:table-cell office:value-type="float" office:value="113632" calcext:value-type="float">
            <text:p>113632</text:p>
          </table:table-cell>
          <table:table-cell office:value-type="float" office:value="520524" calcext:value-type="float">
            <text:p>520524</text:p>
          </table:table-cell>
          <table:table-cell office:value-type="float" office:value="2359.132752" calcext:value-type="float">
            <text:p>2359,132752</text:p>
          </table:table-cell>
          <table:table-cell table:number-columns-repeated="3"/>
          <table:table-cell office:value-type="string" calcext:value-type="string">
            <text:p>cflp-ci_46</text:p>
          </table:table-cell>
          <table:table-cell table:formula="of:=COM.MICROSOFT.MINIFS([.$C$2:.$C$501];[.$B$2:.$B$501];[.$J48])" office:value-type="float" office:value="633722" calcext:value-type="float">
            <text:p>633722</text:p>
          </table:table-cell>
          <table:table-cell table:formula="of:=AVERAGEIFS([.$C$2:.$C$501];[.$B$2:.$B$501];[.$J48])" office:value-type="float" office:value="634707.6" calcext:value-type="float">
            <text:p>634707,6</text:p>
          </table:table-cell>
          <table:table-cell table:formula="of:=AVERAGEIFS([.$F$2:.$F$501];[.$B$2:.$B$501];[.$J48])" office:value-type="float" office:value="2358.5150717" calcext:value-type="float">
            <text:p>2358,5150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7</text:p>
          </table:table-cell>
          <table:table-cell office:value-type="float" office:value="410805" calcext:value-type="float">
            <text:p>410805</text:p>
          </table:table-cell>
          <table:table-cell office:value-type="float" office:value="72540" calcext:value-type="float">
            <text:p>72540</text:p>
          </table:table-cell>
          <table:table-cell office:value-type="float" office:value="338265" calcext:value-type="float">
            <text:p>338265</text:p>
          </table:table-cell>
          <table:table-cell office:value-type="float" office:value="841.7364857" calcext:value-type="float">
            <text:p>841,7364857</text:p>
          </table:table-cell>
          <table:table-cell table:number-columns-repeated="3"/>
          <table:table-cell office:value-type="string" calcext:value-type="string">
            <text:p>cflp-ci_47</text:p>
          </table:table-cell>
          <table:table-cell table:formula="of:=COM.MICROSOFT.MINIFS([.$C$2:.$C$501];[.$B$2:.$B$501];[.$J49])" office:value-type="float" office:value="410205" calcext:value-type="float">
            <text:p>410205</text:p>
          </table:table-cell>
          <table:table-cell table:formula="of:=AVERAGEIFS([.$C$2:.$C$501];[.$B$2:.$B$501];[.$J49])" office:value-type="float" office:value="410729.5" calcext:value-type="float">
            <text:p>410729,5</text:p>
          </table:table-cell>
          <table:table-cell table:formula="of:=AVERAGEIFS([.$F$2:.$F$501];[.$B$2:.$B$501];[.$J49])" office:value-type="float" office:value="841.73701258" calcext:value-type="float">
            <text:p>841,73701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8</text:p>
          </table:table-cell>
          <table:table-cell office:value-type="float" office:value="776741" calcext:value-type="float">
            <text:p>776741</text:p>
          </table:table-cell>
          <table:table-cell office:value-type="float" office:value="102875" calcext:value-type="float">
            <text:p>102875</text:p>
          </table:table-cell>
          <table:table-cell office:value-type="float" office:value="673866" calcext:value-type="float">
            <text:p>673866</text:p>
          </table:table-cell>
          <table:table-cell office:value-type="float" office:value="1212.583656" calcext:value-type="float">
            <text:p>1212,583656</text:p>
          </table:table-cell>
          <table:table-cell table:number-columns-repeated="3"/>
          <table:table-cell office:value-type="string" calcext:value-type="string">
            <text:p>cflp-ci_48</text:p>
          </table:table-cell>
          <table:table-cell table:formula="of:=COM.MICROSOFT.MINIFS([.$C$2:.$C$501];[.$B$2:.$B$501];[.$J50])" office:value-type="float" office:value="775605" calcext:value-type="float">
            <text:p>775605</text:p>
          </table:table-cell>
          <table:table-cell table:formula="of:=AVERAGEIFS([.$C$2:.$C$501];[.$B$2:.$B$501];[.$J50])" office:value-type="float" office:value="777095.8" calcext:value-type="float">
            <text:p>777095,8</text:p>
          </table:table-cell>
          <table:table-cell table:formula="of:=AVERAGEIFS([.$F$2:.$F$501];[.$B$2:.$B$501];[.$J50])" office:value-type="float" office:value="1213.0766188" calcext:value-type="float">
            <text:p>1213,0766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9</text:p>
          </table:table-cell>
          <table:table-cell office:value-type="float" office:value="304719" calcext:value-type="float">
            <text:p>304719</text:p>
          </table:table-cell>
          <table:table-cell office:value-type="float" office:value="67419" calcext:value-type="float">
            <text:p>67419</text:p>
          </table:table-cell>
          <table:table-cell office:value-type="float" office:value="237300" calcext:value-type="float">
            <text:p>237300</text:p>
          </table:table-cell>
          <table:table-cell office:value-type="float" office:value="890.561839" calcext:value-type="float">
            <text:p>890,561839</text:p>
          </table:table-cell>
          <table:table-cell table:number-columns-repeated="3"/>
          <table:table-cell office:value-type="string" calcext:value-type="string">
            <text:p>cflp-ci_49</text:p>
          </table:table-cell>
          <table:table-cell table:formula="of:=COM.MICROSOFT.MINIFS([.$C$2:.$C$501];[.$B$2:.$B$501];[.$J51])" office:value-type="float" office:value="304209" calcext:value-type="float">
            <text:p>304209</text:p>
          </table:table-cell>
          <table:table-cell table:formula="of:=AVERAGEIFS([.$C$2:.$C$501];[.$B$2:.$B$501];[.$J51])" office:value-type="float" office:value="304719.1" calcext:value-type="float">
            <text:p>304719,1</text:p>
          </table:table-cell>
          <table:table-cell table:formula="of:=AVERAGEIFS([.$F$2:.$F$501];[.$B$2:.$B$501];[.$J51])" office:value-type="float" office:value="890.44586641" calcext:value-type="float">
            <text:p>890,44586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0</text:p>
          </table:table-cell>
          <table:table-cell office:value-type="float" office:value="423803" calcext:value-type="float">
            <text:p>423803</text:p>
          </table:table-cell>
          <table:table-cell office:value-type="float" office:value="76838" calcext:value-type="float">
            <text:p>76838</text:p>
          </table:table-cell>
          <table:table-cell office:value-type="float" office:value="346965" calcext:value-type="float">
            <text:p>346965</text:p>
          </table:table-cell>
          <table:table-cell office:value-type="float" office:value="851.0070289" calcext:value-type="float">
            <text:p>851,0070289</text:p>
          </table:table-cell>
          <table:table-cell table:number-columns-repeated="4"/>
          <table:table-cell table:formula="of:=AVERAGE([.K2:.K51])" office:value-type="float" office:value="693264.6" calcext:value-type="float">
            <text:p>693264,6</text:p>
          </table:table-cell>
          <table:table-cell table:formula="of:=AVERAGE([.L2:.L51])" office:value-type="float" office:value="694204.304" calcext:value-type="float">
            <text:p>694204,304</text:p>
          </table:table-cell>
          <table:table-cell table:formula="of:=AVERAGE([.M2:.M51])" office:value-type="float" office:value="1725.7081950722" calcext:value-type="float">
            <text:p>1725,70819507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1</text:p>
          </table:table-cell>
          <table:table-cell office:value-type="float" office:value="568919" calcext:value-type="float">
            <text:p>568919</text:p>
          </table:table-cell>
          <table:table-cell office:value-type="float" office:value="120457" calcext:value-type="float">
            <text:p>120457</text:p>
          </table:table-cell>
          <table:table-cell office:value-type="float" office:value="448462" calcext:value-type="float">
            <text:p>448462</text:p>
          </table:table-cell>
          <table:table-cell office:value-type="float" office:value="1930.829305" calcext:value-type="float">
            <text:p>1930,82930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2</text:p>
          </table:table-cell>
          <table:table-cell office:value-type="float" office:value="443101" calcext:value-type="float">
            <text:p>443101</text:p>
          </table:table-cell>
          <table:table-cell office:value-type="float" office:value="110576" calcext:value-type="float">
            <text:p>110576</text:p>
          </table:table-cell>
          <table:table-cell office:value-type="float" office:value="332525" calcext:value-type="float">
            <text:p>332525</text:p>
          </table:table-cell>
          <table:table-cell office:value-type="float" office:value="2138.455275" calcext:value-type="float">
            <text:p>2138,45527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3</text:p>
          </table:table-cell>
          <table:table-cell office:value-type="float" office:value="1496803" calcext:value-type="float">
            <text:p>1496803</text:p>
          </table:table-cell>
          <table:table-cell office:value-type="float" office:value="159267" calcext:value-type="float">
            <text:p>159267</text:p>
          </table:table-cell>
          <table:table-cell office:value-type="float" office:value="1337536" calcext:value-type="float">
            <text:p>1337536</text:p>
          </table:table-cell>
          <table:table-cell office:value-type="float" office:value="2663.553958" calcext:value-type="float">
            <text:p>2663,55395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4</text:p>
          </table:table-cell>
          <table:table-cell office:value-type="float" office:value="1216587" calcext:value-type="float">
            <text:p>1216587</text:p>
          </table:table-cell>
          <table:table-cell office:value-type="float" office:value="137419" calcext:value-type="float">
            <text:p>137419</text:p>
          </table:table-cell>
          <table:table-cell office:value-type="float" office:value="1079168" calcext:value-type="float">
            <text:p>1079168</text:p>
          </table:table-cell>
          <table:table-cell office:value-type="float" office:value="2084.747614" calcext:value-type="float">
            <text:p>2084,74761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5</text:p>
          </table:table-cell>
          <table:table-cell office:value-type="float" office:value="364036" calcext:value-type="float">
            <text:p>364036</text:p>
          </table:table-cell>
          <table:table-cell office:value-type="float" office:value="97176" calcext:value-type="float">
            <text:p>97176</text:p>
          </table:table-cell>
          <table:table-cell office:value-type="float" office:value="266860" calcext:value-type="float">
            <text:p>266860</text:p>
          </table:table-cell>
          <table:table-cell office:value-type="float" office:value="1750.326316" calcext:value-type="float">
            <text:p>1750,32631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6</text:p>
          </table:table-cell>
          <table:table-cell office:value-type="float" office:value="155019" calcext:value-type="float">
            <text:p>155019</text:p>
          </table:table-cell>
          <table:table-cell office:value-type="float" office:value="56359" calcext:value-type="float">
            <text:p>56359</text:p>
          </table:table-cell>
          <table:table-cell office:value-type="float" office:value="98660" calcext:value-type="float">
            <text:p>98660</text:p>
          </table:table-cell>
          <table:table-cell office:value-type="float" office:value="632.2255358" calcext:value-type="float">
            <text:p>632,225535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7</text:p>
          </table:table-cell>
          <table:table-cell office:value-type="float" office:value="448199" calcext:value-type="float">
            <text:p>448199</text:p>
          </table:table-cell>
          <table:table-cell office:value-type="float" office:value="103187" calcext:value-type="float">
            <text:p>103187</text:p>
          </table:table-cell>
          <table:table-cell office:value-type="float" office:value="345012" calcext:value-type="float">
            <text:p>345012</text:p>
          </table:table-cell>
          <table:table-cell office:value-type="float" office:value="2289.859096" calcext:value-type="float">
            <text:p>2289,85909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8</text:p>
          </table:table-cell>
          <table:table-cell office:value-type="float" office:value="699840" calcext:value-type="float">
            <text:p>699840</text:p>
          </table:table-cell>
          <table:table-cell office:value-type="float" office:value="109932" calcext:value-type="float">
            <text:p>109932</text:p>
          </table:table-cell>
          <table:table-cell office:value-type="float" office:value="589908" calcext:value-type="float">
            <text:p>589908</text:p>
          </table:table-cell>
          <table:table-cell office:value-type="float" office:value="1451.174055" calcext:value-type="float">
            <text:p>1451,17405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9</text:p>
          </table:table-cell>
          <table:table-cell office:value-type="float" office:value="331978" calcext:value-type="float">
            <text:p>331978</text:p>
          </table:table-cell>
          <table:table-cell office:value-type="float" office:value="87773" calcext:value-type="float">
            <text:p>87773</text:p>
          </table:table-cell>
          <table:table-cell office:value-type="float" office:value="244205" calcext:value-type="float">
            <text:p>244205</text:p>
          </table:table-cell>
          <table:table-cell office:value-type="float" office:value="2129.144718" calcext:value-type="float">
            <text:p>2129,14471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0</text:p>
          </table:table-cell>
          <table:table-cell office:value-type="float" office:value="611112" calcext:value-type="float">
            <text:p>611112</text:p>
          </table:table-cell>
          <table:table-cell office:value-type="float" office:value="109962" calcext:value-type="float">
            <text:p>109962</text:p>
          </table:table-cell>
          <table:table-cell office:value-type="float" office:value="501150" calcext:value-type="float">
            <text:p>501150</text:p>
          </table:table-cell>
          <table:table-cell office:value-type="float" office:value="1553.7589" calcext:value-type="float">
            <text:p>1553,758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1</text:p>
          </table:table-cell>
          <table:table-cell office:value-type="float" office:value="30991" calcext:value-type="float">
            <text:p>30991</text:p>
          </table:table-cell>
          <table:table-cell office:value-type="float" office:value="15399" calcext:value-type="float">
            <text:p>15399</text:p>
          </table:table-cell>
          <table:table-cell office:value-type="float" office:value="15592" calcext:value-type="float">
            <text:p>15592</text:p>
          </table:table-cell>
          <table:table-cell office:value-type="float" office:value="68.59856507" calcext:value-type="float">
            <text:p>68,5985650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2</text:p>
          </table:table-cell>
          <table:table-cell office:value-type="float" office:value="461482" calcext:value-type="float">
            <text:p>461482</text:p>
          </table:table-cell>
          <table:table-cell office:value-type="float" office:value="71374" calcext:value-type="float">
            <text:p>71374</text:p>
          </table:table-cell>
          <table:table-cell office:value-type="float" office:value="390108" calcext:value-type="float">
            <text:p>390108</text:p>
          </table:table-cell>
          <table:table-cell office:value-type="float" office:value="617.3971564" calcext:value-type="float">
            <text:p>617,397156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3</text:p>
          </table:table-cell>
          <table:table-cell office:value-type="float" office:value="388192" calcext:value-type="float">
            <text:p>388192</text:p>
          </table:table-cell>
          <table:table-cell office:value-type="float" office:value="67392" calcext:value-type="float">
            <text:p>67392</text:p>
          </table:table-cell>
          <table:table-cell office:value-type="float" office:value="320800" calcext:value-type="float">
            <text:p>320800</text:p>
          </table:table-cell>
          <table:table-cell office:value-type="float" office:value="683.5209266" calcext:value-type="float">
            <text:p>683,520926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4</text:p>
          </table:table-cell>
          <table:table-cell office:value-type="float" office:value="1027674" calcext:value-type="float">
            <text:p>1027674</text:p>
          </table:table-cell>
          <table:table-cell office:value-type="float" office:value="127922" calcext:value-type="float">
            <text:p>127922</text:p>
          </table:table-cell>
          <table:table-cell office:value-type="float" office:value="899752" calcext:value-type="float">
            <text:p>899752</text:p>
          </table:table-cell>
          <table:table-cell office:value-type="float" office:value="2073.591565" calcext:value-type="float">
            <text:p>2073,59156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5</text:p>
          </table:table-cell>
          <table:table-cell office:value-type="float" office:value="561099" calcext:value-type="float">
            <text:p>561099</text:p>
          </table:table-cell>
          <table:table-cell office:value-type="float" office:value="105867" calcext:value-type="float">
            <text:p>105867</text:p>
          </table:table-cell>
          <table:table-cell office:value-type="float" office:value="455232" calcext:value-type="float">
            <text:p>455232</text:p>
          </table:table-cell>
          <table:table-cell office:value-type="float" office:value="2174.24483" calcext:value-type="float">
            <text:p>2174,2448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6</text:p>
          </table:table-cell>
          <table:table-cell office:value-type="float" office:value="889111" calcext:value-type="float">
            <text:p>889111</text:p>
          </table:table-cell>
          <table:table-cell office:value-type="float" office:value="104011" calcext:value-type="float">
            <text:p>104011</text:p>
          </table:table-cell>
          <table:table-cell office:value-type="float" office:value="785100" calcext:value-type="float">
            <text:p>785100</text:p>
          </table:table-cell>
          <table:table-cell office:value-type="float" office:value="1470.920051" calcext:value-type="float">
            <text:p>1470,92005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7</text:p>
          </table:table-cell>
          <table:table-cell office:value-type="float" office:value="1226363" calcext:value-type="float">
            <text:p>1226363</text:p>
          </table:table-cell>
          <table:table-cell office:value-type="float" office:value="125681" calcext:value-type="float">
            <text:p>125681</text:p>
          </table:table-cell>
          <table:table-cell office:value-type="float" office:value="1100682" calcext:value-type="float">
            <text:p>1100682</text:p>
          </table:table-cell>
          <table:table-cell office:value-type="float" office:value="2641.619474" calcext:value-type="float">
            <text:p>2641,61947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8</text:p>
          </table:table-cell>
          <table:table-cell office:value-type="float" office:value="902615" calcext:value-type="float">
            <text:p>902615</text:p>
          </table:table-cell>
          <table:table-cell office:value-type="float" office:value="114770" calcext:value-type="float">
            <text:p>114770</text:p>
          </table:table-cell>
          <table:table-cell office:value-type="float" office:value="787845" calcext:value-type="float">
            <text:p>787845</text:p>
          </table:table-cell>
          <table:table-cell office:value-type="float" office:value="1737.345873" calcext:value-type="float">
            <text:p>1737,34587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9</text:p>
          </table:table-cell>
          <table:table-cell office:value-type="float" office:value="152590" calcext:value-type="float">
            <text:p>152590</text:p>
          </table:table-cell>
          <table:table-cell office:value-type="float" office:value="50719" calcext:value-type="float">
            <text:p>50719</text:p>
          </table:table-cell>
          <table:table-cell office:value-type="float" office:value="101871" calcext:value-type="float">
            <text:p>101871</text:p>
          </table:table-cell>
          <table:table-cell office:value-type="float" office:value="519.7463666" calcext:value-type="float">
            <text:p>519,746366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0</text:p>
          </table:table-cell>
          <table:table-cell office:value-type="float" office:value="1275532" calcext:value-type="float">
            <text:p>1275532</text:p>
          </table:table-cell>
          <table:table-cell office:value-type="float" office:value="143676" calcext:value-type="float">
            <text:p>143676</text:p>
          </table:table-cell>
          <table:table-cell office:value-type="float" office:value="1131856" calcext:value-type="float">
            <text:p>1131856</text:p>
          </table:table-cell>
          <table:table-cell office:value-type="float" office:value="2538.327071" calcext:value-type="float">
            <text:p>2538,32707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1</text:p>
          </table:table-cell>
          <table:table-cell office:value-type="float" office:value="460521" calcext:value-type="float">
            <text:p>460521</text:p>
          </table:table-cell>
          <table:table-cell office:value-type="float" office:value="77076" calcext:value-type="float">
            <text:p>77076</text:p>
          </table:table-cell>
          <table:table-cell office:value-type="float" office:value="383445" calcext:value-type="float">
            <text:p>383445</text:p>
          </table:table-cell>
          <table:table-cell office:value-type="float" office:value="1117.996285" calcext:value-type="float">
            <text:p>1117,99628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2</text:p>
          </table:table-cell>
          <table:table-cell office:value-type="float" office:value="313841" calcext:value-type="float">
            <text:p>313841</text:p>
          </table:table-cell>
          <table:table-cell office:value-type="float" office:value="70691" calcext:value-type="float">
            <text:p>70691</text:p>
          </table:table-cell>
          <table:table-cell office:value-type="float" office:value="243150" calcext:value-type="float">
            <text:p>243150</text:p>
          </table:table-cell>
          <table:table-cell office:value-type="float" office:value="721.2239293" calcext:value-type="float">
            <text:p>721,223929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3</text:p>
          </table:table-cell>
          <table:table-cell office:value-type="float" office:value="413807" calcext:value-type="float">
            <text:p>413807</text:p>
          </table:table-cell>
          <table:table-cell office:value-type="float" office:value="87872" calcext:value-type="float">
            <text:p>87872</text:p>
          </table:table-cell>
          <table:table-cell office:value-type="float" office:value="325935" calcext:value-type="float">
            <text:p>325935</text:p>
          </table:table-cell>
          <table:table-cell office:value-type="float" office:value="1456.695" calcext:value-type="float">
            <text:p>1456,69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4</text:p>
          </table:table-cell>
          <table:table-cell office:value-type="float" office:value="469726" calcext:value-type="float">
            <text:p>469726</text:p>
          </table:table-cell>
          <table:table-cell office:value-type="float" office:value="107656" calcext:value-type="float">
            <text:p>107656</text:p>
          </table:table-cell>
          <table:table-cell office:value-type="float" office:value="362070" calcext:value-type="float">
            <text:p>362070</text:p>
          </table:table-cell>
          <table:table-cell office:value-type="float" office:value="2094.597185" calcext:value-type="float">
            <text:p>2094,59718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5</text:p>
          </table:table-cell>
          <table:table-cell office:value-type="float" office:value="797693" calcext:value-type="float">
            <text:p>797693</text:p>
          </table:table-cell>
          <table:table-cell office:value-type="float" office:value="137493" calcext:value-type="float">
            <text:p>137493</text:p>
          </table:table-cell>
          <table:table-cell office:value-type="float" office:value="660200" calcext:value-type="float">
            <text:p>660200</text:p>
          </table:table-cell>
          <table:table-cell office:value-type="float" office:value="2583.070316" calcext:value-type="float">
            <text:p>2583,07031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6</text:p>
          </table:table-cell>
          <table:table-cell office:value-type="float" office:value="696656" calcext:value-type="float">
            <text:p>696656</text:p>
          </table:table-cell>
          <table:table-cell office:value-type="float" office:value="114943" calcext:value-type="float">
            <text:p>114943</text:p>
          </table:table-cell>
          <table:table-cell office:value-type="float" office:value="581713" calcext:value-type="float">
            <text:p>581713</text:p>
          </table:table-cell>
          <table:table-cell office:value-type="float" office:value="2387.525121" calcext:value-type="float">
            <text:p>2387,52512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7</text:p>
          </table:table-cell>
          <table:table-cell office:value-type="float" office:value="1420856" calcext:value-type="float">
            <text:p>1420856</text:p>
          </table:table-cell>
          <table:table-cell office:value-type="float" office:value="142334" calcext:value-type="float">
            <text:p>142334</text:p>
          </table:table-cell>
          <table:table-cell office:value-type="float" office:value="1278522" calcext:value-type="float">
            <text:p>1278522</text:p>
          </table:table-cell>
          <table:table-cell office:value-type="float" office:value="2751.749096" calcext:value-type="float">
            <text:p>2751,74909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8</text:p>
          </table:table-cell>
          <table:table-cell office:value-type="float" office:value="470624" calcext:value-type="float">
            <text:p>470624</text:p>
          </table:table-cell>
          <table:table-cell office:value-type="float" office:value="76190" calcext:value-type="float">
            <text:p>76190</text:p>
          </table:table-cell>
          <table:table-cell office:value-type="float" office:value="394434" calcext:value-type="float">
            <text:p>394434</text:p>
          </table:table-cell>
          <table:table-cell office:value-type="float" office:value="854.1015849" calcext:value-type="float">
            <text:p>854,101584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9</text:p>
          </table:table-cell>
          <table:table-cell office:value-type="float" office:value="1374587" calcext:value-type="float">
            <text:p>1374587</text:p>
          </table:table-cell>
          <table:table-cell office:value-type="float" office:value="146031" calcext:value-type="float">
            <text:p>146031</text:p>
          </table:table-cell>
          <table:table-cell office:value-type="float" office:value="1228556" calcext:value-type="float">
            <text:p>1228556</text:p>
          </table:table-cell>
          <table:table-cell office:value-type="float" office:value="2679.403803" calcext:value-type="float">
            <text:p>2679,40380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0</text:p>
          </table:table-cell>
          <table:table-cell office:value-type="float" office:value="579465" calcext:value-type="float">
            <text:p>579465</text:p>
          </table:table-cell>
          <table:table-cell office:value-type="float" office:value="99513" calcext:value-type="float">
            <text:p>99513</text:p>
          </table:table-cell>
          <table:table-cell office:value-type="float" office:value="479952" calcext:value-type="float">
            <text:p>479952</text:p>
          </table:table-cell>
          <table:table-cell office:value-type="float" office:value="1726.179049" calcext:value-type="float">
            <text:p>1726,17904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1</text:p>
          </table:table-cell>
          <table:table-cell office:value-type="float" office:value="1207030" calcext:value-type="float">
            <text:p>1207030</text:p>
          </table:table-cell>
          <table:table-cell office:value-type="float" office:value="143708" calcext:value-type="float">
            <text:p>143708</text:p>
          </table:table-cell>
          <table:table-cell office:value-type="float" office:value="1063322" calcext:value-type="float">
            <text:p>1063322</text:p>
          </table:table-cell>
          <table:table-cell office:value-type="float" office:value="2793.852175" calcext:value-type="float">
            <text:p>2793,85217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2</text:p>
          </table:table-cell>
          <table:table-cell office:value-type="float" office:value="488592" calcext:value-type="float">
            <text:p>488592</text:p>
          </table:table-cell>
          <table:table-cell office:value-type="float" office:value="106154" calcext:value-type="float">
            <text:p>106154</text:p>
          </table:table-cell>
          <table:table-cell office:value-type="float" office:value="382438" calcext:value-type="float">
            <text:p>382438</text:p>
          </table:table-cell>
          <table:table-cell office:value-type="float" office:value="1981.47855" calcext:value-type="float">
            <text:p>1981,4785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3</text:p>
          </table:table-cell>
          <table:table-cell office:value-type="float" office:value="1078429" calcext:value-type="float">
            <text:p>1078429</text:p>
          </table:table-cell>
          <table:table-cell office:value-type="float" office:value="134974" calcext:value-type="float">
            <text:p>134974</text:p>
          </table:table-cell>
          <table:table-cell office:value-type="float" office:value="943455" calcext:value-type="float">
            <text:p>943455</text:p>
          </table:table-cell>
          <table:table-cell office:value-type="float" office:value="2597.11698" calcext:value-type="float">
            <text:p>2597,1169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4</text:p>
          </table:table-cell>
          <table:table-cell office:value-type="float" office:value="1153014" calcext:value-type="float">
            <text:p>1153014</text:p>
          </table:table-cell>
          <table:table-cell office:value-type="float" office:value="124411" calcext:value-type="float">
            <text:p>124411</text:p>
          </table:table-cell>
          <table:table-cell office:value-type="float" office:value="1028603" calcext:value-type="float">
            <text:p>1028603</text:p>
          </table:table-cell>
          <table:table-cell office:value-type="float" office:value="2002.526779" calcext:value-type="float">
            <text:p>2002,52677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5</text:p>
          </table:table-cell>
          <table:table-cell office:value-type="float" office:value="541959" calcext:value-type="float">
            <text:p>541959</text:p>
          </table:table-cell>
          <table:table-cell office:value-type="float" office:value="119625" calcext:value-type="float">
            <text:p>119625</text:p>
          </table:table-cell>
          <table:table-cell office:value-type="float" office:value="422334" calcext:value-type="float">
            <text:p>422334</text:p>
          </table:table-cell>
          <table:table-cell office:value-type="float" office:value="2539.602824" calcext:value-type="float">
            <text:p>2539,60282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6</text:p>
          </table:table-cell>
          <table:table-cell office:value-type="float" office:value="555706" calcext:value-type="float">
            <text:p>555706</text:p>
          </table:table-cell>
          <table:table-cell office:value-type="float" office:value="98029" calcext:value-type="float">
            <text:p>98029</text:p>
          </table:table-cell>
          <table:table-cell office:value-type="float" office:value="457677" calcext:value-type="float">
            <text:p>457677</text:p>
          </table:table-cell>
          <table:table-cell office:value-type="float" office:value="1262.04183" calcext:value-type="float">
            <text:p>1262,0418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7</text:p>
          </table:table-cell>
          <table:table-cell office:value-type="float" office:value="1284320" calcext:value-type="float">
            <text:p>1284320</text:p>
          </table:table-cell>
          <table:table-cell office:value-type="float" office:value="131888" calcext:value-type="float">
            <text:p>131888</text:p>
          </table:table-cell>
          <table:table-cell office:value-type="float" office:value="1152432" calcext:value-type="float">
            <text:p>1152432</text:p>
          </table:table-cell>
          <table:table-cell office:value-type="float" office:value="2156.438902" calcext:value-type="float">
            <text:p>2156,43890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8</text:p>
          </table:table-cell>
          <table:table-cell office:value-type="float" office:value="1055119" calcext:value-type="float">
            <text:p>1055119</text:p>
          </table:table-cell>
          <table:table-cell office:value-type="float" office:value="120204" calcext:value-type="float">
            <text:p>120204</text:p>
          </table:table-cell>
          <table:table-cell office:value-type="float" office:value="934915" calcext:value-type="float">
            <text:p>934915</text:p>
          </table:table-cell>
          <table:table-cell office:value-type="float" office:value="1708.92147" calcext:value-type="float">
            <text:p>1708,9214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9</text:p>
          </table:table-cell>
          <table:table-cell office:value-type="float" office:value="193007" calcext:value-type="float">
            <text:p>193007</text:p>
          </table:table-cell>
          <table:table-cell office:value-type="float" office:value="51327" calcext:value-type="float">
            <text:p>51327</text:p>
          </table:table-cell>
          <table:table-cell office:value-type="float" office:value="141680" calcext:value-type="float">
            <text:p>141680</text:p>
          </table:table-cell>
          <table:table-cell office:value-type="float" office:value="382.5473949" calcext:value-type="float">
            <text:p>382,547394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0</text:p>
          </table:table-cell>
          <table:table-cell office:value-type="float" office:value="636911" calcext:value-type="float">
            <text:p>636911</text:p>
          </table:table-cell>
          <table:table-cell office:value-type="float" office:value="96671" calcext:value-type="float">
            <text:p>96671</text:p>
          </table:table-cell>
          <table:table-cell office:value-type="float" office:value="540240" calcext:value-type="float">
            <text:p>540240</text:p>
          </table:table-cell>
          <table:table-cell office:value-type="float" office:value="1713.793509" calcext:value-type="float">
            <text:p>1713,79350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1</text:p>
          </table:table-cell>
          <table:table-cell office:value-type="float" office:value="1298541" calcext:value-type="float">
            <text:p>1298541</text:p>
          </table:table-cell>
          <table:table-cell office:value-type="float" office:value="159104" calcext:value-type="float">
            <text:p>159104</text:p>
          </table:table-cell>
          <table:table-cell office:value-type="float" office:value="1139437" calcext:value-type="float">
            <text:p>1139437</text:p>
          </table:table-cell>
          <table:table-cell office:value-type="float" office:value="2589.220848" calcext:value-type="float">
            <text:p>2589,22084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2</text:p>
          </table:table-cell>
          <table:table-cell office:value-type="float" office:value="424805" calcext:value-type="float">
            <text:p>424805</text:p>
          </table:table-cell>
          <table:table-cell office:value-type="float" office:value="75005" calcext:value-type="float">
            <text:p>75005</text:p>
          </table:table-cell>
          <table:table-cell office:value-type="float" office:value="349800" calcext:value-type="float">
            <text:p>349800</text:p>
          </table:table-cell>
          <table:table-cell office:value-type="float" office:value="935.6834928" calcext:value-type="float">
            <text:p>935,683492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3</text:p>
          </table:table-cell>
          <table:table-cell office:value-type="float" office:value="505976" calcext:value-type="float">
            <text:p>505976</text:p>
          </table:table-cell>
          <table:table-cell office:value-type="float" office:value="99743" calcext:value-type="float">
            <text:p>99743</text:p>
          </table:table-cell>
          <table:table-cell office:value-type="float" office:value="406233" calcext:value-type="float">
            <text:p>406233</text:p>
          </table:table-cell>
          <table:table-cell office:value-type="float" office:value="1737.335128" calcext:value-type="float">
            <text:p>1737,33512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4</text:p>
          </table:table-cell>
          <table:table-cell office:value-type="float" office:value="759920" calcext:value-type="float">
            <text:p>759920</text:p>
          </table:table-cell>
          <table:table-cell office:value-type="float" office:value="124610" calcext:value-type="float">
            <text:p>124610</text:p>
          </table:table-cell>
          <table:table-cell office:value-type="float" office:value="635310" calcext:value-type="float">
            <text:p>635310</text:p>
          </table:table-cell>
          <table:table-cell office:value-type="float" office:value="1999.459294" calcext:value-type="float">
            <text:p>1999,45929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5</text:p>
          </table:table-cell>
          <table:table-cell office:value-type="float" office:value="721536" calcext:value-type="float">
            <text:p>721536</text:p>
          </table:table-cell>
          <table:table-cell office:value-type="float" office:value="105310" calcext:value-type="float">
            <text:p>105310</text:p>
          </table:table-cell>
          <table:table-cell office:value-type="float" office:value="616226" calcext:value-type="float">
            <text:p>616226</text:p>
          </table:table-cell>
          <table:table-cell office:value-type="float" office:value="2239.815698" calcext:value-type="float">
            <text:p>2239,81569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6</text:p>
          </table:table-cell>
          <table:table-cell office:value-type="float" office:value="633722" calcext:value-type="float">
            <text:p>633722</text:p>
          </table:table-cell>
          <table:table-cell office:value-type="float" office:value="112919" calcext:value-type="float">
            <text:p>112919</text:p>
          </table:table-cell>
          <table:table-cell office:value-type="float" office:value="520803" calcext:value-type="float">
            <text:p>520803</text:p>
          </table:table-cell>
          <table:table-cell office:value-type="float" office:value="2353.599595" calcext:value-type="float">
            <text:p>2353,59959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7</text:p>
          </table:table-cell>
          <table:table-cell office:value-type="float" office:value="410258" calcext:value-type="float">
            <text:p>410258</text:p>
          </table:table-cell>
          <table:table-cell office:value-type="float" office:value="71708" calcext:value-type="float">
            <text:p>71708</text:p>
          </table:table-cell>
          <table:table-cell office:value-type="float" office:value="338550" calcext:value-type="float">
            <text:p>338550</text:p>
          </table:table-cell>
          <table:table-cell office:value-type="float" office:value="841.734835" calcext:value-type="float">
            <text:p>841,73483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8</text:p>
          </table:table-cell>
          <table:table-cell office:value-type="float" office:value="778416" calcext:value-type="float">
            <text:p>778416</text:p>
          </table:table-cell>
          <table:table-cell office:value-type="float" office:value="103254" calcext:value-type="float">
            <text:p>103254</text:p>
          </table:table-cell>
          <table:table-cell office:value-type="float" office:value="675162" calcext:value-type="float">
            <text:p>675162</text:p>
          </table:table-cell>
          <table:table-cell office:value-type="float" office:value="1211.96626" calcext:value-type="float">
            <text:p>1211,9662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9</text:p>
          </table:table-cell>
          <table:table-cell office:value-type="float" office:value="304890" calcext:value-type="float">
            <text:p>304890</text:p>
          </table:table-cell>
          <table:table-cell office:value-type="float" office:value="68930" calcext:value-type="float">
            <text:p>68930</text:p>
          </table:table-cell>
          <table:table-cell office:value-type="float" office:value="235960" calcext:value-type="float">
            <text:p>235960</text:p>
          </table:table-cell>
          <table:table-cell office:value-type="float" office:value="891.1846067" calcext:value-type="float">
            <text:p>891,184606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0</text:p>
          </table:table-cell>
          <table:table-cell office:value-type="float" office:value="424100" calcext:value-type="float">
            <text:p>424100</text:p>
          </table:table-cell>
          <table:table-cell office:value-type="float" office:value="76550" calcext:value-type="float">
            <text:p>76550</text:p>
          </table:table-cell>
          <table:table-cell office:value-type="float" office:value="347550" calcext:value-type="float">
            <text:p>347550</text:p>
          </table:table-cell>
          <table:table-cell office:value-type="float" office:value="851.0079448" calcext:value-type="float">
            <text:p>851,007944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1</text:p>
          </table:table-cell>
          <table:table-cell office:value-type="float" office:value="570492" calcext:value-type="float">
            <text:p>570492</text:p>
          </table:table-cell>
          <table:table-cell office:value-type="float" office:value="119881" calcext:value-type="float">
            <text:p>119881</text:p>
          </table:table-cell>
          <table:table-cell office:value-type="float" office:value="450611" calcext:value-type="float">
            <text:p>450611</text:p>
          </table:table-cell>
          <table:table-cell office:value-type="float" office:value="1924.034418" calcext:value-type="float">
            <text:p>1924,03441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2</text:p>
          </table:table-cell>
          <table:table-cell office:value-type="float" office:value="443497" calcext:value-type="float">
            <text:p>443497</text:p>
          </table:table-cell>
          <table:table-cell office:value-type="float" office:value="112077" calcext:value-type="float">
            <text:p>112077</text:p>
          </table:table-cell>
          <table:table-cell office:value-type="float" office:value="331420" calcext:value-type="float">
            <text:p>331420</text:p>
          </table:table-cell>
          <table:table-cell office:value-type="float" office:value="2137.350943" calcext:value-type="float">
            <text:p>2137,35094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3</text:p>
          </table:table-cell>
          <table:table-cell office:value-type="float" office:value="1498309" calcext:value-type="float">
            <text:p>1498309</text:p>
          </table:table-cell>
          <table:table-cell office:value-type="float" office:value="159717" calcext:value-type="float">
            <text:p>159717</text:p>
          </table:table-cell>
          <table:table-cell office:value-type="float" office:value="1338592" calcext:value-type="float">
            <text:p>1338592</text:p>
          </table:table-cell>
          <table:table-cell office:value-type="float" office:value="2685.658667" calcext:value-type="float">
            <text:p>2685,65866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4</text:p>
          </table:table-cell>
          <table:table-cell office:value-type="float" office:value="1217213" calcext:value-type="float">
            <text:p>1217213</text:p>
          </table:table-cell>
          <table:table-cell office:value-type="float" office:value="138125" calcext:value-type="float">
            <text:p>138125</text:p>
          </table:table-cell>
          <table:table-cell office:value-type="float" office:value="1079088" calcext:value-type="float">
            <text:p>1079088</text:p>
          </table:table-cell>
          <table:table-cell office:value-type="float" office:value="2074.906851" calcext:value-type="float">
            <text:p>2074,90685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5</text:p>
          </table:table-cell>
          <table:table-cell office:value-type="float" office:value="364802" calcext:value-type="float">
            <text:p>364802</text:p>
          </table:table-cell>
          <table:table-cell office:value-type="float" office:value="98442" calcext:value-type="float">
            <text:p>98442</text:p>
          </table:table-cell>
          <table:table-cell office:value-type="float" office:value="266360" calcext:value-type="float">
            <text:p>266360</text:p>
          </table:table-cell>
          <table:table-cell office:value-type="float" office:value="1750.330197" calcext:value-type="float">
            <text:p>1750,33019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6</text:p>
          </table:table-cell>
          <table:table-cell office:value-type="float" office:value="154811" calcext:value-type="float">
            <text:p>154811</text:p>
          </table:table-cell>
          <table:table-cell office:value-type="float" office:value="55651" calcext:value-type="float">
            <text:p>55651</text:p>
          </table:table-cell>
          <table:table-cell office:value-type="float" office:value="99160" calcext:value-type="float">
            <text:p>99160</text:p>
          </table:table-cell>
          <table:table-cell office:value-type="float" office:value="632.2267421" calcext:value-type="float">
            <text:p>632,226742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7</text:p>
          </table:table-cell>
          <table:table-cell office:value-type="float" office:value="448415" calcext:value-type="float">
            <text:p>448415</text:p>
          </table:table-cell>
          <table:table-cell office:value-type="float" office:value="105251" calcext:value-type="float">
            <text:p>105251</text:p>
          </table:table-cell>
          <table:table-cell office:value-type="float" office:value="343164" calcext:value-type="float">
            <text:p>343164</text:p>
          </table:table-cell>
          <table:table-cell office:value-type="float" office:value="2285.585407" calcext:value-type="float">
            <text:p>2285,58540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8</text:p>
          </table:table-cell>
          <table:table-cell office:value-type="float" office:value="700955" calcext:value-type="float">
            <text:p>700955</text:p>
          </table:table-cell>
          <table:table-cell office:value-type="float" office:value="111023" calcext:value-type="float">
            <text:p>111023</text:p>
          </table:table-cell>
          <table:table-cell office:value-type="float" office:value="589932" calcext:value-type="float">
            <text:p>589932</text:p>
          </table:table-cell>
          <table:table-cell office:value-type="float" office:value="1449.28311" calcext:value-type="float">
            <text:p>1449,2831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9</text:p>
          </table:table-cell>
          <table:table-cell office:value-type="float" office:value="331638" calcext:value-type="float">
            <text:p>331638</text:p>
          </table:table-cell>
          <table:table-cell office:value-type="float" office:value="87353" calcext:value-type="float">
            <text:p>87353</text:p>
          </table:table-cell>
          <table:table-cell office:value-type="float" office:value="244285" calcext:value-type="float">
            <text:p>244285</text:p>
          </table:table-cell>
          <table:table-cell office:value-type="float" office:value="2130.383001" calcext:value-type="float">
            <text:p>2130,38300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0</text:p>
          </table:table-cell>
          <table:table-cell office:value-type="float" office:value="611069" calcext:value-type="float">
            <text:p>611069</text:p>
          </table:table-cell>
          <table:table-cell office:value-type="float" office:value="110909" calcext:value-type="float">
            <text:p>110909</text:p>
          </table:table-cell>
          <table:table-cell office:value-type="float" office:value="500160" calcext:value-type="float">
            <text:p>500160</text:p>
          </table:table-cell>
          <table:table-cell office:value-type="float" office:value="1554.381652" calcext:value-type="float">
            <text:p>1554,38165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1</text:p>
          </table:table-cell>
          <table:table-cell office:value-type="float" office:value="31037" calcext:value-type="float">
            <text:p>31037</text:p>
          </table:table-cell>
          <table:table-cell office:value-type="float" office:value="15253" calcext:value-type="float">
            <text:p>15253</text:p>
          </table:table-cell>
          <table:table-cell office:value-type="float" office:value="15784" calcext:value-type="float">
            <text:p>15784</text:p>
          </table:table-cell>
          <table:table-cell office:value-type="float" office:value="68.59857922" calcext:value-type="float">
            <text:p>68,5985792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2</text:p>
          </table:table-cell>
          <table:table-cell office:value-type="float" office:value="460541" calcext:value-type="float">
            <text:p>460541</text:p>
          </table:table-cell>
          <table:table-cell office:value-type="float" office:value="71383" calcext:value-type="float">
            <text:p>71383</text:p>
          </table:table-cell>
          <table:table-cell office:value-type="float" office:value="389158" calcext:value-type="float">
            <text:p>389158</text:p>
          </table:table-cell>
          <table:table-cell office:value-type="float" office:value="617.3970972" calcext:value-type="float">
            <text:p>617,397097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3</text:p>
          </table:table-cell>
          <table:table-cell office:value-type="float" office:value="389737" calcext:value-type="float">
            <text:p>389737</text:p>
          </table:table-cell>
          <table:table-cell office:value-type="float" office:value="67017" calcext:value-type="float">
            <text:p>67017</text:p>
          </table:table-cell>
          <table:table-cell office:value-type="float" office:value="322720" calcext:value-type="float">
            <text:p>322720</text:p>
          </table:table-cell>
          <table:table-cell office:value-type="float" office:value="683.5209817" calcext:value-type="float">
            <text:p>683,520981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4</text:p>
          </table:table-cell>
          <table:table-cell office:value-type="float" office:value="1029175" calcext:value-type="float">
            <text:p>1029175</text:p>
          </table:table-cell>
          <table:table-cell office:value-type="float" office:value="129647" calcext:value-type="float">
            <text:p>129647</text:p>
          </table:table-cell>
          <table:table-cell office:value-type="float" office:value="899528" calcext:value-type="float">
            <text:p>899528</text:p>
          </table:table-cell>
          <table:table-cell office:value-type="float" office:value="2073.58121" calcext:value-type="float">
            <text:p>2073,5812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5</text:p>
          </table:table-cell>
          <table:table-cell office:value-type="float" office:value="562342" calcext:value-type="float">
            <text:p>562342</text:p>
          </table:table-cell>
          <table:table-cell office:value-type="float" office:value="108358" calcext:value-type="float">
            <text:p>108358</text:p>
          </table:table-cell>
          <table:table-cell office:value-type="float" office:value="453984" calcext:value-type="float">
            <text:p>453984</text:p>
          </table:table-cell>
          <table:table-cell office:value-type="float" office:value="2171.199823" calcext:value-type="float">
            <text:p>2171,1998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6</text:p>
          </table:table-cell>
          <table:table-cell office:value-type="float" office:value="889100" calcext:value-type="float">
            <text:p>889100</text:p>
          </table:table-cell>
          <table:table-cell office:value-type="float" office:value="104020" calcext:value-type="float">
            <text:p>104020</text:p>
          </table:table-cell>
          <table:table-cell office:value-type="float" office:value="785080" calcext:value-type="float">
            <text:p>785080</text:p>
          </table:table-cell>
          <table:table-cell office:value-type="float" office:value="1470.300529" calcext:value-type="float">
            <text:p>1470,30052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7</text:p>
          </table:table-cell>
          <table:table-cell office:value-type="float" office:value="1225465" calcext:value-type="float">
            <text:p>1225465</text:p>
          </table:table-cell>
          <table:table-cell office:value-type="float" office:value="127321" calcext:value-type="float">
            <text:p>127321</text:p>
          </table:table-cell>
          <table:table-cell office:value-type="float" office:value="1098144" calcext:value-type="float">
            <text:p>1098144</text:p>
          </table:table-cell>
          <table:table-cell office:value-type="float" office:value="2632.389815" calcext:value-type="float">
            <text:p>2632,38981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8</text:p>
          </table:table-cell>
          <table:table-cell office:value-type="float" office:value="901895" calcext:value-type="float">
            <text:p>901895</text:p>
          </table:table-cell>
          <table:table-cell office:value-type="float" office:value="114635" calcext:value-type="float">
            <text:p>114635</text:p>
          </table:table-cell>
          <table:table-cell office:value-type="float" office:value="787260" calcext:value-type="float">
            <text:p>787260</text:p>
          </table:table-cell>
          <table:table-cell office:value-type="float" office:value="1734.867243" calcext:value-type="float">
            <text:p>1734,86724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9</text:p>
          </table:table-cell>
          <table:table-cell office:value-type="float" office:value="152463" calcext:value-type="float">
            <text:p>152463</text:p>
          </table:table-cell>
          <table:table-cell office:value-type="float" office:value="51019" calcext:value-type="float">
            <text:p>51019</text:p>
          </table:table-cell>
          <table:table-cell office:value-type="float" office:value="101444" calcext:value-type="float">
            <text:p>101444</text:p>
          </table:table-cell>
          <table:table-cell office:value-type="float" office:value="519.7461716" calcext:value-type="float">
            <text:p>519,746171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0</text:p>
          </table:table-cell>
          <table:table-cell office:value-type="float" office:value="1276928" calcext:value-type="float">
            <text:p>1276928</text:p>
          </table:table-cell>
          <table:table-cell office:value-type="float" office:value="143296" calcext:value-type="float">
            <text:p>143296</text:p>
          </table:table-cell>
          <table:table-cell office:value-type="float" office:value="1133632" calcext:value-type="float">
            <text:p>1133632</text:p>
          </table:table-cell>
          <table:table-cell office:value-type="float" office:value="2524.927769" calcext:value-type="float">
            <text:p>2524,92776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1</text:p>
          </table:table-cell>
          <table:table-cell office:value-type="float" office:value="459807" calcext:value-type="float">
            <text:p>459807</text:p>
          </table:table-cell>
          <table:table-cell office:value-type="float" office:value="77817" calcext:value-type="float">
            <text:p>77817</text:p>
          </table:table-cell>
          <table:table-cell office:value-type="float" office:value="381990" calcext:value-type="float">
            <text:p>381990</text:p>
          </table:table-cell>
          <table:table-cell office:value-type="float" office:value="1117.995878" calcext:value-type="float">
            <text:p>1117,99587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2</text:p>
          </table:table-cell>
          <table:table-cell office:value-type="float" office:value="313647" calcext:value-type="float">
            <text:p>313647</text:p>
          </table:table-cell>
          <table:table-cell office:value-type="float" office:value="71387" calcext:value-type="float">
            <text:p>71387</text:p>
          </table:table-cell>
          <table:table-cell office:value-type="float" office:value="242260" calcext:value-type="float">
            <text:p>242260</text:p>
          </table:table-cell>
          <table:table-cell office:value-type="float" office:value="721.2231084" calcext:value-type="float">
            <text:p>721,223108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3</text:p>
          </table:table-cell>
          <table:table-cell office:value-type="float" office:value="414115" calcext:value-type="float">
            <text:p>414115</text:p>
          </table:table-cell>
          <table:table-cell office:value-type="float" office:value="87073" calcext:value-type="float">
            <text:p>87073</text:p>
          </table:table-cell>
          <table:table-cell office:value-type="float" office:value="327042" calcext:value-type="float">
            <text:p>327042</text:p>
          </table:table-cell>
          <table:table-cell office:value-type="float" office:value="1456.069436" calcext:value-type="float">
            <text:p>1456,06943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4</text:p>
          </table:table-cell>
          <table:table-cell office:value-type="float" office:value="469196" calcext:value-type="float">
            <text:p>469196</text:p>
          </table:table-cell>
          <table:table-cell office:value-type="float" office:value="107942" calcext:value-type="float">
            <text:p>107942</text:p>
          </table:table-cell>
          <table:table-cell office:value-type="float" office:value="361254" calcext:value-type="float">
            <text:p>361254</text:p>
          </table:table-cell>
          <table:table-cell office:value-type="float" office:value="2095.809536" calcext:value-type="float">
            <text:p>2095,80953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5</text:p>
          </table:table-cell>
          <table:table-cell office:value-type="float" office:value="797633" calcext:value-type="float">
            <text:p>797633</text:p>
          </table:table-cell>
          <table:table-cell office:value-type="float" office:value="136385" calcext:value-type="float">
            <text:p>136385</text:p>
          </table:table-cell>
          <table:table-cell office:value-type="float" office:value="661248" calcext:value-type="float">
            <text:p>661248</text:p>
          </table:table-cell>
          <table:table-cell office:value-type="float" office:value="2583.172518" calcext:value-type="float">
            <text:p>2583,17251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6</text:p>
          </table:table-cell>
          <table:table-cell office:value-type="float" office:value="695631" calcext:value-type="float">
            <text:p>695631</text:p>
          </table:table-cell>
          <table:table-cell office:value-type="float" office:value="115601" calcext:value-type="float">
            <text:p>115601</text:p>
          </table:table-cell>
          <table:table-cell office:value-type="float" office:value="580030" calcext:value-type="float">
            <text:p>580030</text:p>
          </table:table-cell>
          <table:table-cell office:value-type="float" office:value="2385.707441" calcext:value-type="float">
            <text:p>2385,70744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7</text:p>
          </table:table-cell>
          <table:table-cell office:value-type="float" office:value="1423122" calcext:value-type="float">
            <text:p>1423122</text:p>
          </table:table-cell>
          <table:table-cell office:value-type="float" office:value="144996" calcext:value-type="float">
            <text:p>144996</text:p>
          </table:table-cell>
          <table:table-cell office:value-type="float" office:value="1278126" calcext:value-type="float">
            <text:p>1278126</text:p>
          </table:table-cell>
          <table:table-cell office:value-type="float" office:value="2753.54914" calcext:value-type="float">
            <text:p>2753,5491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8</text:p>
          </table:table-cell>
          <table:table-cell office:value-type="float" office:value="470414" calcext:value-type="float">
            <text:p>470414</text:p>
          </table:table-cell>
          <table:table-cell office:value-type="float" office:value="79448" calcext:value-type="float">
            <text:p>79448</text:p>
          </table:table-cell>
          <table:table-cell office:value-type="float" office:value="390966" calcext:value-type="float">
            <text:p>390966</text:p>
          </table:table-cell>
          <table:table-cell office:value-type="float" office:value="854.0996412" calcext:value-type="float">
            <text:p>854,099641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9</text:p>
          </table:table-cell>
          <table:table-cell office:value-type="float" office:value="1374136" calcext:value-type="float">
            <text:p>1374136</text:p>
          </table:table-cell>
          <table:table-cell office:value-type="float" office:value="146532" calcext:value-type="float">
            <text:p>146532</text:p>
          </table:table-cell>
          <table:table-cell office:value-type="float" office:value="1227604" calcext:value-type="float">
            <text:p>1227604</text:p>
          </table:table-cell>
          <table:table-cell office:value-type="float" office:value="2689.820958" calcext:value-type="float">
            <text:p>2689,82095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0</text:p>
          </table:table-cell>
          <table:table-cell office:value-type="float" office:value="580260" calcext:value-type="float">
            <text:p>580260</text:p>
          </table:table-cell>
          <table:table-cell office:value-type="float" office:value="100605" calcext:value-type="float">
            <text:p>100605</text:p>
          </table:table-cell>
          <table:table-cell office:value-type="float" office:value="479655" calcext:value-type="float">
            <text:p>479655</text:p>
          </table:table-cell>
          <table:table-cell office:value-type="float" office:value="1726.168809" calcext:value-type="float">
            <text:p>1726,16880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1</text:p>
          </table:table-cell>
          <table:table-cell office:value-type="float" office:value="1207745" calcext:value-type="float">
            <text:p>1207745</text:p>
          </table:table-cell>
          <table:table-cell office:value-type="float" office:value="143539" calcext:value-type="float">
            <text:p>143539</text:p>
          </table:table-cell>
          <table:table-cell office:value-type="float" office:value="1064206" calcext:value-type="float">
            <text:p>1064206</text:p>
          </table:table-cell>
          <table:table-cell office:value-type="float" office:value="2811.733874" calcext:value-type="float">
            <text:p>2811,73387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2</text:p>
          </table:table-cell>
          <table:table-cell office:value-type="float" office:value="489037" calcext:value-type="float">
            <text:p>489037</text:p>
          </table:table-cell>
          <table:table-cell office:value-type="float" office:value="106403" calcext:value-type="float">
            <text:p>106403</text:p>
          </table:table-cell>
          <table:table-cell office:value-type="float" office:value="382634" calcext:value-type="float">
            <text:p>382634</text:p>
          </table:table-cell>
          <table:table-cell office:value-type="float" office:value="1978.372954" calcext:value-type="float">
            <text:p>1978,37295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3</text:p>
          </table:table-cell>
          <table:table-cell office:value-type="float" office:value="1075666" calcext:value-type="float">
            <text:p>1075666</text:p>
          </table:table-cell>
          <table:table-cell office:value-type="float" office:value="132691" calcext:value-type="float">
            <text:p>132691</text:p>
          </table:table-cell>
          <table:table-cell office:value-type="float" office:value="942975" calcext:value-type="float">
            <text:p>942975</text:p>
          </table:table-cell>
          <table:table-cell office:value-type="float" office:value="2606.402057" calcext:value-type="float">
            <text:p>2606,40205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4</text:p>
          </table:table-cell>
          <table:table-cell office:value-type="float" office:value="1153528" calcext:value-type="float">
            <text:p>1153528</text:p>
          </table:table-cell>
          <table:table-cell office:value-type="float" office:value="124165" calcext:value-type="float">
            <text:p>124165</text:p>
          </table:table-cell>
          <table:table-cell office:value-type="float" office:value="1029363" calcext:value-type="float">
            <text:p>1029363</text:p>
          </table:table-cell>
          <table:table-cell office:value-type="float" office:value="2006.173324" calcext:value-type="float">
            <text:p>2006,17332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5</text:p>
          </table:table-cell>
          <table:table-cell office:value-type="float" office:value="541626" calcext:value-type="float">
            <text:p>541626</text:p>
          </table:table-cell>
          <table:table-cell office:value-type="float" office:value="121590" calcext:value-type="float">
            <text:p>121590</text:p>
          </table:table-cell>
          <table:table-cell office:value-type="float" office:value="420036" calcext:value-type="float">
            <text:p>420036</text:p>
          </table:table-cell>
          <table:table-cell office:value-type="float" office:value="2540.792922" calcext:value-type="float">
            <text:p>2540,79292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6</text:p>
          </table:table-cell>
          <table:table-cell office:value-type="float" office:value="555056" calcext:value-type="float">
            <text:p>555056</text:p>
          </table:table-cell>
          <table:table-cell office:value-type="float" office:value="98347" calcext:value-type="float">
            <text:p>98347</text:p>
          </table:table-cell>
          <table:table-cell office:value-type="float" office:value="456709" calcext:value-type="float">
            <text:p>456709</text:p>
          </table:table-cell>
          <table:table-cell office:value-type="float" office:value="1262.035071" calcext:value-type="float">
            <text:p>1262,03507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7</text:p>
          </table:table-cell>
          <table:table-cell office:value-type="float" office:value="1284714" calcext:value-type="float">
            <text:p>1284714</text:p>
          </table:table-cell>
          <table:table-cell office:value-type="float" office:value="134028" calcext:value-type="float">
            <text:p>134028</text:p>
          </table:table-cell>
          <table:table-cell office:value-type="float" office:value="1150686" calcext:value-type="float">
            <text:p>1150686</text:p>
          </table:table-cell>
          <table:table-cell office:value-type="float" office:value="2156.43845" calcext:value-type="float">
            <text:p>2156,4384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8</text:p>
          </table:table-cell>
          <table:table-cell office:value-type="float" office:value="1055094" calcext:value-type="float">
            <text:p>1055094</text:p>
          </table:table-cell>
          <table:table-cell office:value-type="float" office:value="122899" calcext:value-type="float">
            <text:p>122899</text:p>
          </table:table-cell>
          <table:table-cell office:value-type="float" office:value="932195" calcext:value-type="float">
            <text:p>932195</text:p>
          </table:table-cell>
          <table:table-cell office:value-type="float" office:value="1708.900311" calcext:value-type="float">
            <text:p>1708,90031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9</text:p>
          </table:table-cell>
          <table:table-cell office:value-type="float" office:value="192706" calcext:value-type="float">
            <text:p>192706</text:p>
          </table:table-cell>
          <table:table-cell office:value-type="float" office:value="50652" calcext:value-type="float">
            <text:p>50652</text:p>
          </table:table-cell>
          <table:table-cell office:value-type="float" office:value="142054" calcext:value-type="float">
            <text:p>142054</text:p>
          </table:table-cell>
          <table:table-cell office:value-type="float" office:value="382.5482042" calcext:value-type="float">
            <text:p>382,548204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0</text:p>
          </table:table-cell>
          <table:table-cell office:value-type="float" office:value="638075" calcext:value-type="float">
            <text:p>638075</text:p>
          </table:table-cell>
          <table:table-cell office:value-type="float" office:value="96485" calcext:value-type="float">
            <text:p>96485</text:p>
          </table:table-cell>
          <table:table-cell office:value-type="float" office:value="541590" calcext:value-type="float">
            <text:p>541590</text:p>
          </table:table-cell>
          <table:table-cell office:value-type="float" office:value="1713.183514" calcext:value-type="float">
            <text:p>1713,18351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1</text:p>
          </table:table-cell>
          <table:table-cell office:value-type="float" office:value="1297401" calcext:value-type="float">
            <text:p>1297401</text:p>
          </table:table-cell>
          <table:table-cell office:value-type="float" office:value="158068" calcext:value-type="float">
            <text:p>158068</text:p>
          </table:table-cell>
          <table:table-cell office:value-type="float" office:value="1139333" calcext:value-type="float">
            <text:p>1139333</text:p>
          </table:table-cell>
          <table:table-cell office:value-type="float" office:value="2588.571863" calcext:value-type="float">
            <text:p>2588,57186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2</text:p>
          </table:table-cell>
          <table:table-cell office:value-type="float" office:value="422715" calcext:value-type="float">
            <text:p>422715</text:p>
          </table:table-cell>
          <table:table-cell office:value-type="float" office:value="73470" calcext:value-type="float">
            <text:p>73470</text:p>
          </table:table-cell>
          <table:table-cell office:value-type="float" office:value="349245" calcext:value-type="float">
            <text:p>349245</text:p>
          </table:table-cell>
          <table:table-cell office:value-type="float" office:value="935.6800149" calcext:value-type="float">
            <text:p>935,680014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3</text:p>
          </table:table-cell>
          <table:table-cell office:value-type="float" office:value="505548" calcext:value-type="float">
            <text:p>505548</text:p>
          </table:table-cell>
          <table:table-cell office:value-type="float" office:value="99540" calcext:value-type="float">
            <text:p>99540</text:p>
          </table:table-cell>
          <table:table-cell office:value-type="float" office:value="406008" calcext:value-type="float">
            <text:p>406008</text:p>
          </table:table-cell>
          <table:table-cell office:value-type="float" office:value="1738.567016" calcext:value-type="float">
            <text:p>1738,56701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4</text:p>
          </table:table-cell>
          <table:table-cell office:value-type="float" office:value="761551" calcext:value-type="float">
            <text:p>761551</text:p>
          </table:table-cell>
          <table:table-cell office:value-type="float" office:value="126201" calcext:value-type="float">
            <text:p>126201</text:p>
          </table:table-cell>
          <table:table-cell office:value-type="float" office:value="635350" calcext:value-type="float">
            <text:p>635350</text:p>
          </table:table-cell>
          <table:table-cell office:value-type="float" office:value="2011.165191" calcext:value-type="float">
            <text:p>2011,16519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5</text:p>
          </table:table-cell>
          <table:table-cell office:value-type="float" office:value="722422" calcext:value-type="float">
            <text:p>722422</text:p>
          </table:table-cell>
          <table:table-cell office:value-type="float" office:value="105897" calcext:value-type="float">
            <text:p>105897</text:p>
          </table:table-cell>
          <table:table-cell office:value-type="float" office:value="616525" calcext:value-type="float">
            <text:p>616525</text:p>
          </table:table-cell>
          <table:table-cell office:value-type="float" office:value="2241.643094" calcext:value-type="float">
            <text:p>2241,64309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6</text:p>
          </table:table-cell>
          <table:table-cell office:value-type="float" office:value="634937" calcext:value-type="float">
            <text:p>634937</text:p>
          </table:table-cell>
          <table:table-cell office:value-type="float" office:value="112541" calcext:value-type="float">
            <text:p>112541</text:p>
          </table:table-cell>
          <table:table-cell office:value-type="float" office:value="522396" calcext:value-type="float">
            <text:p>522396</text:p>
          </table:table-cell>
          <table:table-cell office:value-type="float" office:value="2354.237641" calcext:value-type="float">
            <text:p>2354,23764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7</text:p>
          </table:table-cell>
          <table:table-cell office:value-type="float" office:value="410816" calcext:value-type="float">
            <text:p>410816</text:p>
          </table:table-cell>
          <table:table-cell office:value-type="float" office:value="72491" calcext:value-type="float">
            <text:p>72491</text:p>
          </table:table-cell>
          <table:table-cell office:value-type="float" office:value="338325" calcext:value-type="float">
            <text:p>338325</text:p>
          </table:table-cell>
          <table:table-cell office:value-type="float" office:value="841.7376093" calcext:value-type="float">
            <text:p>841,737609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8</text:p>
          </table:table-cell>
          <table:table-cell office:value-type="float" office:value="777732" calcext:value-type="float">
            <text:p>777732</text:p>
          </table:table-cell>
          <table:table-cell office:value-type="float" office:value="104730" calcext:value-type="float">
            <text:p>104730</text:p>
          </table:table-cell>
          <table:table-cell office:value-type="float" office:value="673002" calcext:value-type="float">
            <text:p>673002</text:p>
          </table:table-cell>
          <table:table-cell office:value-type="float" office:value="1213.207282" calcext:value-type="float">
            <text:p>1213,20728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9</text:p>
          </table:table-cell>
          <table:table-cell office:value-type="float" office:value="304991" calcext:value-type="float">
            <text:p>304991</text:p>
          </table:table-cell>
          <table:table-cell office:value-type="float" office:value="68841" calcext:value-type="float">
            <text:p>68841</text:p>
          </table:table-cell>
          <table:table-cell office:value-type="float" office:value="236150" calcext:value-type="float">
            <text:p>236150</text:p>
          </table:table-cell>
          <table:table-cell office:value-type="float" office:value="890.5639576" calcext:value-type="float">
            <text:p>890,563957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0</text:p>
          </table:table-cell>
          <table:table-cell office:value-type="float" office:value="424161" calcext:value-type="float">
            <text:p>424161</text:p>
          </table:table-cell>
          <table:table-cell office:value-type="float" office:value="77181" calcext:value-type="float">
            <text:p>77181</text:p>
          </table:table-cell>
          <table:table-cell office:value-type="float" office:value="346980" calcext:value-type="float">
            <text:p>346980</text:p>
          </table:table-cell>
          <table:table-cell office:value-type="float" office:value="851.0106713" calcext:value-type="float">
            <text:p>851,010671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1</text:p>
          </table:table-cell>
          <table:table-cell office:value-type="float" office:value="570335" calcext:value-type="float">
            <text:p>570335</text:p>
          </table:table-cell>
          <table:table-cell office:value-type="float" office:value="121257" calcext:value-type="float">
            <text:p>121257</text:p>
          </table:table-cell>
          <table:table-cell office:value-type="float" office:value="449078" calcext:value-type="float">
            <text:p>449078</text:p>
          </table:table-cell>
          <table:table-cell office:value-type="float" office:value="1912.922045" calcext:value-type="float">
            <text:p>1912,92204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2</text:p>
          </table:table-cell>
          <table:table-cell office:value-type="float" office:value="443396" calcext:value-type="float">
            <text:p>443396</text:p>
          </table:table-cell>
          <table:table-cell office:value-type="float" office:value="110851" calcext:value-type="float">
            <text:p>110851</text:p>
          </table:table-cell>
          <table:table-cell office:value-type="float" office:value="332545" calcext:value-type="float">
            <text:p>332545</text:p>
          </table:table-cell>
          <table:table-cell office:value-type="float" office:value="2132.94427" calcext:value-type="float">
            <text:p>2132,9442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3</text:p>
          </table:table-cell>
          <table:table-cell office:value-type="float" office:value="1496669" calcext:value-type="float">
            <text:p>1496669</text:p>
          </table:table-cell>
          <table:table-cell office:value-type="float" office:value="157661" calcext:value-type="float">
            <text:p>157661</text:p>
          </table:table-cell>
          <table:table-cell office:value-type="float" office:value="1339008" calcext:value-type="float">
            <text:p>1339008</text:p>
          </table:table-cell>
          <table:table-cell office:value-type="float" office:value="2667.782856" calcext:value-type="float">
            <text:p>2667,78285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4</text:p>
          </table:table-cell>
          <table:table-cell office:value-type="float" office:value="1218424" calcext:value-type="float">
            <text:p>1218424</text:p>
          </table:table-cell>
          <table:table-cell office:value-type="float" office:value="136072" calcext:value-type="float">
            <text:p>136072</text:p>
          </table:table-cell>
          <table:table-cell office:value-type="float" office:value="1082352" calcext:value-type="float">
            <text:p>1082352</text:p>
          </table:table-cell>
          <table:table-cell office:value-type="float" office:value="2084.67262" calcext:value-type="float">
            <text:p>2084,6726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5</text:p>
          </table:table-cell>
          <table:table-cell office:value-type="float" office:value="364840" calcext:value-type="float">
            <text:p>364840</text:p>
          </table:table-cell>
          <table:table-cell office:value-type="float" office:value="98670" calcext:value-type="float">
            <text:p>98670</text:p>
          </table:table-cell>
          <table:table-cell office:value-type="float" office:value="266170" calcext:value-type="float">
            <text:p>266170</text:p>
          </table:table-cell>
          <table:table-cell office:value-type="float" office:value="1753.410719" calcext:value-type="float">
            <text:p>1753,41071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6</text:p>
          </table:table-cell>
          <table:table-cell office:value-type="float" office:value="154919" calcext:value-type="float">
            <text:p>154919</text:p>
          </table:table-cell>
          <table:table-cell office:value-type="float" office:value="55474" calcext:value-type="float">
            <text:p>55474</text:p>
          </table:table-cell>
          <table:table-cell office:value-type="float" office:value="99445" calcext:value-type="float">
            <text:p>99445</text:p>
          </table:table-cell>
          <table:table-cell office:value-type="float" office:value="632.2262888" calcext:value-type="float">
            <text:p>632,226288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7</text:p>
          </table:table-cell>
          <table:table-cell office:value-type="float" office:value="448654" calcext:value-type="float">
            <text:p>448654</text:p>
          </table:table-cell>
          <table:table-cell office:value-type="float" office:value="103642" calcext:value-type="float">
            <text:p>103642</text:p>
          </table:table-cell>
          <table:table-cell office:value-type="float" office:value="345012" calcext:value-type="float">
            <text:p>345012</text:p>
          </table:table-cell>
          <table:table-cell office:value-type="float" office:value="2286.752576" calcext:value-type="float">
            <text:p>2286,75257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8</text:p>
          </table:table-cell>
          <table:table-cell office:value-type="float" office:value="699505" calcext:value-type="float">
            <text:p>699505</text:p>
          </table:table-cell>
          <table:table-cell office:value-type="float" office:value="110677" calcext:value-type="float">
            <text:p>110677</text:p>
          </table:table-cell>
          <table:table-cell office:value-type="float" office:value="588828" calcext:value-type="float">
            <text:p>588828</text:p>
          </table:table-cell>
          <table:table-cell office:value-type="float" office:value="1447.474888" calcext:value-type="float">
            <text:p>1447,47488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9</text:p>
          </table:table-cell>
          <table:table-cell office:value-type="float" office:value="331946" calcext:value-type="float">
            <text:p>331946</text:p>
          </table:table-cell>
          <table:table-cell office:value-type="float" office:value="87686" calcext:value-type="float">
            <text:p>87686</text:p>
          </table:table-cell>
          <table:table-cell office:value-type="float" office:value="244260" calcext:value-type="float">
            <text:p>244260</text:p>
          </table:table-cell>
          <table:table-cell office:value-type="float" office:value="2131.604584" calcext:value-type="float">
            <text:p>2131,60458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0</text:p>
          </table:table-cell>
          <table:table-cell office:value-type="float" office:value="610333" calcext:value-type="float">
            <text:p>610333</text:p>
          </table:table-cell>
          <table:table-cell office:value-type="float" office:value="110093" calcext:value-type="float">
            <text:p>110093</text:p>
          </table:table-cell>
          <table:table-cell office:value-type="float" office:value="500240" calcext:value-type="float">
            <text:p>500240</text:p>
          </table:table-cell>
          <table:table-cell office:value-type="float" office:value="1555.615889" calcext:value-type="float">
            <text:p>1555,61588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1</text:p>
          </table:table-cell>
          <table:table-cell office:value-type="float" office:value="31195" calcext:value-type="float">
            <text:p>31195</text:p>
          </table:table-cell>
          <table:table-cell office:value-type="float" office:value="16203" calcext:value-type="float">
            <text:p>16203</text:p>
          </table:table-cell>
          <table:table-cell office:value-type="float" office:value="14992" calcext:value-type="float">
            <text:p>14992</text:p>
          </table:table-cell>
          <table:table-cell office:value-type="float" office:value="68.5986405" calcext:value-type="float">
            <text:p>68,598640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2</text:p>
          </table:table-cell>
          <table:table-cell office:value-type="float" office:value="463813" calcext:value-type="float">
            <text:p>463813</text:p>
          </table:table-cell>
          <table:table-cell office:value-type="float" office:value="73629" calcext:value-type="float">
            <text:p>73629</text:p>
          </table:table-cell>
          <table:table-cell office:value-type="float" office:value="390184" calcext:value-type="float">
            <text:p>390184</text:p>
          </table:table-cell>
          <table:table-cell office:value-type="float" office:value="617.3959634" calcext:value-type="float">
            <text:p>617,395963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3</text:p>
          </table:table-cell>
          <table:table-cell office:value-type="float" office:value="388650" calcext:value-type="float">
            <text:p>388650</text:p>
          </table:table-cell>
          <table:table-cell office:value-type="float" office:value="66850" calcext:value-type="float">
            <text:p>66850</text:p>
          </table:table-cell>
          <table:table-cell office:value-type="float" office:value="321800" calcext:value-type="float">
            <text:p>321800</text:p>
          </table:table-cell>
          <table:table-cell office:value-type="float" office:value="683.5202545" calcext:value-type="float">
            <text:p>683,520254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4</text:p>
          </table:table-cell>
          <table:table-cell office:value-type="float" office:value="1027804" calcext:value-type="float">
            <text:p>1027804</text:p>
          </table:table-cell>
          <table:table-cell office:value-type="float" office:value="128010" calcext:value-type="float">
            <text:p>128010</text:p>
          </table:table-cell>
          <table:table-cell office:value-type="float" office:value="899794" calcext:value-type="float">
            <text:p>899794</text:p>
          </table:table-cell>
          <table:table-cell office:value-type="float" office:value="2066.828481" calcext:value-type="float">
            <text:p>2066,82848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5</text:p>
          </table:table-cell>
          <table:table-cell office:value-type="float" office:value="562563" calcext:value-type="float">
            <text:p>562563</text:p>
          </table:table-cell>
          <table:table-cell office:value-type="float" office:value="107555" calcext:value-type="float">
            <text:p>107555</text:p>
          </table:table-cell>
          <table:table-cell office:value-type="float" office:value="455008" calcext:value-type="float">
            <text:p>455008</text:p>
          </table:table-cell>
          <table:table-cell office:value-type="float" office:value="2168.11236" calcext:value-type="float">
            <text:p>2168,1123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6</text:p>
          </table:table-cell>
          <table:table-cell office:value-type="float" office:value="887877" calcext:value-type="float">
            <text:p>887877</text:p>
          </table:table-cell>
          <table:table-cell office:value-type="float" office:value="104257" calcext:value-type="float">
            <text:p>104257</text:p>
          </table:table-cell>
          <table:table-cell office:value-type="float" office:value="783620" calcext:value-type="float">
            <text:p>783620</text:p>
          </table:table-cell>
          <table:table-cell office:value-type="float" office:value="1471.535219" calcext:value-type="float">
            <text:p>1471,53521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7</text:p>
          </table:table-cell>
          <table:table-cell office:value-type="float" office:value="1226523" calcext:value-type="float">
            <text:p>1226523</text:p>
          </table:table-cell>
          <table:table-cell office:value-type="float" office:value="127821" calcext:value-type="float">
            <text:p>127821</text:p>
          </table:table-cell>
          <table:table-cell office:value-type="float" office:value="1098702" calcext:value-type="float">
            <text:p>1098702</text:p>
          </table:table-cell>
          <table:table-cell office:value-type="float" office:value="2629.915278" calcext:value-type="float">
            <text:p>2629,91527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8</text:p>
          </table:table-cell>
          <table:table-cell office:value-type="float" office:value="902348" calcext:value-type="float">
            <text:p>902348</text:p>
          </table:table-cell>
          <table:table-cell office:value-type="float" office:value="114818" calcext:value-type="float">
            <text:p>114818</text:p>
          </table:table-cell>
          <table:table-cell office:value-type="float" office:value="787530" calcext:value-type="float">
            <text:p>787530</text:p>
          </table:table-cell>
          <table:table-cell office:value-type="float" office:value="1736.096799" calcext:value-type="float">
            <text:p>1736,09679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9</text:p>
          </table:table-cell>
          <table:table-cell office:value-type="float" office:value="152261" calcext:value-type="float">
            <text:p>152261</text:p>
          </table:table-cell>
          <table:table-cell office:value-type="float" office:value="50047" calcext:value-type="float">
            <text:p>50047</text:p>
          </table:table-cell>
          <table:table-cell office:value-type="float" office:value="102214" calcext:value-type="float">
            <text:p>102214</text:p>
          </table:table-cell>
          <table:table-cell office:value-type="float" office:value="519.745607" calcext:value-type="float">
            <text:p>519,74560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0</text:p>
          </table:table-cell>
          <table:table-cell office:value-type="float" office:value="1275869" calcext:value-type="float">
            <text:p>1275869</text:p>
          </table:table-cell>
          <table:table-cell office:value-type="float" office:value="141725" calcext:value-type="float">
            <text:p>141725</text:p>
          </table:table-cell>
          <table:table-cell office:value-type="float" office:value="1134144" calcext:value-type="float">
            <text:p>1134144</text:p>
          </table:table-cell>
          <table:table-cell office:value-type="float" office:value="2521.222556" calcext:value-type="float">
            <text:p>2521,22255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1</text:p>
          </table:table-cell>
          <table:table-cell office:value-type="float" office:value="459879" calcext:value-type="float">
            <text:p>459879</text:p>
          </table:table-cell>
          <table:table-cell office:value-type="float" office:value="78114" calcext:value-type="float">
            <text:p>78114</text:p>
          </table:table-cell>
          <table:table-cell office:value-type="float" office:value="381765" calcext:value-type="float">
            <text:p>381765</text:p>
          </table:table-cell>
          <table:table-cell office:value-type="float" office:value="1117.994657" calcext:value-type="float">
            <text:p>1117,99465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2</text:p>
          </table:table-cell>
          <table:table-cell office:value-type="float" office:value="314118" calcext:value-type="float">
            <text:p>314118</text:p>
          </table:table-cell>
          <table:table-cell office:value-type="float" office:value="71718" calcext:value-type="float">
            <text:p>71718</text:p>
          </table:table-cell>
          <table:table-cell office:value-type="float" office:value="242400" calcext:value-type="float">
            <text:p>242400</text:p>
          </table:table-cell>
          <table:table-cell office:value-type="float" office:value="720.6056632" calcext:value-type="float">
            <text:p>720,605663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3</text:p>
          </table:table-cell>
          <table:table-cell office:value-type="float" office:value="414386" calcext:value-type="float">
            <text:p>414386</text:p>
          </table:table-cell>
          <table:table-cell office:value-type="float" office:value="88109" calcext:value-type="float">
            <text:p>88109</text:p>
          </table:table-cell>
          <table:table-cell office:value-type="float" office:value="326277" calcext:value-type="float">
            <text:p>326277</text:p>
          </table:table-cell>
          <table:table-cell office:value-type="float" office:value="1456.695765" calcext:value-type="float">
            <text:p>1456,69576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4</text:p>
          </table:table-cell>
          <table:table-cell office:value-type="float" office:value="469353" calcext:value-type="float">
            <text:p>469353</text:p>
          </table:table-cell>
          <table:table-cell office:value-type="float" office:value="107949" calcext:value-type="float">
            <text:p>107949</text:p>
          </table:table-cell>
          <table:table-cell office:value-type="float" office:value="361404" calcext:value-type="float">
            <text:p>361404</text:p>
          </table:table-cell>
          <table:table-cell office:value-type="float" office:value="2095.196261" calcext:value-type="float">
            <text:p>2095,19626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5</text:p>
          </table:table-cell>
          <table:table-cell office:value-type="float" office:value="796370" calcext:value-type="float">
            <text:p>796370</text:p>
          </table:table-cell>
          <table:table-cell office:value-type="float" office:value="136210" calcext:value-type="float">
            <text:p>136210</text:p>
          </table:table-cell>
          <table:table-cell office:value-type="float" office:value="660160" calcext:value-type="float">
            <text:p>660160</text:p>
          </table:table-cell>
          <table:table-cell office:value-type="float" office:value="2580.073126" calcext:value-type="float">
            <text:p>2580,07312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6</text:p>
          </table:table-cell>
          <table:table-cell office:value-type="float" office:value="696242" calcext:value-type="float">
            <text:p>696242</text:p>
          </table:table-cell>
          <table:table-cell office:value-type="float" office:value="115211" calcext:value-type="float">
            <text:p>115211</text:p>
          </table:table-cell>
          <table:table-cell office:value-type="float" office:value="581031" calcext:value-type="float">
            <text:p>581031</text:p>
          </table:table-cell>
          <table:table-cell office:value-type="float" office:value="2385.08563" calcext:value-type="float">
            <text:p>2385,0856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7</text:p>
          </table:table-cell>
          <table:table-cell office:value-type="float" office:value="1424330" calcext:value-type="float">
            <text:p>1424330</text:p>
          </table:table-cell>
          <table:table-cell office:value-type="float" office:value="144800" calcext:value-type="float">
            <text:p>144800</text:p>
          </table:table-cell>
          <table:table-cell office:value-type="float" office:value="1279530" calcext:value-type="float">
            <text:p>1279530</text:p>
          </table:table-cell>
          <table:table-cell office:value-type="float" office:value="2754.808298" calcext:value-type="float">
            <text:p>2754,8082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8</text:p>
          </table:table-cell>
          <table:table-cell office:value-type="float" office:value="470377" calcext:value-type="float">
            <text:p>470377</text:p>
          </table:table-cell>
          <table:table-cell office:value-type="float" office:value="78000" calcext:value-type="float">
            <text:p>78000</text:p>
          </table:table-cell>
          <table:table-cell office:value-type="float" office:value="392377" calcext:value-type="float">
            <text:p>392377</text:p>
          </table:table-cell>
          <table:table-cell office:value-type="float" office:value="854.1053232" calcext:value-type="float">
            <text:p>854,105323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9</text:p>
          </table:table-cell>
          <table:table-cell office:value-type="float" office:value="1374680" calcext:value-type="float">
            <text:p>1374680</text:p>
          </table:table-cell>
          <table:table-cell office:value-type="float" office:value="146328" calcext:value-type="float">
            <text:p>146328</text:p>
          </table:table-cell>
          <table:table-cell office:value-type="float" office:value="1228352" calcext:value-type="float">
            <text:p>1228352</text:p>
          </table:table-cell>
          <table:table-cell office:value-type="float" office:value="2687.941033" calcext:value-type="float">
            <text:p>2687,94103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0</text:p>
          </table:table-cell>
          <table:table-cell office:value-type="float" office:value="580350" calcext:value-type="float">
            <text:p>580350</text:p>
          </table:table-cell>
          <table:table-cell office:value-type="float" office:value="100266" calcext:value-type="float">
            <text:p>100266</text:p>
          </table:table-cell>
          <table:table-cell office:value-type="float" office:value="480084" calcext:value-type="float">
            <text:p>480084</text:p>
          </table:table-cell>
          <table:table-cell office:value-type="float" office:value="1723.696913" calcext:value-type="float">
            <text:p>1723,69691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1</text:p>
          </table:table-cell>
          <table:table-cell office:value-type="float" office:value="1207565" calcext:value-type="float">
            <text:p>1207565</text:p>
          </table:table-cell>
          <table:table-cell office:value-type="float" office:value="144074" calcext:value-type="float">
            <text:p>144074</text:p>
          </table:table-cell>
          <table:table-cell office:value-type="float" office:value="1063491" calcext:value-type="float">
            <text:p>1063491</text:p>
          </table:table-cell>
          <table:table-cell office:value-type="float" office:value="2801.215995" calcext:value-type="float">
            <text:p>2801,21599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2</text:p>
          </table:table-cell>
          <table:table-cell office:value-type="float" office:value="487854" calcext:value-type="float">
            <text:p>487854</text:p>
          </table:table-cell>
          <table:table-cell office:value-type="float" office:value="106207" calcext:value-type="float">
            <text:p>106207</text:p>
          </table:table-cell>
          <table:table-cell office:value-type="float" office:value="381647" calcext:value-type="float">
            <text:p>381647</text:p>
          </table:table-cell>
          <table:table-cell office:value-type="float" office:value="1982.075854" calcext:value-type="float">
            <text:p>1982,07585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3</text:p>
          </table:table-cell>
          <table:table-cell office:value-type="float" office:value="1078353" calcext:value-type="float">
            <text:p>1078353</text:p>
          </table:table-cell>
          <table:table-cell office:value-type="float" office:value="133743" calcext:value-type="float">
            <text:p>133743</text:p>
          </table:table-cell>
          <table:table-cell office:value-type="float" office:value="944610" calcext:value-type="float">
            <text:p>944610</text:p>
          </table:table-cell>
          <table:table-cell office:value-type="float" office:value="2606.911967" calcext:value-type="float">
            <text:p>2606,91196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4</text:p>
          </table:table-cell>
          <table:table-cell office:value-type="float" office:value="1153762" calcext:value-type="float">
            <text:p>1153762</text:p>
          </table:table-cell>
          <table:table-cell office:value-type="float" office:value="122708" calcext:value-type="float">
            <text:p>122708</text:p>
          </table:table-cell>
          <table:table-cell office:value-type="float" office:value="1031054" calcext:value-type="float">
            <text:p>1031054</text:p>
          </table:table-cell>
          <table:table-cell office:value-type="float" office:value="2001.850863" calcext:value-type="float">
            <text:p>2001,85086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5</text:p>
          </table:table-cell>
          <table:table-cell office:value-type="float" office:value="542329" calcext:value-type="float">
            <text:p>542329</text:p>
          </table:table-cell>
          <table:table-cell office:value-type="float" office:value="121279" calcext:value-type="float">
            <text:p>121279</text:p>
          </table:table-cell>
          <table:table-cell office:value-type="float" office:value="421050" calcext:value-type="float">
            <text:p>421050</text:p>
          </table:table-cell>
          <table:table-cell office:value-type="float" office:value="2540.323206" calcext:value-type="float">
            <text:p>2540,32320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6</text:p>
          </table:table-cell>
          <table:table-cell office:value-type="float" office:value="555462" calcext:value-type="float">
            <text:p>555462</text:p>
          </table:table-cell>
          <table:table-cell office:value-type="float" office:value="97510" calcext:value-type="float">
            <text:p>97510</text:p>
          </table:table-cell>
          <table:table-cell office:value-type="float" office:value="457952" calcext:value-type="float">
            <text:p>457952</text:p>
          </table:table-cell>
          <table:table-cell office:value-type="float" office:value="1262.03398" calcext:value-type="float">
            <text:p>1262,033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7</text:p>
          </table:table-cell>
          <table:table-cell office:value-type="float" office:value="1286118" calcext:value-type="float">
            <text:p>1286118</text:p>
          </table:table-cell>
          <table:table-cell office:value-type="float" office:value="132678" calcext:value-type="float">
            <text:p>132678</text:p>
          </table:table-cell>
          <table:table-cell office:value-type="float" office:value="1153440" calcext:value-type="float">
            <text:p>1153440</text:p>
          </table:table-cell>
          <table:table-cell office:value-type="float" office:value="2159.492952" calcext:value-type="float">
            <text:p>2159,49295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8</text:p>
          </table:table-cell>
          <table:table-cell office:value-type="float" office:value="1055997" calcext:value-type="float">
            <text:p>1055997</text:p>
          </table:table-cell>
          <table:table-cell office:value-type="float" office:value="123309" calcext:value-type="float">
            <text:p>123309</text:p>
          </table:table-cell>
          <table:table-cell office:value-type="float" office:value="932688" calcext:value-type="float">
            <text:p>932688</text:p>
          </table:table-cell>
          <table:table-cell office:value-type="float" office:value="1713.233314" calcext:value-type="float">
            <text:p>1713,23331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9</text:p>
          </table:table-cell>
          <table:table-cell office:value-type="float" office:value="192693" calcext:value-type="float">
            <text:p>192693</text:p>
          </table:table-cell>
          <table:table-cell office:value-type="float" office:value="51123" calcext:value-type="float">
            <text:p>51123</text:p>
          </table:table-cell>
          <table:table-cell office:value-type="float" office:value="141570" calcext:value-type="float">
            <text:p>141570</text:p>
          </table:table-cell>
          <table:table-cell office:value-type="float" office:value="382.5477691" calcext:value-type="float">
            <text:p>382,547769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0</text:p>
          </table:table-cell>
          <table:table-cell office:value-type="float" office:value="637834" calcext:value-type="float">
            <text:p>637834</text:p>
          </table:table-cell>
          <table:table-cell office:value-type="float" office:value="96559" calcext:value-type="float">
            <text:p>96559</text:p>
          </table:table-cell>
          <table:table-cell office:value-type="float" office:value="541275" calcext:value-type="float">
            <text:p>541275</text:p>
          </table:table-cell>
          <table:table-cell office:value-type="float" office:value="1710.706935" calcext:value-type="float">
            <text:p>1710,70693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1</text:p>
          </table:table-cell>
          <table:table-cell office:value-type="float" office:value="1298886" calcext:value-type="float">
            <text:p>1298886</text:p>
          </table:table-cell>
          <table:table-cell office:value-type="float" office:value="156836" calcext:value-type="float">
            <text:p>156836</text:p>
          </table:table-cell>
          <table:table-cell office:value-type="float" office:value="1142050" calcext:value-type="float">
            <text:p>1142050</text:p>
          </table:table-cell>
          <table:table-cell office:value-type="float" office:value="2577.638302" calcext:value-type="float">
            <text:p>2577,63830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2</text:p>
          </table:table-cell>
          <table:table-cell office:value-type="float" office:value="422578" calcext:value-type="float">
            <text:p>422578</text:p>
          </table:table-cell>
          <table:table-cell office:value-type="float" office:value="73423" calcext:value-type="float">
            <text:p>73423</text:p>
          </table:table-cell>
          <table:table-cell office:value-type="float" office:value="349155" calcext:value-type="float">
            <text:p>349155</text:p>
          </table:table-cell>
          <table:table-cell office:value-type="float" office:value="934.450145" calcext:value-type="float">
            <text:p>934,45014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3</text:p>
          </table:table-cell>
          <table:table-cell office:value-type="float" office:value="506151" calcext:value-type="float">
            <text:p>506151</text:p>
          </table:table-cell>
          <table:table-cell office:value-type="float" office:value="100287" calcext:value-type="float">
            <text:p>100287</text:p>
          </table:table-cell>
          <table:table-cell office:value-type="float" office:value="405864" calcext:value-type="float">
            <text:p>405864</text:p>
          </table:table-cell>
          <table:table-cell office:value-type="float" office:value="1736.721216" calcext:value-type="float">
            <text:p>1736,72121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4</text:p>
          </table:table-cell>
          <table:table-cell office:value-type="float" office:value="761172" calcext:value-type="float">
            <text:p>761172</text:p>
          </table:table-cell>
          <table:table-cell office:value-type="float" office:value="126602" calcext:value-type="float">
            <text:p>126602</text:p>
          </table:table-cell>
          <table:table-cell office:value-type="float" office:value="634570" calcext:value-type="float">
            <text:p>634570</text:p>
          </table:table-cell>
          <table:table-cell office:value-type="float" office:value="2005.037745" calcext:value-type="float">
            <text:p>2005,03774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5</text:p>
          </table:table-cell>
          <table:table-cell office:value-type="float" office:value="721684" calcext:value-type="float">
            <text:p>721684</text:p>
          </table:table-cell>
          <table:table-cell office:value-type="float" office:value="104366" calcext:value-type="float">
            <text:p>104366</text:p>
          </table:table-cell>
          <table:table-cell office:value-type="float" office:value="617318" calcext:value-type="float">
            <text:p>617318</text:p>
          </table:table-cell>
          <table:table-cell office:value-type="float" office:value="2238.570507" calcext:value-type="float">
            <text:p>2238,57050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6</text:p>
          </table:table-cell>
          <table:table-cell office:value-type="float" office:value="634908" calcext:value-type="float">
            <text:p>634908</text:p>
          </table:table-cell>
          <table:table-cell office:value-type="float" office:value="112467" calcext:value-type="float">
            <text:p>112467</text:p>
          </table:table-cell>
          <table:table-cell office:value-type="float" office:value="522441" calcext:value-type="float">
            <text:p>522441</text:p>
          </table:table-cell>
          <table:table-cell office:value-type="float" office:value="2360.331154" calcext:value-type="float">
            <text:p>2360,33115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7</text:p>
          </table:table-cell>
          <table:table-cell office:value-type="float" office:value="410274" calcext:value-type="float">
            <text:p>410274</text:p>
          </table:table-cell>
          <table:table-cell office:value-type="float" office:value="73359" calcext:value-type="float">
            <text:p>73359</text:p>
          </table:table-cell>
          <table:table-cell office:value-type="float" office:value="336915" calcext:value-type="float">
            <text:p>336915</text:p>
          </table:table-cell>
          <table:table-cell office:value-type="float" office:value="841.7362866" calcext:value-type="float">
            <text:p>841,736286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8</text:p>
          </table:table-cell>
          <table:table-cell office:value-type="float" office:value="775605" calcext:value-type="float">
            <text:p>775605</text:p>
          </table:table-cell>
          <table:table-cell office:value-type="float" office:value="102873" calcext:value-type="float">
            <text:p>102873</text:p>
          </table:table-cell>
          <table:table-cell office:value-type="float" office:value="672732" calcext:value-type="float">
            <text:p>672732</text:p>
          </table:table-cell>
          <table:table-cell office:value-type="float" office:value="1213.818098" calcext:value-type="float">
            <text:p>1213,8180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9</text:p>
          </table:table-cell>
          <table:table-cell office:value-type="float" office:value="304619" calcext:value-type="float">
            <text:p>304619</text:p>
          </table:table-cell>
          <table:table-cell office:value-type="float" office:value="67619" calcext:value-type="float">
            <text:p>67619</text:p>
          </table:table-cell>
          <table:table-cell office:value-type="float" office:value="237000" calcext:value-type="float">
            <text:p>237000</text:p>
          </table:table-cell>
          <table:table-cell office:value-type="float" office:value="890.5722277" calcext:value-type="float">
            <text:p>890,572227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0</text:p>
          </table:table-cell>
          <table:table-cell office:value-type="float" office:value="423952" calcext:value-type="float">
            <text:p>423952</text:p>
          </table:table-cell>
          <table:table-cell office:value-type="float" office:value="76627" calcext:value-type="float">
            <text:p>76627</text:p>
          </table:table-cell>
          <table:table-cell office:value-type="float" office:value="347325" calcext:value-type="float">
            <text:p>347325</text:p>
          </table:table-cell>
          <table:table-cell office:value-type="float" office:value="851.0094676" calcext:value-type="float">
            <text:p>851,009467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1</text:p>
          </table:table-cell>
          <table:table-cell office:value-type="float" office:value="570412" calcext:value-type="float">
            <text:p>570412</text:p>
          </table:table-cell>
          <table:table-cell office:value-type="float" office:value="121516" calcext:value-type="float">
            <text:p>121516</text:p>
          </table:table-cell>
          <table:table-cell office:value-type="float" office:value="448896" calcext:value-type="float">
            <text:p>448896</text:p>
          </table:table-cell>
          <table:table-cell office:value-type="float" office:value="1917.863329" calcext:value-type="float">
            <text:p>1917,8633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2</text:p>
          </table:table-cell>
          <table:table-cell office:value-type="float" office:value="443851" calcext:value-type="float">
            <text:p>443851</text:p>
          </table:table-cell>
          <table:table-cell office:value-type="float" office:value="111996" calcext:value-type="float">
            <text:p>111996</text:p>
          </table:table-cell>
          <table:table-cell office:value-type="float" office:value="331855" calcext:value-type="float">
            <text:p>331855</text:p>
          </table:table-cell>
          <table:table-cell office:value-type="float" office:value="2136.048014" calcext:value-type="float">
            <text:p>2136,04801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3</text:p>
          </table:table-cell>
          <table:table-cell office:value-type="float" office:value="1495561" calcext:value-type="float">
            <text:p>1495561</text:p>
          </table:table-cell>
          <table:table-cell office:value-type="float" office:value="157833" calcext:value-type="float">
            <text:p>157833</text:p>
          </table:table-cell>
          <table:table-cell office:value-type="float" office:value="1337728" calcext:value-type="float">
            <text:p>1337728</text:p>
          </table:table-cell>
          <table:table-cell office:value-type="float" office:value="2675.557782" calcext:value-type="float">
            <text:p>2675,55778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4</text:p>
          </table:table-cell>
          <table:table-cell office:value-type="float" office:value="1217387" calcext:value-type="float">
            <text:p>1217387</text:p>
          </table:table-cell>
          <table:table-cell office:value-type="float" office:value="138939" calcext:value-type="float">
            <text:p>138939</text:p>
          </table:table-cell>
          <table:table-cell office:value-type="float" office:value="1078448" calcext:value-type="float">
            <text:p>1078448</text:p>
          </table:table-cell>
          <table:table-cell office:value-type="float" office:value="2076.69453" calcext:value-type="float">
            <text:p>2076,6945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5</text:p>
          </table:table-cell>
          <table:table-cell office:value-type="float" office:value="364436" calcext:value-type="float">
            <text:p>364436</text:p>
          </table:table-cell>
          <table:table-cell office:value-type="float" office:value="97126" calcext:value-type="float">
            <text:p>97126</text:p>
          </table:table-cell>
          <table:table-cell office:value-type="float" office:value="267310" calcext:value-type="float">
            <text:p>267310</text:p>
          </table:table-cell>
          <table:table-cell office:value-type="float" office:value="1753.445046" calcext:value-type="float">
            <text:p>1753,4450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6</text:p>
          </table:table-cell>
          <table:table-cell office:value-type="float" office:value="155110" calcext:value-type="float">
            <text:p>155110</text:p>
          </table:table-cell>
          <table:table-cell office:value-type="float" office:value="56090" calcext:value-type="float">
            <text:p>56090</text:p>
          </table:table-cell>
          <table:table-cell office:value-type="float" office:value="99020" calcext:value-type="float">
            <text:p>99020</text:p>
          </table:table-cell>
          <table:table-cell office:value-type="float" office:value="632.2258532" calcext:value-type="float">
            <text:p>632,225853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7</text:p>
          </table:table-cell>
          <table:table-cell office:value-type="float" office:value="448607" calcext:value-type="float">
            <text:p>448607</text:p>
          </table:table-cell>
          <table:table-cell office:value-type="float" office:value="105023" calcext:value-type="float">
            <text:p>105023</text:p>
          </table:table-cell>
          <table:table-cell office:value-type="float" office:value="343584" calcext:value-type="float">
            <text:p>343584</text:p>
          </table:table-cell>
          <table:table-cell office:value-type="float" office:value="2292.356392" calcext:value-type="float">
            <text:p>2292,35639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8</text:p>
          </table:table-cell>
          <table:table-cell office:value-type="float" office:value="700539" calcext:value-type="float">
            <text:p>700539</text:p>
          </table:table-cell>
          <table:table-cell office:value-type="float" office:value="111003" calcext:value-type="float">
            <text:p>111003</text:p>
          </table:table-cell>
          <table:table-cell office:value-type="float" office:value="589536" calcext:value-type="float">
            <text:p>589536</text:p>
          </table:table-cell>
          <table:table-cell office:value-type="float" office:value="1448.102223" calcext:value-type="float">
            <text:p>1448,10222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9</text:p>
          </table:table-cell>
          <table:table-cell office:value-type="float" office:value="331299" calcext:value-type="float">
            <text:p>331299</text:p>
          </table:table-cell>
          <table:table-cell office:value-type="float" office:value="87564" calcext:value-type="float">
            <text:p>87564</text:p>
          </table:table-cell>
          <table:table-cell office:value-type="float" office:value="243735" calcext:value-type="float">
            <text:p>243735</text:p>
          </table:table-cell>
          <table:table-cell office:value-type="float" office:value="2131.008787" calcext:value-type="float">
            <text:p>2131,00878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0</text:p>
          </table:table-cell>
          <table:table-cell office:value-type="float" office:value="610756" calcext:value-type="float">
            <text:p>610756</text:p>
          </table:table-cell>
          <table:table-cell office:value-type="float" office:value="109856" calcext:value-type="float">
            <text:p>109856</text:p>
          </table:table-cell>
          <table:table-cell office:value-type="float" office:value="500900" calcext:value-type="float">
            <text:p>500900</text:p>
          </table:table-cell>
          <table:table-cell office:value-type="float" office:value="1555.622815" calcext:value-type="float">
            <text:p>1555,6228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1</text:p>
          </table:table-cell>
          <table:table-cell office:value-type="float" office:value="30882" calcext:value-type="float">
            <text:p>30882</text:p>
          </table:table-cell>
          <table:table-cell office:value-type="float" office:value="15466" calcext:value-type="float">
            <text:p>15466</text:p>
          </table:table-cell>
          <table:table-cell office:value-type="float" office:value="15416" calcext:value-type="float">
            <text:p>15416</text:p>
          </table:table-cell>
          <table:table-cell office:value-type="float" office:value="68.59854501" calcext:value-type="float">
            <text:p>68,5985450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2</text:p>
          </table:table-cell>
          <table:table-cell office:value-type="float" office:value="461259" calcext:value-type="float">
            <text:p>461259</text:p>
          </table:table-cell>
          <table:table-cell office:value-type="float" office:value="72310" calcext:value-type="float">
            <text:p>72310</text:p>
          </table:table-cell>
          <table:table-cell office:value-type="float" office:value="388949" calcext:value-type="float">
            <text:p>388949</text:p>
          </table:table-cell>
          <table:table-cell office:value-type="float" office:value="617.397787" calcext:value-type="float">
            <text:p>617,39778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3</text:p>
          </table:table-cell>
          <table:table-cell office:value-type="float" office:value="388478" calcext:value-type="float">
            <text:p>388478</text:p>
          </table:table-cell>
          <table:table-cell office:value-type="float" office:value="65878" calcext:value-type="float">
            <text:p>65878</text:p>
          </table:table-cell>
          <table:table-cell office:value-type="float" office:value="322600" calcext:value-type="float">
            <text:p>322600</text:p>
          </table:table-cell>
          <table:table-cell office:value-type="float" office:value="683.5217031" calcext:value-type="float">
            <text:p>683,521703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4</text:p>
          </table:table-cell>
          <table:table-cell office:value-type="float" office:value="1027028" calcext:value-type="float">
            <text:p>1027028</text:p>
          </table:table-cell>
          <table:table-cell office:value-type="float" office:value="128648" calcext:value-type="float">
            <text:p>128648</text:p>
          </table:table-cell>
          <table:table-cell office:value-type="float" office:value="898380" calcext:value-type="float">
            <text:p>898380</text:p>
          </table:table-cell>
          <table:table-cell office:value-type="float" office:value="2066.808341" calcext:value-type="float">
            <text:p>2066,80834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5</text:p>
          </table:table-cell>
          <table:table-cell office:value-type="float" office:value="561721" calcext:value-type="float">
            <text:p>561721</text:p>
          </table:table-cell>
          <table:table-cell office:value-type="float" office:value="107409" calcext:value-type="float">
            <text:p>107409</text:p>
          </table:table-cell>
          <table:table-cell office:value-type="float" office:value="454312" calcext:value-type="float">
            <text:p>454312</text:p>
          </table:table-cell>
          <table:table-cell office:value-type="float" office:value="2168.759245" calcext:value-type="float">
            <text:p>2168,75924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6</text:p>
          </table:table-cell>
          <table:table-cell office:value-type="float" office:value="889630" calcext:value-type="float">
            <text:p>889630</text:p>
          </table:table-cell>
          <table:table-cell office:value-type="float" office:value="104370" calcext:value-type="float">
            <text:p>104370</text:p>
          </table:table-cell>
          <table:table-cell office:value-type="float" office:value="785260" calcext:value-type="float">
            <text:p>785260</text:p>
          </table:table-cell>
          <table:table-cell office:value-type="float" office:value="1472.158927" calcext:value-type="float">
            <text:p>1472,15892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7</text:p>
          </table:table-cell>
          <table:table-cell office:value-type="float" office:value="1226567" calcext:value-type="float">
            <text:p>1226567</text:p>
          </table:table-cell>
          <table:table-cell office:value-type="float" office:value="127685" calcext:value-type="float">
            <text:p>127685</text:p>
          </table:table-cell>
          <table:table-cell office:value-type="float" office:value="1098882" calcext:value-type="float">
            <text:p>1098882</text:p>
          </table:table-cell>
          <table:table-cell office:value-type="float" office:value="2625.554553" calcext:value-type="float">
            <text:p>2625,55455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8</text:p>
          </table:table-cell>
          <table:table-cell office:value-type="float" office:value="901442" calcext:value-type="float">
            <text:p>901442</text:p>
          </table:table-cell>
          <table:table-cell office:value-type="float" office:value="114542" calcext:value-type="float">
            <text:p>114542</text:p>
          </table:table-cell>
          <table:table-cell office:value-type="float" office:value="786900" calcext:value-type="float">
            <text:p>786900</text:p>
          </table:table-cell>
          <table:table-cell office:value-type="float" office:value="1741.036439" calcext:value-type="float">
            <text:p>1741,03643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9</text:p>
          </table:table-cell>
          <table:table-cell office:value-type="float" office:value="152251" calcext:value-type="float">
            <text:p>152251</text:p>
          </table:table-cell>
          <table:table-cell office:value-type="float" office:value="49806" calcext:value-type="float">
            <text:p>49806</text:p>
          </table:table-cell>
          <table:table-cell office:value-type="float" office:value="102445" calcext:value-type="float">
            <text:p>102445</text:p>
          </table:table-cell>
          <table:table-cell office:value-type="float" office:value="519.7464998" calcext:value-type="float">
            <text:p>519,746499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0</text:p>
          </table:table-cell>
          <table:table-cell office:value-type="float" office:value="1274685" calcext:value-type="float">
            <text:p>1274685</text:p>
          </table:table-cell>
          <table:table-cell office:value-type="float" office:value="141021" calcext:value-type="float">
            <text:p>141021</text:p>
          </table:table-cell>
          <table:table-cell office:value-type="float" office:value="1133664" calcext:value-type="float">
            <text:p>1133664</text:p>
          </table:table-cell>
          <table:table-cell office:value-type="float" office:value="2524.29989" calcext:value-type="float">
            <text:p>2524,2998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1</text:p>
          </table:table-cell>
          <table:table-cell office:value-type="float" office:value="460545" calcext:value-type="float">
            <text:p>460545</text:p>
          </table:table-cell>
          <table:table-cell office:value-type="float" office:value="79140" calcext:value-type="float">
            <text:p>79140</text:p>
          </table:table-cell>
          <table:table-cell office:value-type="float" office:value="381405" calcext:value-type="float">
            <text:p>381405</text:p>
          </table:table-cell>
          <table:table-cell office:value-type="float" office:value="1117.993837" calcext:value-type="float">
            <text:p>1117,99383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2</text:p>
          </table:table-cell>
          <table:table-cell office:value-type="float" office:value="313538" calcext:value-type="float">
            <text:p>313538</text:p>
          </table:table-cell>
          <table:table-cell office:value-type="float" office:value="70668" calcext:value-type="float">
            <text:p>70668</text:p>
          </table:table-cell>
          <table:table-cell office:value-type="float" office:value="242870" calcext:value-type="float">
            <text:p>242870</text:p>
          </table:table-cell>
          <table:table-cell office:value-type="float" office:value="721.22334" calcext:value-type="float">
            <text:p>721,2233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3</text:p>
          </table:table-cell>
          <table:table-cell office:value-type="float" office:value="414392" calcext:value-type="float">
            <text:p>414392</text:p>
          </table:table-cell>
          <table:table-cell office:value-type="float" office:value="87971" calcext:value-type="float">
            <text:p>87971</text:p>
          </table:table-cell>
          <table:table-cell office:value-type="float" office:value="326421" calcext:value-type="float">
            <text:p>326421</text:p>
          </table:table-cell>
          <table:table-cell office:value-type="float" office:value="1457.918098" calcext:value-type="float">
            <text:p>1457,91809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4</text:p>
          </table:table-cell>
          <table:table-cell office:value-type="float" office:value="469462" calcext:value-type="float">
            <text:p>469462</text:p>
          </table:table-cell>
          <table:table-cell office:value-type="float" office:value="107266" calcext:value-type="float">
            <text:p>107266</text:p>
          </table:table-cell>
          <table:table-cell office:value-type="float" office:value="362196" calcext:value-type="float">
            <text:p>362196</text:p>
          </table:table-cell>
          <table:table-cell office:value-type="float" office:value="2088.997323" calcext:value-type="float">
            <text:p>2088,99732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5</text:p>
          </table:table-cell>
          <table:table-cell office:value-type="float" office:value="796605" calcext:value-type="float">
            <text:p>796605</text:p>
          </table:table-cell>
          <table:table-cell office:value-type="float" office:value="136277" calcext:value-type="float">
            <text:p>136277</text:p>
          </table:table-cell>
          <table:table-cell office:value-type="float" office:value="660328" calcext:value-type="float">
            <text:p>660328</text:p>
          </table:table-cell>
          <table:table-cell office:value-type="float" office:value="2592.321308" calcext:value-type="float">
            <text:p>2592,32130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6</text:p>
          </table:table-cell>
          <table:table-cell office:value-type="float" office:value="697017" calcext:value-type="float">
            <text:p>697017</text:p>
          </table:table-cell>
          <table:table-cell office:value-type="float" office:value="113665" calcext:value-type="float">
            <text:p>113665</text:p>
          </table:table-cell>
          <table:table-cell office:value-type="float" office:value="583352" calcext:value-type="float">
            <text:p>583352</text:p>
          </table:table-cell>
          <table:table-cell office:value-type="float" office:value="2388.744206" calcext:value-type="float">
            <text:p>2388,74420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7</text:p>
          </table:table-cell>
          <table:table-cell office:value-type="float" office:value="1424159" calcext:value-type="float">
            <text:p>1424159</text:p>
          </table:table-cell>
          <table:table-cell office:value-type="float" office:value="142973" calcext:value-type="float">
            <text:p>142973</text:p>
          </table:table-cell>
          <table:table-cell office:value-type="float" office:value="1281186" calcext:value-type="float">
            <text:p>1281186</text:p>
          </table:table-cell>
          <table:table-cell office:value-type="float" office:value="2755.43352" calcext:value-type="float">
            <text:p>2755,4335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8</text:p>
          </table:table-cell>
          <table:table-cell office:value-type="float" office:value="469966" calcext:value-type="float">
            <text:p>469966</text:p>
          </table:table-cell>
          <table:table-cell office:value-type="float" office:value="77470" calcext:value-type="float">
            <text:p>77470</text:p>
          </table:table-cell>
          <table:table-cell office:value-type="float" office:value="392496" calcext:value-type="float">
            <text:p>392496</text:p>
          </table:table-cell>
          <table:table-cell office:value-type="float" office:value="853.483069" calcext:value-type="float">
            <text:p>853,48306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9</text:p>
          </table:table-cell>
          <table:table-cell office:value-type="float" office:value="1372452" calcext:value-type="float">
            <text:p>1372452</text:p>
          </table:table-cell>
          <table:table-cell office:value-type="float" office:value="145817" calcext:value-type="float">
            <text:p>145817</text:p>
          </table:table-cell>
          <table:table-cell office:value-type="float" office:value="1226635" calcext:value-type="float">
            <text:p>1226635</text:p>
          </table:table-cell>
          <table:table-cell office:value-type="float" office:value="2678.896353" calcext:value-type="float">
            <text:p>2678,89635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0</text:p>
          </table:table-cell>
          <table:table-cell office:value-type="float" office:value="579766" calcext:value-type="float">
            <text:p>579766</text:p>
          </table:table-cell>
          <table:table-cell office:value-type="float" office:value="99814" calcext:value-type="float">
            <text:p>99814</text:p>
          </table:table-cell>
          <table:table-cell office:value-type="float" office:value="479952" calcext:value-type="float">
            <text:p>479952</text:p>
          </table:table-cell>
          <table:table-cell office:value-type="float" office:value="1723.089705" calcext:value-type="float">
            <text:p>1723,08970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1</text:p>
          </table:table-cell>
          <table:table-cell office:value-type="float" office:value="1207903" calcext:value-type="float">
            <text:p>1207903</text:p>
          </table:table-cell>
          <table:table-cell office:value-type="float" office:value="144594" calcext:value-type="float">
            <text:p>144594</text:p>
          </table:table-cell>
          <table:table-cell office:value-type="float" office:value="1063309" calcext:value-type="float">
            <text:p>1063309</text:p>
          </table:table-cell>
          <table:table-cell office:value-type="float" office:value="2795.607162" calcext:value-type="float">
            <text:p>2795,60716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2</text:p>
          </table:table-cell>
          <table:table-cell office:value-type="float" office:value="488862" calcext:value-type="float">
            <text:p>488862</text:p>
          </table:table-cell>
          <table:table-cell office:value-type="float" office:value="107229" calcext:value-type="float">
            <text:p>107229</text:p>
          </table:table-cell>
          <table:table-cell office:value-type="float" office:value="381633" calcext:value-type="float">
            <text:p>381633</text:p>
          </table:table-cell>
          <table:table-cell office:value-type="float" office:value="1982.734784" calcext:value-type="float">
            <text:p>1982,7347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3</text:p>
          </table:table-cell>
          <table:table-cell office:value-type="float" office:value="1076739" calcext:value-type="float">
            <text:p>1076739</text:p>
          </table:table-cell>
          <table:table-cell office:value-type="float" office:value="133434" calcext:value-type="float">
            <text:p>133434</text:p>
          </table:table-cell>
          <table:table-cell office:value-type="float" office:value="943305" calcext:value-type="float">
            <text:p>943305</text:p>
          </table:table-cell>
          <table:table-cell office:value-type="float" office:value="2610.714404" calcext:value-type="float">
            <text:p>2610,71440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4</text:p>
          </table:table-cell>
          <table:table-cell office:value-type="float" office:value="1154489" calcext:value-type="float">
            <text:p>1154489</text:p>
          </table:table-cell>
          <table:table-cell office:value-type="float" office:value="124195" calcext:value-type="float">
            <text:p>124195</text:p>
          </table:table-cell>
          <table:table-cell office:value-type="float" office:value="1030294" calcext:value-type="float">
            <text:p>1030294</text:p>
          </table:table-cell>
          <table:table-cell office:value-type="float" office:value="2004.962023" calcext:value-type="float">
            <text:p>2004,96202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5</text:p>
          </table:table-cell>
          <table:table-cell office:value-type="float" office:value="543146" calcext:value-type="float">
            <text:p>543146</text:p>
          </table:table-cell>
          <table:table-cell office:value-type="float" office:value="121394" calcext:value-type="float">
            <text:p>121394</text:p>
          </table:table-cell>
          <table:table-cell office:value-type="float" office:value="421752" calcext:value-type="float">
            <text:p>421752</text:p>
          </table:table-cell>
          <table:table-cell office:value-type="float" office:value="2539.055895" calcext:value-type="float">
            <text:p>2539,05589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6</text:p>
          </table:table-cell>
          <table:table-cell office:value-type="float" office:value="555170" calcext:value-type="float">
            <text:p>555170</text:p>
          </table:table-cell>
          <table:table-cell office:value-type="float" office:value="97955" calcext:value-type="float">
            <text:p>97955</text:p>
          </table:table-cell>
          <table:table-cell office:value-type="float" office:value="457215" calcext:value-type="float">
            <text:p>457215</text:p>
          </table:table-cell>
          <table:table-cell office:value-type="float" office:value="1262.64851" calcext:value-type="float">
            <text:p>1262,6485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7</text:p>
          </table:table-cell>
          <table:table-cell office:value-type="float" office:value="1284102" calcext:value-type="float">
            <text:p>1284102</text:p>
          </table:table-cell>
          <table:table-cell office:value-type="float" office:value="131868" calcext:value-type="float">
            <text:p>131868</text:p>
          </table:table-cell>
          <table:table-cell office:value-type="float" office:value="1152234" calcext:value-type="float">
            <text:p>1152234</text:p>
          </table:table-cell>
          <table:table-cell office:value-type="float" office:value="2159.53451" calcext:value-type="float">
            <text:p>2159,5345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8</text:p>
          </table:table-cell>
          <table:table-cell office:value-type="float" office:value="1055441" calcext:value-type="float">
            <text:p>1055441</text:p>
          </table:table-cell>
          <table:table-cell office:value-type="float" office:value="121512" calcext:value-type="float">
            <text:p>121512</text:p>
          </table:table-cell>
          <table:table-cell office:value-type="float" office:value="933929" calcext:value-type="float">
            <text:p>933929</text:p>
          </table:table-cell>
          <table:table-cell office:value-type="float" office:value="1714.450003" calcext:value-type="float">
            <text:p>1714,45000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9</text:p>
          </table:table-cell>
          <table:table-cell office:value-type="float" office:value="193373" calcext:value-type="float">
            <text:p>193373</text:p>
          </table:table-cell>
          <table:table-cell office:value-type="float" office:value="52232" calcext:value-type="float">
            <text:p>52232</text:p>
          </table:table-cell>
          <table:table-cell office:value-type="float" office:value="141141" calcext:value-type="float">
            <text:p>141141</text:p>
          </table:table-cell>
          <table:table-cell office:value-type="float" office:value="382.5475581" calcext:value-type="float">
            <text:p>382,547558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0</text:p>
          </table:table-cell>
          <table:table-cell office:value-type="float" office:value="637560" calcext:value-type="float">
            <text:p>637560</text:p>
          </table:table-cell>
          <table:table-cell office:value-type="float" office:value="96390" calcext:value-type="float">
            <text:p>96390</text:p>
          </table:table-cell>
          <table:table-cell office:value-type="float" office:value="541170" calcext:value-type="float">
            <text:p>541170</text:p>
          </table:table-cell>
          <table:table-cell office:value-type="float" office:value="1710.719717" calcext:value-type="float">
            <text:p>1710,71971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1</text:p>
          </table:table-cell>
          <table:table-cell office:value-type="float" office:value="1299349" calcext:value-type="float">
            <text:p>1299349</text:p>
          </table:table-cell>
          <table:table-cell office:value-type="float" office:value="161303" calcext:value-type="float">
            <text:p>161303</text:p>
          </table:table-cell>
          <table:table-cell office:value-type="float" office:value="1138046" calcext:value-type="float">
            <text:p>1138046</text:p>
          </table:table-cell>
          <table:table-cell office:value-type="float" office:value="2574.412358" calcext:value-type="float">
            <text:p>2574,41235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2</text:p>
          </table:table-cell>
          <table:table-cell office:value-type="float" office:value="422694" calcext:value-type="float">
            <text:p>422694</text:p>
          </table:table-cell>
          <table:table-cell office:value-type="float" office:value="74079" calcext:value-type="float">
            <text:p>74079</text:p>
          </table:table-cell>
          <table:table-cell office:value-type="float" office:value="348615" calcext:value-type="float">
            <text:p>348615</text:p>
          </table:table-cell>
          <table:table-cell office:value-type="float" office:value="935.6829692" calcext:value-type="float">
            <text:p>935,682969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3</text:p>
          </table:table-cell>
          <table:table-cell office:value-type="float" office:value="507282" calcext:value-type="float">
            <text:p>507282</text:p>
          </table:table-cell>
          <table:table-cell office:value-type="float" office:value="100806" calcext:value-type="float">
            <text:p>100806</text:p>
          </table:table-cell>
          <table:table-cell office:value-type="float" office:value="406476" calcext:value-type="float">
            <text:p>406476</text:p>
          </table:table-cell>
          <table:table-cell office:value-type="float" office:value="1736.084846" calcext:value-type="float">
            <text:p>1736,0848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4</text:p>
          </table:table-cell>
          <table:table-cell office:value-type="float" office:value="761219" calcext:value-type="float">
            <text:p>761219</text:p>
          </table:table-cell>
          <table:table-cell office:value-type="float" office:value="125399" calcext:value-type="float">
            <text:p>125399</text:p>
          </table:table-cell>
          <table:table-cell office:value-type="float" office:value="635820" calcext:value-type="float">
            <text:p>635820</text:p>
          </table:table-cell>
          <table:table-cell office:value-type="float" office:value="2000.700806" calcext:value-type="float">
            <text:p>2000,70080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5</text:p>
          </table:table-cell>
          <table:table-cell office:value-type="float" office:value="721867" calcext:value-type="float">
            <text:p>721867</text:p>
          </table:table-cell>
          <table:table-cell office:value-type="float" office:value="105433" calcext:value-type="float">
            <text:p>105433</text:p>
          </table:table-cell>
          <table:table-cell office:value-type="float" office:value="616434" calcext:value-type="float">
            <text:p>616434</text:p>
          </table:table-cell>
          <table:table-cell office:value-type="float" office:value="2241.01433" calcext:value-type="float">
            <text:p>2241,0143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6</text:p>
          </table:table-cell>
          <table:table-cell office:value-type="float" office:value="634737" calcext:value-type="float">
            <text:p>634737</text:p>
          </table:table-cell>
          <table:table-cell office:value-type="float" office:value="113061" calcext:value-type="float">
            <text:p>113061</text:p>
          </table:table-cell>
          <table:table-cell office:value-type="float" office:value="521676" calcext:value-type="float">
            <text:p>521676</text:p>
          </table:table-cell>
          <table:table-cell office:value-type="float" office:value="2360.403792" calcext:value-type="float">
            <text:p>2360,40379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7</text:p>
          </table:table-cell>
          <table:table-cell office:value-type="float" office:value="410327" calcext:value-type="float">
            <text:p>410327</text:p>
          </table:table-cell>
          <table:table-cell office:value-type="float" office:value="72122" calcext:value-type="float">
            <text:p>72122</text:p>
          </table:table-cell>
          <table:table-cell office:value-type="float" office:value="338205" calcext:value-type="float">
            <text:p>338205</text:p>
          </table:table-cell>
          <table:table-cell office:value-type="float" office:value="841.7362231" calcext:value-type="float">
            <text:p>841,736223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8</text:p>
          </table:table-cell>
          <table:table-cell office:value-type="float" office:value="777461" calcext:value-type="float">
            <text:p>777461</text:p>
          </table:table-cell>
          <table:table-cell office:value-type="float" office:value="104459" calcext:value-type="float">
            <text:p>104459</text:p>
          </table:table-cell>
          <table:table-cell office:value-type="float" office:value="673002" calcext:value-type="float">
            <text:p>673002</text:p>
          </table:table-cell>
          <table:table-cell office:value-type="float" office:value="1212.588647" calcext:value-type="float">
            <text:p>1212,58864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9</text:p>
          </table:table-cell>
          <table:table-cell office:value-type="float" office:value="304209" calcext:value-type="float">
            <text:p>304209</text:p>
          </table:table-cell>
          <table:table-cell office:value-type="float" office:value="69399" calcext:value-type="float">
            <text:p>69399</text:p>
          </table:table-cell>
          <table:table-cell office:value-type="float" office:value="234810" calcext:value-type="float">
            <text:p>234810</text:p>
          </table:table-cell>
          <table:table-cell office:value-type="float" office:value="890.5732466" calcext:value-type="float">
            <text:p>890,573246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0</text:p>
          </table:table-cell>
          <table:table-cell office:value-type="float" office:value="423755" calcext:value-type="float">
            <text:p>423755</text:p>
          </table:table-cell>
          <table:table-cell office:value-type="float" office:value="76340" calcext:value-type="float">
            <text:p>76340</text:p>
          </table:table-cell>
          <table:table-cell office:value-type="float" office:value="347415" calcext:value-type="float">
            <text:p>347415</text:p>
          </table:table-cell>
          <table:table-cell office:value-type="float" office:value="851.0096224" calcext:value-type="float">
            <text:p>851,009622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1</text:p>
          </table:table-cell>
          <table:table-cell office:value-type="float" office:value="569287" calcext:value-type="float">
            <text:p>569287</text:p>
          </table:table-cell>
          <table:table-cell office:value-type="float" office:value="120146" calcext:value-type="float">
            <text:p>120146</text:p>
          </table:table-cell>
          <table:table-cell office:value-type="float" office:value="449141" calcext:value-type="float">
            <text:p>449141</text:p>
          </table:table-cell>
          <table:table-cell office:value-type="float" office:value="1913.605547" calcext:value-type="float">
            <text:p>1913,60554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2</text:p>
          </table:table-cell>
          <table:table-cell office:value-type="float" office:value="442916" calcext:value-type="float">
            <text:p>442916</text:p>
          </table:table-cell>
          <table:table-cell office:value-type="float" office:value="110061" calcext:value-type="float">
            <text:p>110061</text:p>
          </table:table-cell>
          <table:table-cell office:value-type="float" office:value="332855" calcext:value-type="float">
            <text:p>332855</text:p>
          </table:table-cell>
          <table:table-cell office:value-type="float" office:value="2137.865557" calcext:value-type="float">
            <text:p>2137,86555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3</text:p>
          </table:table-cell>
          <table:table-cell office:value-type="float" office:value="1497929" calcext:value-type="float">
            <text:p>1497929</text:p>
          </table:table-cell>
          <table:table-cell office:value-type="float" office:value="157929" calcext:value-type="float">
            <text:p>157929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2681.424922" calcext:value-type="float">
            <text:p>2681,42492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4</text:p>
          </table:table-cell>
          <table:table-cell office:value-type="float" office:value="1217619" calcext:value-type="float">
            <text:p>1217619</text:p>
          </table:table-cell>
          <table:table-cell office:value-type="float" office:value="137203" calcext:value-type="float">
            <text:p>137203</text:p>
          </table:table-cell>
          <table:table-cell office:value-type="float" office:value="1080416" calcext:value-type="float">
            <text:p>1080416</text:p>
          </table:table-cell>
          <table:table-cell office:value-type="float" office:value="2082.282172" calcext:value-type="float">
            <text:p>2082,28217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5</text:p>
          </table:table-cell>
          <table:table-cell office:value-type="float" office:value="364710" calcext:value-type="float">
            <text:p>364710</text:p>
          </table:table-cell>
          <table:table-cell office:value-type="float" office:value="97310" calcext:value-type="float">
            <text:p>97310</text:p>
          </table:table-cell>
          <table:table-cell office:value-type="float" office:value="267400" calcext:value-type="float">
            <text:p>267400</text:p>
          </table:table-cell>
          <table:table-cell office:value-type="float" office:value="1747.840165" calcext:value-type="float">
            <text:p>1747,84016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6</text:p>
          </table:table-cell>
          <table:table-cell office:value-type="float" office:value="154904" calcext:value-type="float">
            <text:p>154904</text:p>
          </table:table-cell>
          <table:table-cell office:value-type="float" office:value="55299" calcext:value-type="float">
            <text:p>55299</text:p>
          </table:table-cell>
          <table:table-cell office:value-type="float" office:value="99605" calcext:value-type="float">
            <text:p>99605</text:p>
          </table:table-cell>
          <table:table-cell office:value-type="float" office:value="632.2318196" calcext:value-type="float">
            <text:p>632,231819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7</text:p>
          </table:table-cell>
          <table:table-cell office:value-type="float" office:value="448067" calcext:value-type="float">
            <text:p>448067</text:p>
          </table:table-cell>
          <table:table-cell office:value-type="float" office:value="103487" calcext:value-type="float">
            <text:p>103487</text:p>
          </table:table-cell>
          <table:table-cell office:value-type="float" office:value="344580" calcext:value-type="float">
            <text:p>344580</text:p>
          </table:table-cell>
          <table:table-cell office:value-type="float" office:value="2295.480976" calcext:value-type="float">
            <text:p>2295,48097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8</text:p>
          </table:table-cell>
          <table:table-cell office:value-type="float" office:value="699317" calcext:value-type="float">
            <text:p>699317</text:p>
          </table:table-cell>
          <table:table-cell office:value-type="float" office:value="110513" calcext:value-type="float">
            <text:p>110513</text:p>
          </table:table-cell>
          <table:table-cell office:value-type="float" office:value="588804" calcext:value-type="float">
            <text:p>588804</text:p>
          </table:table-cell>
          <table:table-cell office:value-type="float" office:value="1451.168367" calcext:value-type="float">
            <text:p>1451,1683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9</text:p>
          </table:table-cell>
          <table:table-cell office:value-type="float" office:value="331563" calcext:value-type="float">
            <text:p>331563</text:p>
          </table:table-cell>
          <table:table-cell office:value-type="float" office:value="86388" calcext:value-type="float">
            <text:p>86388</text:p>
          </table:table-cell>
          <table:table-cell office:value-type="float" office:value="245175" calcext:value-type="float">
            <text:p>245175</text:p>
          </table:table-cell>
          <table:table-cell office:value-type="float" office:value="2127.293646" calcext:value-type="float">
            <text:p>2127,29364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0</text:p>
          </table:table-cell>
          <table:table-cell office:value-type="float" office:value="611343" calcext:value-type="float">
            <text:p>611343</text:p>
          </table:table-cell>
          <table:table-cell office:value-type="float" office:value="110083" calcext:value-type="float">
            <text:p>110083</text:p>
          </table:table-cell>
          <table:table-cell office:value-type="float" office:value="501260" calcext:value-type="float">
            <text:p>501260</text:p>
          </table:table-cell>
          <table:table-cell office:value-type="float" office:value="1551.304591" calcext:value-type="float">
            <text:p>1551,30459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1</text:p>
          </table:table-cell>
          <table:table-cell office:value-type="float" office:value="31037" calcext:value-type="float">
            <text:p>31037</text:p>
          </table:table-cell>
          <table:table-cell office:value-type="float" office:value="15253" calcext:value-type="float">
            <text:p>15253</text:p>
          </table:table-cell>
          <table:table-cell office:value-type="float" office:value="15784" calcext:value-type="float">
            <text:p>15784</text:p>
          </table:table-cell>
          <table:table-cell office:value-type="float" office:value="68.59857751" calcext:value-type="float">
            <text:p>68,5985775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2</text:p>
          </table:table-cell>
          <table:table-cell office:value-type="float" office:value="460485" calcext:value-type="float">
            <text:p>460485</text:p>
          </table:table-cell>
          <table:table-cell office:value-type="float" office:value="71669" calcext:value-type="float">
            <text:p>71669</text:p>
          </table:table-cell>
          <table:table-cell office:value-type="float" office:value="388816" calcext:value-type="float">
            <text:p>388816</text:p>
          </table:table-cell>
          <table:table-cell office:value-type="float" office:value="617.3970394" calcext:value-type="float">
            <text:p>617,397039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3</text:p>
          </table:table-cell>
          <table:table-cell office:value-type="float" office:value="387551" calcext:value-type="float">
            <text:p>387551</text:p>
          </table:table-cell>
          <table:table-cell office:value-type="float" office:value="66011" calcext:value-type="float">
            <text:p>66011</text:p>
          </table:table-cell>
          <table:table-cell office:value-type="float" office:value="321540" calcext:value-type="float">
            <text:p>321540</text:p>
          </table:table-cell>
          <table:table-cell office:value-type="float" office:value="683.5214437" calcext:value-type="float">
            <text:p>683,521443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4</text:p>
          </table:table-cell>
          <table:table-cell office:value-type="float" office:value="1028747" calcext:value-type="float">
            <text:p>1028747</text:p>
          </table:table-cell>
          <table:table-cell office:value-type="float" office:value="129051" calcext:value-type="float">
            <text:p>129051</text:p>
          </table:table-cell>
          <table:table-cell office:value-type="float" office:value="899696" calcext:value-type="float">
            <text:p>899696</text:p>
          </table:table-cell>
          <table:table-cell office:value-type="float" office:value="2070.533568" calcext:value-type="float">
            <text:p>2070,53356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5</text:p>
          </table:table-cell>
          <table:table-cell office:value-type="float" office:value="561832" calcext:value-type="float">
            <text:p>561832</text:p>
          </table:table-cell>
          <table:table-cell office:value-type="float" office:value="106992" calcext:value-type="float">
            <text:p>106992</text:p>
          </table:table-cell>
          <table:table-cell office:value-type="float" office:value="454840" calcext:value-type="float">
            <text:p>454840</text:p>
          </table:table-cell>
          <table:table-cell office:value-type="float" office:value="2176.133263" calcext:value-type="float">
            <text:p>2176,13326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6</text:p>
          </table:table-cell>
          <table:table-cell office:value-type="float" office:value="889520" calcext:value-type="float">
            <text:p>889520</text:p>
          </table:table-cell>
          <table:table-cell office:value-type="float" office:value="103780" calcext:value-type="float">
            <text:p>103780</text:p>
          </table:table-cell>
          <table:table-cell office:value-type="float" office:value="785740" calcext:value-type="float">
            <text:p>785740</text:p>
          </table:table-cell>
          <table:table-cell office:value-type="float" office:value="1472.149674" calcext:value-type="float">
            <text:p>1472,14967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7</text:p>
          </table:table-cell>
          <table:table-cell office:value-type="float" office:value="1226597" calcext:value-type="float">
            <text:p>1226597</text:p>
          </table:table-cell>
          <table:table-cell office:value-type="float" office:value="125573" calcext:value-type="float">
            <text:p>125573</text:p>
          </table:table-cell>
          <table:table-cell office:value-type="float" office:value="1101024" calcext:value-type="float">
            <text:p>1101024</text:p>
          </table:table-cell>
          <table:table-cell office:value-type="float" office:value="2632.363304" calcext:value-type="float">
            <text:p>2632,36330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8</text:p>
          </table:table-cell>
          <table:table-cell office:value-type="float" office:value="902691" calcext:value-type="float">
            <text:p>902691</text:p>
          </table:table-cell>
          <table:table-cell office:value-type="float" office:value="113541" calcext:value-type="float">
            <text:p>113541</text:p>
          </table:table-cell>
          <table:table-cell office:value-type="float" office:value="789150" calcext:value-type="float">
            <text:p>789150</text:p>
          </table:table-cell>
          <table:table-cell office:value-type="float" office:value="1742.270567" calcext:value-type="float">
            <text:p>1742,2705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9</text:p>
          </table:table-cell>
          <table:table-cell office:value-type="float" office:value="151907" calcext:value-type="float">
            <text:p>151907</text:p>
          </table:table-cell>
          <table:table-cell office:value-type="float" office:value="49875" calcext:value-type="float">
            <text:p>49875</text:p>
          </table:table-cell>
          <table:table-cell office:value-type="float" office:value="102032" calcext:value-type="float">
            <text:p>102032</text:p>
          </table:table-cell>
          <table:table-cell office:value-type="float" office:value="519.7460472" calcext:value-type="float">
            <text:p>519,746047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0</text:p>
          </table:table-cell>
          <table:table-cell office:value-type="float" office:value="1275878" calcext:value-type="float">
            <text:p>1275878</text:p>
          </table:table-cell>
          <table:table-cell office:value-type="float" office:value="143446" calcext:value-type="float">
            <text:p>143446</text:p>
          </table:table-cell>
          <table:table-cell office:value-type="float" office:value="1132432" calcext:value-type="float">
            <text:p>1132432</text:p>
          </table:table-cell>
          <table:table-cell office:value-type="float" office:value="2523.021897" calcext:value-type="float">
            <text:p>2523,02189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1</text:p>
          </table:table-cell>
          <table:table-cell office:value-type="float" office:value="459720" calcext:value-type="float">
            <text:p>459720</text:p>
          </table:table-cell>
          <table:table-cell office:value-type="float" office:value="76725" calcext:value-type="float">
            <text:p>76725</text:p>
          </table:table-cell>
          <table:table-cell office:value-type="float" office:value="382995" calcext:value-type="float">
            <text:p>382995</text:p>
          </table:table-cell>
          <table:table-cell office:value-type="float" office:value="1117.998037" calcext:value-type="float">
            <text:p>1117,99803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2</text:p>
          </table:table-cell>
          <table:table-cell office:value-type="float" office:value="313382" calcext:value-type="float">
            <text:p>313382</text:p>
          </table:table-cell>
          <table:table-cell office:value-type="float" office:value="71312" calcext:value-type="float">
            <text:p>71312</text:p>
          </table:table-cell>
          <table:table-cell office:value-type="float" office:value="242070" calcext:value-type="float">
            <text:p>242070</text:p>
          </table:table-cell>
          <table:table-cell office:value-type="float" office:value="721.2243332" calcext:value-type="float">
            <text:p>721,224333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3</text:p>
          </table:table-cell>
          <table:table-cell office:value-type="float" office:value="413787" calcext:value-type="float">
            <text:p>413787</text:p>
          </table:table-cell>
          <table:table-cell office:value-type="float" office:value="87798" calcext:value-type="float">
            <text:p>87798</text:p>
          </table:table-cell>
          <table:table-cell office:value-type="float" office:value="325989" calcext:value-type="float">
            <text:p>325989</text:p>
          </table:table-cell>
          <table:table-cell office:value-type="float" office:value="1458.548168" calcext:value-type="float">
            <text:p>1458,54816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4</text:p>
          </table:table-cell>
          <table:table-cell office:value-type="float" office:value="469609" calcext:value-type="float">
            <text:p>469609</text:p>
          </table:table-cell>
          <table:table-cell office:value-type="float" office:value="106639" calcext:value-type="float">
            <text:p>106639</text:p>
          </table:table-cell>
          <table:table-cell office:value-type="float" office:value="362970" calcext:value-type="float">
            <text:p>362970</text:p>
          </table:table-cell>
          <table:table-cell office:value-type="float" office:value="2089.062301" calcext:value-type="float">
            <text:p>2089,06230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5</text:p>
          </table:table-cell>
          <table:table-cell office:value-type="float" office:value="796789" calcext:value-type="float">
            <text:p>796789</text:p>
          </table:table-cell>
          <table:table-cell office:value-type="float" office:value="137717" calcext:value-type="float">
            <text:p>137717</text:p>
          </table:table-cell>
          <table:table-cell office:value-type="float" office:value="659072" calcext:value-type="float">
            <text:p>659072</text:p>
          </table:table-cell>
          <table:table-cell office:value-type="float" office:value="2594.147274" calcext:value-type="float">
            <text:p>2594,14727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6</text:p>
          </table:table-cell>
          <table:table-cell office:value-type="float" office:value="696323" calcext:value-type="float">
            <text:p>696323</text:p>
          </table:table-cell>
          <table:table-cell office:value-type="float" office:value="114016" calcext:value-type="float">
            <text:p>114016</text:p>
          </table:table-cell>
          <table:table-cell office:value-type="float" office:value="582307" calcext:value-type="float">
            <text:p>582307</text:p>
          </table:table-cell>
          <table:table-cell office:value-type="float" office:value="2387.532199" calcext:value-type="float">
            <text:p>2387,53219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7</text:p>
          </table:table-cell>
          <table:table-cell office:value-type="float" office:value="1422336" calcext:value-type="float">
            <text:p>1422336</text:p>
          </table:table-cell>
          <table:table-cell office:value-type="float" office:value="142374" calcext:value-type="float">
            <text:p>142374</text:p>
          </table:table-cell>
          <table:table-cell office:value-type="float" office:value="1279962" calcext:value-type="float">
            <text:p>1279962</text:p>
          </table:table-cell>
          <table:table-cell office:value-type="float" office:value="2753.546875" calcext:value-type="float">
            <text:p>2753,54687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8</text:p>
          </table:table-cell>
          <table:table-cell office:value-type="float" office:value="469035" calcext:value-type="float">
            <text:p>469035</text:p>
          </table:table-cell>
          <table:table-cell office:value-type="float" office:value="78596" calcext:value-type="float">
            <text:p>78596</text:p>
          </table:table-cell>
          <table:table-cell office:value-type="float" office:value="390439" calcext:value-type="float">
            <text:p>390439</text:p>
          </table:table-cell>
          <table:table-cell office:value-type="float" office:value="853.4826107" calcext:value-type="float">
            <text:p>853,482610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9</text:p>
          </table:table-cell>
          <table:table-cell office:value-type="float" office:value="1375441" calcext:value-type="float">
            <text:p>1375441</text:p>
          </table:table-cell>
          <table:table-cell office:value-type="float" office:value="145899" calcext:value-type="float">
            <text:p>145899</text:p>
          </table:table-cell>
          <table:table-cell office:value-type="float" office:value="1229542" calcext:value-type="float">
            <text:p>1229542</text:p>
          </table:table-cell>
          <table:table-cell office:value-type="float" office:value="2680.671746" calcext:value-type="float">
            <text:p>2680,67174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0</text:p>
          </table:table-cell>
          <table:table-cell office:value-type="float" office:value="580763" calcext:value-type="float">
            <text:p>580763</text:p>
          </table:table-cell>
          <table:table-cell office:value-type="float" office:value="99865" calcext:value-type="float">
            <text:p>99865</text:p>
          </table:table-cell>
          <table:table-cell office:value-type="float" office:value="480898" calcext:value-type="float">
            <text:p>480898</text:p>
          </table:table-cell>
          <table:table-cell office:value-type="float" office:value="1726.158224" calcext:value-type="float">
            <text:p>1726,15822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1</text:p>
          </table:table-cell>
          <table:table-cell office:value-type="float" office:value="1208012" calcext:value-type="float">
            <text:p>1208012</text:p>
          </table:table-cell>
          <table:table-cell office:value-type="float" office:value="144911" calcext:value-type="float">
            <text:p>144911</text:p>
          </table:table-cell>
          <table:table-cell office:value-type="float" office:value="1063101" calcext:value-type="float">
            <text:p>1063101</text:p>
          </table:table-cell>
          <table:table-cell office:value-type="float" office:value="2809.868355" calcext:value-type="float">
            <text:p>2809,86835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2</text:p>
          </table:table-cell>
          <table:table-cell office:value-type="float" office:value="488005" calcext:value-type="float">
            <text:p>488005</text:p>
          </table:table-cell>
          <table:table-cell office:value-type="float" office:value="105714" calcext:value-type="float">
            <text:p>105714</text:p>
          </table:table-cell>
          <table:table-cell office:value-type="float" office:value="382291" calcext:value-type="float">
            <text:p>382291</text:p>
          </table:table-cell>
          <table:table-cell office:value-type="float" office:value="1980.865966" calcext:value-type="float">
            <text:p>1980,86596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3</text:p>
          </table:table-cell>
          <table:table-cell office:value-type="float" office:value="1077400" calcext:value-type="float">
            <text:p>1077400</text:p>
          </table:table-cell>
          <table:table-cell office:value-type="float" office:value="135505" calcext:value-type="float">
            <text:p>135505</text:p>
          </table:table-cell>
          <table:table-cell office:value-type="float" office:value="941895" calcext:value-type="float">
            <text:p>941895</text:p>
          </table:table-cell>
          <table:table-cell office:value-type="float" office:value="2613.788578" calcext:value-type="float">
            <text:p>2613,78857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4</text:p>
          </table:table-cell>
          <table:table-cell office:value-type="float" office:value="1152376" calcext:value-type="float">
            <text:p>1152376</text:p>
          </table:table-cell>
          <table:table-cell office:value-type="float" office:value="122329" calcext:value-type="float">
            <text:p>122329</text:p>
          </table:table-cell>
          <table:table-cell office:value-type="float" office:value="1030047" calcext:value-type="float">
            <text:p>1030047</text:p>
          </table:table-cell>
          <table:table-cell office:value-type="float" office:value="2006.819614" calcext:value-type="float">
            <text:p>2006,81961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5</text:p>
          </table:table-cell>
          <table:table-cell office:value-type="float" office:value="542767" calcext:value-type="float">
            <text:p>542767</text:p>
          </table:table-cell>
          <table:table-cell office:value-type="float" office:value="122131" calcext:value-type="float">
            <text:p>122131</text:p>
          </table:table-cell>
          <table:table-cell office:value-type="float" office:value="420636" calcext:value-type="float">
            <text:p>420636</text:p>
          </table:table-cell>
          <table:table-cell office:value-type="float" office:value="2540.961724" calcext:value-type="float">
            <text:p>2540,96172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6</text:p>
          </table:table-cell>
          <table:table-cell office:value-type="float" office:value="554693" calcext:value-type="float">
            <text:p>554693</text:p>
          </table:table-cell>
          <table:table-cell office:value-type="float" office:value="96609" calcext:value-type="float">
            <text:p>96609</text:p>
          </table:table-cell>
          <table:table-cell office:value-type="float" office:value="458084" calcext:value-type="float">
            <text:p>458084</text:p>
          </table:table-cell>
          <table:table-cell office:value-type="float" office:value="1263.895989" calcext:value-type="float">
            <text:p>1263,89598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7</text:p>
          </table:table-cell>
          <table:table-cell office:value-type="float" office:value="1284853" calcext:value-type="float">
            <text:p>1284853</text:p>
          </table:table-cell>
          <table:table-cell office:value-type="float" office:value="131035" calcext:value-type="float">
            <text:p>131035</text:p>
          </table:table-cell>
          <table:table-cell office:value-type="float" office:value="1153818" calcext:value-type="float">
            <text:p>1153818</text:p>
          </table:table-cell>
          <table:table-cell office:value-type="float" office:value="2149.654974" calcext:value-type="float">
            <text:p>2149,65497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8</text:p>
          </table:table-cell>
          <table:table-cell office:value-type="float" office:value="1056556" calcext:value-type="float">
            <text:p>1056556</text:p>
          </table:table-cell>
          <table:table-cell office:value-type="float" office:value="122712" calcext:value-type="float">
            <text:p>122712</text:p>
          </table:table-cell>
          <table:table-cell office:value-type="float" office:value="933844" calcext:value-type="float">
            <text:p>933844</text:p>
          </table:table-cell>
          <table:table-cell office:value-type="float" office:value="1708.913075" calcext:value-type="float">
            <text:p>1708,91307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9</text:p>
          </table:table-cell>
          <table:table-cell office:value-type="float" office:value="193611" calcext:value-type="float">
            <text:p>193611</text:p>
          </table:table-cell>
          <table:table-cell office:value-type="float" office:value="52228" calcext:value-type="float">
            <text:p>52228</text:p>
          </table:table-cell>
          <table:table-cell office:value-type="float" office:value="141383" calcext:value-type="float">
            <text:p>141383</text:p>
          </table:table-cell>
          <table:table-cell office:value-type="float" office:value="382.5483253" calcext:value-type="float">
            <text:p>382,548325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0</text:p>
          </table:table-cell>
          <table:table-cell office:value-type="float" office:value="636746" calcext:value-type="float">
            <text:p>636746</text:p>
          </table:table-cell>
          <table:table-cell office:value-type="float" office:value="96116" calcext:value-type="float">
            <text:p>96116</text:p>
          </table:table-cell>
          <table:table-cell office:value-type="float" office:value="540630" calcext:value-type="float">
            <text:p>540630</text:p>
          </table:table-cell>
          <table:table-cell office:value-type="float" office:value="1711.958981" calcext:value-type="float">
            <text:p>1711,95898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1</text:p>
          </table:table-cell>
          <table:table-cell office:value-type="float" office:value="1298629" calcext:value-type="float">
            <text:p>1298629</text:p>
          </table:table-cell>
          <table:table-cell office:value-type="float" office:value="158841" calcext:value-type="float">
            <text:p>158841</text:p>
          </table:table-cell>
          <table:table-cell office:value-type="float" office:value="1139788" calcext:value-type="float">
            <text:p>1139788</text:p>
          </table:table-cell>
          <table:table-cell office:value-type="float" office:value="2582.99008" calcext:value-type="float">
            <text:p>2582,9900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2</text:p>
          </table:table-cell>
          <table:table-cell office:value-type="float" office:value="423145" calcext:value-type="float">
            <text:p>423145</text:p>
          </table:table-cell>
          <table:table-cell office:value-type="float" office:value="73510" calcext:value-type="float">
            <text:p>73510</text:p>
          </table:table-cell>
          <table:table-cell office:value-type="float" office:value="349635" calcext:value-type="float">
            <text:p>349635</text:p>
          </table:table-cell>
          <table:table-cell office:value-type="float" office:value="935.6812992" calcext:value-type="float">
            <text:p>935,681299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3</text:p>
          </table:table-cell>
          <table:table-cell office:value-type="float" office:value="506288" calcext:value-type="float">
            <text:p>506288</text:p>
          </table:table-cell>
          <table:table-cell office:value-type="float" office:value="99956" calcext:value-type="float">
            <text:p>99956</text:p>
          </table:table-cell>
          <table:table-cell office:value-type="float" office:value="406332" calcext:value-type="float">
            <text:p>406332</text:p>
          </table:table-cell>
          <table:table-cell office:value-type="float" office:value="1735.458578" calcext:value-type="float">
            <text:p>1735,45857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4</text:p>
          </table:table-cell>
          <table:table-cell office:value-type="float" office:value="762259" calcext:value-type="float">
            <text:p>762259</text:p>
          </table:table-cell>
          <table:table-cell office:value-type="float" office:value="126629" calcext:value-type="float">
            <text:p>126629</text:p>
          </table:table-cell>
          <table:table-cell office:value-type="float" office:value="635630" calcext:value-type="float">
            <text:p>635630</text:p>
          </table:table-cell>
          <table:table-cell office:value-type="float" office:value="2005.06284" calcext:value-type="float">
            <text:p>2005,0628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5</text:p>
          </table:table-cell>
          <table:table-cell office:value-type="float" office:value="722443" calcext:value-type="float">
            <text:p>722443</text:p>
          </table:table-cell>
          <table:table-cell office:value-type="float" office:value="105281" calcext:value-type="float">
            <text:p>105281</text:p>
          </table:table-cell>
          <table:table-cell office:value-type="float" office:value="617162" calcext:value-type="float">
            <text:p>617162</text:p>
          </table:table-cell>
          <table:table-cell office:value-type="float" office:value="2243.530258" calcext:value-type="float">
            <text:p>2243,53025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6</text:p>
          </table:table-cell>
          <table:table-cell office:value-type="float" office:value="635498" calcext:value-type="float">
            <text:p>635498</text:p>
          </table:table-cell>
          <table:table-cell office:value-type="float" office:value="113705" calcext:value-type="float">
            <text:p>113705</text:p>
          </table:table-cell>
          <table:table-cell office:value-type="float" office:value="521793" calcext:value-type="float">
            <text:p>521793</text:p>
          </table:table-cell>
          <table:table-cell office:value-type="float" office:value="2357.891276" calcext:value-type="float">
            <text:p>2357,89127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7</text:p>
          </table:table-cell>
          <table:table-cell office:value-type="float" office:value="410721" calcext:value-type="float">
            <text:p>410721</text:p>
          </table:table-cell>
          <table:table-cell office:value-type="float" office:value="72471" calcext:value-type="float">
            <text:p>72471</text:p>
          </table:table-cell>
          <table:table-cell office:value-type="float" office:value="338250" calcext:value-type="float">
            <text:p>338250</text:p>
          </table:table-cell>
          <table:table-cell office:value-type="float" office:value="841.7363765" calcext:value-type="float">
            <text:p>841,736376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8</text:p>
          </table:table-cell>
          <table:table-cell office:value-type="float" office:value="777535" calcext:value-type="float">
            <text:p>777535</text:p>
          </table:table-cell>
          <table:table-cell office:value-type="float" office:value="103129" calcext:value-type="float">
            <text:p>103129</text:p>
          </table:table-cell>
          <table:table-cell office:value-type="float" office:value="674406" calcext:value-type="float">
            <text:p>674406</text:p>
          </table:table-cell>
          <table:table-cell office:value-type="float" office:value="1213.196737" calcext:value-type="float">
            <text:p>1213,19673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9</text:p>
          </table:table-cell>
          <table:table-cell office:value-type="float" office:value="304585" calcext:value-type="float">
            <text:p>304585</text:p>
          </table:table-cell>
          <table:table-cell office:value-type="float" office:value="67605" calcext:value-type="float">
            <text:p>67605</text:p>
          </table:table-cell>
          <table:table-cell office:value-type="float" office:value="236980" calcext:value-type="float">
            <text:p>236980</text:p>
          </table:table-cell>
          <table:table-cell office:value-type="float" office:value="890.5615584" calcext:value-type="float">
            <text:p>890,561558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0</text:p>
          </table:table-cell>
          <table:table-cell office:value-type="float" office:value="423598" calcext:value-type="float">
            <text:p>423598</text:p>
          </table:table-cell>
          <table:table-cell office:value-type="float" office:value="77593" calcext:value-type="float">
            <text:p>77593</text:p>
          </table:table-cell>
          <table:table-cell office:value-type="float" office:value="346005" calcext:value-type="float">
            <text:p>346005</text:p>
          </table:table-cell>
          <table:table-cell office:value-type="float" office:value="851.0085573" calcext:value-type="float">
            <text:p>851,008557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1</text:p>
          </table:table-cell>
          <table:table-cell office:value-type="float" office:value="570761" calcext:value-type="float">
            <text:p>570761</text:p>
          </table:table-cell>
          <table:table-cell office:value-type="float" office:value="121417" calcext:value-type="float">
            <text:p>121417</text:p>
          </table:table-cell>
          <table:table-cell office:value-type="float" office:value="449344" calcext:value-type="float">
            <text:p>449344</text:p>
          </table:table-cell>
          <table:table-cell office:value-type="float" office:value="1904.273963" calcext:value-type="float">
            <text:p>1904,27396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2</text:p>
          </table:table-cell>
          <table:table-cell office:value-type="float" office:value="443143" calcext:value-type="float">
            <text:p>443143</text:p>
          </table:table-cell>
          <table:table-cell office:value-type="float" office:value="110418" calcext:value-type="float">
            <text:p>110418</text:p>
          </table:table-cell>
          <table:table-cell office:value-type="float" office:value="332725" calcext:value-type="float">
            <text:p>332725</text:p>
          </table:table-cell>
          <table:table-cell office:value-type="float" office:value="2139.16883" calcext:value-type="float">
            <text:p>2139,1688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3</text:p>
          </table:table-cell>
          <table:table-cell office:value-type="float" office:value="1496261" calcext:value-type="float">
            <text:p>1496261</text:p>
          </table:table-cell>
          <table:table-cell office:value-type="float" office:value="159061" calcext:value-type="float">
            <text:p>159061</text:p>
          </table:table-cell>
          <table:table-cell office:value-type="float" office:value="1337200" calcext:value-type="float">
            <text:p>1337200</text:p>
          </table:table-cell>
          <table:table-cell office:value-type="float" office:value="2670.224504" calcext:value-type="float">
            <text:p>2670,22450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4</text:p>
          </table:table-cell>
          <table:table-cell office:value-type="float" office:value="1217347" calcext:value-type="float">
            <text:p>1217347</text:p>
          </table:table-cell>
          <table:table-cell office:value-type="float" office:value="136211" calcext:value-type="float">
            <text:p>136211</text:p>
          </table:table-cell>
          <table:table-cell office:value-type="float" office:value="1081136" calcext:value-type="float">
            <text:p>1081136</text:p>
          </table:table-cell>
          <table:table-cell office:value-type="float" office:value="2081.720108" calcext:value-type="float">
            <text:p>2081,72010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5</text:p>
          </table:table-cell>
          <table:table-cell office:value-type="float" office:value="364435" calcext:value-type="float">
            <text:p>364435</text:p>
          </table:table-cell>
          <table:table-cell office:value-type="float" office:value="98355" calcext:value-type="float">
            <text:p>98355</text:p>
          </table:table-cell>
          <table:table-cell office:value-type="float" office:value="266080" calcext:value-type="float">
            <text:p>266080</text:p>
          </table:table-cell>
          <table:table-cell office:value-type="float" office:value="1749.087217" calcext:value-type="float">
            <text:p>1749,08721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6</text:p>
          </table:table-cell>
          <table:table-cell office:value-type="float" office:value="155281" calcext:value-type="float">
            <text:p>155281</text:p>
          </table:table-cell>
          <table:table-cell office:value-type="float" office:value="56701" calcext:value-type="float">
            <text:p>56701</text:p>
          </table:table-cell>
          <table:table-cell office:value-type="float" office:value="98580" calcext:value-type="float">
            <text:p>98580</text:p>
          </table:table-cell>
          <table:table-cell office:value-type="float" office:value="632.2287812" calcext:value-type="float">
            <text:p>632,228781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7</text:p>
          </table:table-cell>
          <table:table-cell office:value-type="float" office:value="447859" calcext:value-type="float">
            <text:p>447859</text:p>
          </table:table-cell>
          <table:table-cell office:value-type="float" office:value="103123" calcext:value-type="float">
            <text:p>103123</text:p>
          </table:table-cell>
          <table:table-cell office:value-type="float" office:value="344736" calcext:value-type="float">
            <text:p>344736</text:p>
          </table:table-cell>
          <table:table-cell office:value-type="float" office:value="2278.825097" calcext:value-type="float">
            <text:p>2278,82509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8</text:p>
          </table:table-cell>
          <table:table-cell office:value-type="float" office:value="700427" calcext:value-type="float">
            <text:p>700427</text:p>
          </table:table-cell>
          <table:table-cell office:value-type="float" office:value="110015" calcext:value-type="float">
            <text:p>110015</text:p>
          </table:table-cell>
          <table:table-cell office:value-type="float" office:value="590412" calcext:value-type="float">
            <text:p>590412</text:p>
          </table:table-cell>
          <table:table-cell office:value-type="float" office:value="1449.973986" calcext:value-type="float">
            <text:p>1449,97398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9</text:p>
          </table:table-cell>
          <table:table-cell office:value-type="float" office:value="331089" calcext:value-type="float">
            <text:p>331089</text:p>
          </table:table-cell>
          <table:table-cell office:value-type="float" office:value="85734" calcext:value-type="float">
            <text:p>85734</text:p>
          </table:table-cell>
          <table:table-cell office:value-type="float" office:value="245355" calcext:value-type="float">
            <text:p>245355</text:p>
          </table:table-cell>
          <table:table-cell office:value-type="float" office:value="2131.60933" calcext:value-type="float">
            <text:p>2131,6093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0</text:p>
          </table:table-cell>
          <table:table-cell office:value-type="float" office:value="612636" calcext:value-type="float">
            <text:p>612636</text:p>
          </table:table-cell>
          <table:table-cell office:value-type="float" office:value="110726" calcext:value-type="float">
            <text:p>110726</text:p>
          </table:table-cell>
          <table:table-cell office:value-type="float" office:value="501910" calcext:value-type="float">
            <text:p>501910</text:p>
          </table:table-cell>
          <table:table-cell office:value-type="float" office:value="1553.161685" calcext:value-type="float">
            <text:p>1553,16168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1</text:p>
          </table:table-cell>
          <table:table-cell office:value-type="float" office:value="31068" calcext:value-type="float">
            <text:p>31068</text:p>
          </table:table-cell>
          <table:table-cell office:value-type="float" office:value="15404" calcext:value-type="float">
            <text:p>15404</text:p>
          </table:table-cell>
          <table:table-cell office:value-type="float" office:value="15664" calcext:value-type="float">
            <text:p>15664</text:p>
          </table:table-cell>
          <table:table-cell office:value-type="float" office:value="68.59866378" calcext:value-type="float">
            <text:p>68,5986637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2</text:p>
          </table:table-cell>
          <table:table-cell office:value-type="float" office:value="462650" calcext:value-type="float">
            <text:p>462650</text:p>
          </table:table-cell>
          <table:table-cell office:value-type="float" office:value="70699" calcext:value-type="float">
            <text:p>70699</text:p>
          </table:table-cell>
          <table:table-cell office:value-type="float" office:value="391951" calcext:value-type="float">
            <text:p>391951</text:p>
          </table:table-cell>
          <table:table-cell office:value-type="float" office:value="617.3964336" calcext:value-type="float">
            <text:p>617,396433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3</text:p>
          </table:table-cell>
          <table:table-cell office:value-type="float" office:value="387546" calcext:value-type="float">
            <text:p>387546</text:p>
          </table:table-cell>
          <table:table-cell office:value-type="float" office:value="65766" calcext:value-type="float">
            <text:p>65766</text:p>
          </table:table-cell>
          <table:table-cell office:value-type="float" office:value="321780" calcext:value-type="float">
            <text:p>321780</text:p>
          </table:table-cell>
          <table:table-cell office:value-type="float" office:value="683.5227097" calcext:value-type="float">
            <text:p>683,522709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4</text:p>
          </table:table-cell>
          <table:table-cell office:value-type="float" office:value="1029136" calcext:value-type="float">
            <text:p>1029136</text:p>
          </table:table-cell>
          <table:table-cell office:value-type="float" office:value="129076" calcext:value-type="float">
            <text:p>129076</text:p>
          </table:table-cell>
          <table:table-cell office:value-type="float" office:value="900060" calcext:value-type="float">
            <text:p>900060</text:p>
          </table:table-cell>
          <table:table-cell office:value-type="float" office:value="2070.50439" calcext:value-type="float">
            <text:p>2070,5043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5</text:p>
          </table:table-cell>
          <table:table-cell office:value-type="float" office:value="563171" calcext:value-type="float">
            <text:p>563171</text:p>
          </table:table-cell>
          <table:table-cell office:value-type="float" office:value="109323" calcext:value-type="float">
            <text:p>109323</text:p>
          </table:table-cell>
          <table:table-cell office:value-type="float" office:value="453848" calcext:value-type="float">
            <text:p>453848</text:p>
          </table:table-cell>
          <table:table-cell office:value-type="float" office:value="2169.96965" calcext:value-type="float">
            <text:p>2169,9696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6</text:p>
          </table:table-cell>
          <table:table-cell office:value-type="float" office:value="889390" calcext:value-type="float">
            <text:p>889390</text:p>
          </table:table-cell>
          <table:table-cell office:value-type="float" office:value="103450" calcext:value-type="float">
            <text:p>103450</text:p>
          </table:table-cell>
          <table:table-cell office:value-type="float" office:value="785940" calcext:value-type="float">
            <text:p>785940</text:p>
          </table:table-cell>
          <table:table-cell office:value-type="float" office:value="1472.158479" calcext:value-type="float">
            <text:p>1472,15847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7</text:p>
          </table:table-cell>
          <table:table-cell office:value-type="float" office:value="1225929" calcext:value-type="float">
            <text:p>1225929</text:p>
          </table:table-cell>
          <table:table-cell office:value-type="float" office:value="127551" calcext:value-type="float">
            <text:p>127551</text:p>
          </table:table-cell>
          <table:table-cell office:value-type="float" office:value="1098378" calcext:value-type="float">
            <text:p>1098378</text:p>
          </table:table-cell>
          <table:table-cell office:value-type="float" office:value="2621.289949" calcext:value-type="float">
            <text:p>2621,28994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8</text:p>
          </table:table-cell>
          <table:table-cell office:value-type="float" office:value="900438" calcext:value-type="float">
            <text:p>900438</text:p>
          </table:table-cell>
          <table:table-cell office:value-type="float" office:value="114003" calcext:value-type="float">
            <text:p>114003</text:p>
          </table:table-cell>
          <table:table-cell office:value-type="float" office:value="786435" calcext:value-type="float">
            <text:p>786435</text:p>
          </table:table-cell>
          <table:table-cell office:value-type="float" office:value="1736.088894" calcext:value-type="float">
            <text:p>1736,08889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9</text:p>
          </table:table-cell>
          <table:table-cell office:value-type="float" office:value="152629" calcext:value-type="float">
            <text:p>152629</text:p>
          </table:table-cell>
          <table:table-cell office:value-type="float" office:value="49764" calcext:value-type="float">
            <text:p>49764</text:p>
          </table:table-cell>
          <table:table-cell office:value-type="float" office:value="102865" calcext:value-type="float">
            <text:p>102865</text:p>
          </table:table-cell>
          <table:table-cell office:value-type="float" office:value="519.7457216" calcext:value-type="float">
            <text:p>519,745721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0</text:p>
          </table:table-cell>
          <table:table-cell office:value-type="float" office:value="1274763" calcext:value-type="float">
            <text:p>1274763</text:p>
          </table:table-cell>
          <table:table-cell office:value-type="float" office:value="141995" calcext:value-type="float">
            <text:p>141995</text:p>
          </table:table-cell>
          <table:table-cell office:value-type="float" office:value="1132768" calcext:value-type="float">
            <text:p>1132768</text:p>
          </table:table-cell>
          <table:table-cell office:value-type="float" office:value="2523.144171" calcext:value-type="float">
            <text:p>2523,14417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1</text:p>
          </table:table-cell>
          <table:table-cell office:value-type="float" office:value="459824" calcext:value-type="float">
            <text:p>459824</text:p>
          </table:table-cell>
          <table:table-cell office:value-type="float" office:value="77729" calcext:value-type="float">
            <text:p>77729</text:p>
          </table:table-cell>
          <table:table-cell office:value-type="float" office:value="382095" calcext:value-type="float">
            <text:p>382095</text:p>
          </table:table-cell>
          <table:table-cell office:value-type="float" office:value="1117.991726" calcext:value-type="float">
            <text:p>1117,99172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2</text:p>
          </table:table-cell>
          <table:table-cell office:value-type="float" office:value="313909" calcext:value-type="float">
            <text:p>313909</text:p>
          </table:table-cell>
          <table:table-cell office:value-type="float" office:value="70629" calcext:value-type="float">
            <text:p>70629</text:p>
          </table:table-cell>
          <table:table-cell office:value-type="float" office:value="243280" calcext:value-type="float">
            <text:p>243280</text:p>
          </table:table-cell>
          <table:table-cell office:value-type="float" office:value="721.2237515" calcext:value-type="float">
            <text:p>721,223751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3</text:p>
          </table:table-cell>
          <table:table-cell office:value-type="float" office:value="414163" calcext:value-type="float">
            <text:p>414163</text:p>
          </table:table-cell>
          <table:table-cell office:value-type="float" office:value="87760" calcext:value-type="float">
            <text:p>87760</text:p>
          </table:table-cell>
          <table:table-cell office:value-type="float" office:value="326403" calcext:value-type="float">
            <text:p>326403</text:p>
          </table:table-cell>
          <table:table-cell office:value-type="float" office:value="1458.552804" calcext:value-type="float">
            <text:p>1458,55280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4</text:p>
          </table:table-cell>
          <table:table-cell office:value-type="float" office:value="469592" calcext:value-type="float">
            <text:p>469592</text:p>
          </table:table-cell>
          <table:table-cell office:value-type="float" office:value="108344" calcext:value-type="float">
            <text:p>108344</text:p>
          </table:table-cell>
          <table:table-cell office:value-type="float" office:value="361248" calcext:value-type="float">
            <text:p>361248</text:p>
          </table:table-cell>
          <table:table-cell office:value-type="float" office:value="2095.800215" calcext:value-type="float">
            <text:p>2095,80021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5</text:p>
          </table:table-cell>
          <table:table-cell office:value-type="float" office:value="796584" calcext:value-type="float">
            <text:p>796584</text:p>
          </table:table-cell>
          <table:table-cell office:value-type="float" office:value="135664" calcext:value-type="float">
            <text:p>135664</text:p>
          </table:table-cell>
          <table:table-cell office:value-type="float" office:value="660920" calcext:value-type="float">
            <text:p>660920</text:p>
          </table:table-cell>
          <table:table-cell office:value-type="float" office:value="2604.136931" calcext:value-type="float">
            <text:p>2604,13693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6</text:p>
          </table:table-cell>
          <table:table-cell office:value-type="float" office:value="696658" calcext:value-type="float">
            <text:p>696658</text:p>
          </table:table-cell>
          <table:table-cell office:value-type="float" office:value="115429" calcext:value-type="float">
            <text:p>115429</text:p>
          </table:table-cell>
          <table:table-cell office:value-type="float" office:value="581229" calcext:value-type="float">
            <text:p>581229</text:p>
          </table:table-cell>
          <table:table-cell office:value-type="float" office:value="2389.354152" calcext:value-type="float">
            <text:p>2389,35415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7</text:p>
          </table:table-cell>
          <table:table-cell office:value-type="float" office:value="1422769" calcext:value-type="float">
            <text:p>1422769</text:p>
          </table:table-cell>
          <table:table-cell office:value-type="float" office:value="143473" calcext:value-type="float">
            <text:p>143473</text:p>
          </table:table-cell>
          <table:table-cell office:value-type="float" office:value="1279296" calcext:value-type="float">
            <text:p>1279296</text:p>
          </table:table-cell>
          <table:table-cell office:value-type="float" office:value="2749.278228" calcext:value-type="float">
            <text:p>2749,27822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8</text:p>
          </table:table-cell>
          <table:table-cell office:value-type="float" office:value="469420" calcext:value-type="float">
            <text:p>469420</text:p>
          </table:table-cell>
          <table:table-cell office:value-type="float" office:value="76839" calcext:value-type="float">
            <text:p>76839</text:p>
          </table:table-cell>
          <table:table-cell office:value-type="float" office:value="392581" calcext:value-type="float">
            <text:p>392581</text:p>
          </table:table-cell>
          <table:table-cell office:value-type="float" office:value="854.1027078" calcext:value-type="float">
            <text:p>854,102707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9</text:p>
          </table:table-cell>
          <table:table-cell office:value-type="float" office:value="1373946" calcext:value-type="float">
            <text:p>1373946</text:p>
          </table:table-cell>
          <table:table-cell office:value-type="float" office:value="145815" calcext:value-type="float">
            <text:p>145815</text:p>
          </table:table-cell>
          <table:table-cell office:value-type="float" office:value="1228131" calcext:value-type="float">
            <text:p>1228131</text:p>
          </table:table-cell>
          <table:table-cell office:value-type="float" office:value="2686.212492" calcext:value-type="float">
            <text:p>2686,21249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0</text:p>
          </table:table-cell>
          <table:table-cell office:value-type="float" office:value="580576" calcext:value-type="float">
            <text:p>580576</text:p>
          </table:table-cell>
          <table:table-cell office:value-type="float" office:value="100437" calcext:value-type="float">
            <text:p>100437</text:p>
          </table:table-cell>
          <table:table-cell office:value-type="float" office:value="480139" calcext:value-type="float">
            <text:p>480139</text:p>
          </table:table-cell>
          <table:table-cell office:value-type="float" office:value="1724.943784" calcext:value-type="float">
            <text:p>1724,94378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1</text:p>
          </table:table-cell>
          <table:table-cell office:value-type="float" office:value="1207370" calcext:value-type="float">
            <text:p>1207370</text:p>
          </table:table-cell>
          <table:table-cell office:value-type="float" office:value="145049" calcext:value-type="float">
            <text:p>145049</text:p>
          </table:table-cell>
          <table:table-cell office:value-type="float" office:value="1062321" calcext:value-type="float">
            <text:p>1062321</text:p>
          </table:table-cell>
          <table:table-cell office:value-type="float" office:value="2812.944989" calcext:value-type="float">
            <text:p>2812,94498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2</text:p>
          </table:table-cell>
          <table:table-cell office:value-type="float" office:value="488039" calcext:value-type="float">
            <text:p>488039</text:p>
          </table:table-cell>
          <table:table-cell office:value-type="float" office:value="105412" calcext:value-type="float">
            <text:p>105412</text:p>
          </table:table-cell>
          <table:table-cell office:value-type="float" office:value="382627" calcext:value-type="float">
            <text:p>382627</text:p>
          </table:table-cell>
          <table:table-cell office:value-type="float" office:value="1986.411658" calcext:value-type="float">
            <text:p>1986,41165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3</text:p>
          </table:table-cell>
          <table:table-cell office:value-type="float" office:value="1075763" calcext:value-type="float">
            <text:p>1075763</text:p>
          </table:table-cell>
          <table:table-cell office:value-type="float" office:value="135083" calcext:value-type="float">
            <text:p>135083</text:p>
          </table:table-cell>
          <table:table-cell office:value-type="float" office:value="940680" calcext:value-type="float">
            <text:p>940680</text:p>
          </table:table-cell>
          <table:table-cell office:value-type="float" office:value="2602.103246" calcext:value-type="float">
            <text:p>2602,10324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4</text:p>
          </table:table-cell>
          <table:table-cell office:value-type="float" office:value="1153469" calcext:value-type="float">
            <text:p>1153469</text:p>
          </table:table-cell>
          <table:table-cell office:value-type="float" office:value="123650" calcext:value-type="float">
            <text:p>123650</text:p>
          </table:table-cell>
          <table:table-cell office:value-type="float" office:value="1029819" calcext:value-type="float">
            <text:p>1029819</text:p>
          </table:table-cell>
          <table:table-cell office:value-type="float" office:value="2004.968111" calcext:value-type="float">
            <text:p>2004,96811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5</text:p>
          </table:table-cell>
          <table:table-cell office:value-type="float" office:value="542314" calcext:value-type="float">
            <text:p>542314</text:p>
          </table:table-cell>
          <table:table-cell office:value-type="float" office:value="120886" calcext:value-type="float">
            <text:p>120886</text:p>
          </table:table-cell>
          <table:table-cell office:value-type="float" office:value="421428" calcext:value-type="float">
            <text:p>421428</text:p>
          </table:table-cell>
          <table:table-cell office:value-type="float" office:value="2529.84132" calcext:value-type="float">
            <text:p>2529,8413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6</text:p>
          </table:table-cell>
          <table:table-cell office:value-type="float" office:value="555775" calcext:value-type="float">
            <text:p>555775</text:p>
          </table:table-cell>
          <table:table-cell office:value-type="float" office:value="99165" calcext:value-type="float">
            <text:p>99165</text:p>
          </table:table-cell>
          <table:table-cell office:value-type="float" office:value="456610" calcext:value-type="float">
            <text:p>456610</text:p>
          </table:table-cell>
          <table:table-cell office:value-type="float" office:value="1260.172815" calcext:value-type="float">
            <text:p>1260,17281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7</text:p>
          </table:table-cell>
          <table:table-cell office:value-type="float" office:value="1286719" calcext:value-type="float">
            <text:p>1286719</text:p>
          </table:table-cell>
          <table:table-cell office:value-type="float" office:value="132865" calcext:value-type="float">
            <text:p>132865</text:p>
          </table:table-cell>
          <table:table-cell office:value-type="float" office:value="1153854" calcext:value-type="float">
            <text:p>1153854</text:p>
          </table:table-cell>
          <table:table-cell office:value-type="float" office:value="2150.896691" calcext:value-type="float">
            <text:p>2150,89669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8</text:p>
          </table:table-cell>
          <table:table-cell office:value-type="float" office:value="1054933" calcext:value-type="float">
            <text:p>1054933</text:p>
          </table:table-cell>
          <table:table-cell office:value-type="float" office:value="121293" calcext:value-type="float">
            <text:p>121293</text:p>
          </table:table-cell>
          <table:table-cell office:value-type="float" office:value="933640" calcext:value-type="float">
            <text:p>933640</text:p>
          </table:table-cell>
          <table:table-cell office:value-type="float" office:value="1708.902373" calcext:value-type="float">
            <text:p>1708,90237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9</text:p>
          </table:table-cell>
          <table:table-cell office:value-type="float" office:value="192816" calcext:value-type="float">
            <text:p>192816</text:p>
          </table:table-cell>
          <table:table-cell office:value-type="float" office:value="51477" calcext:value-type="float">
            <text:p>51477</text:p>
          </table:table-cell>
          <table:table-cell office:value-type="float" office:value="141339" calcext:value-type="float">
            <text:p>141339</text:p>
          </table:table-cell>
          <table:table-cell office:value-type="float" office:value="382.5479729" calcext:value-type="float">
            <text:p>382,547972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0</text:p>
          </table:table-cell>
          <table:table-cell office:value-type="float" office:value="636871" calcext:value-type="float">
            <text:p>636871</text:p>
          </table:table-cell>
          <table:table-cell office:value-type="float" office:value="96871" calcext:value-type="float">
            <text:p>96871</text:p>
          </table:table-cell>
          <table:table-cell office:value-type="float" office:value="540000" calcext:value-type="float">
            <text:p>540000</text:p>
          </table:table-cell>
          <table:table-cell office:value-type="float" office:value="1712.570849" calcext:value-type="float">
            <text:p>1712,57084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1</text:p>
          </table:table-cell>
          <table:table-cell office:value-type="float" office:value="1298912" calcext:value-type="float">
            <text:p>1298912</text:p>
          </table:table-cell>
          <table:table-cell office:value-type="float" office:value="159228" calcext:value-type="float">
            <text:p>159228</text:p>
          </table:table-cell>
          <table:table-cell office:value-type="float" office:value="1139684" calcext:value-type="float">
            <text:p>1139684</text:p>
          </table:table-cell>
          <table:table-cell office:value-type="float" office:value="2580.625086" calcext:value-type="float">
            <text:p>2580,62508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2</text:p>
          </table:table-cell>
          <table:table-cell office:value-type="float" office:value="422267" calcext:value-type="float">
            <text:p>422267</text:p>
          </table:table-cell>
          <table:table-cell office:value-type="float" office:value="73457" calcext:value-type="float">
            <text:p>73457</text:p>
          </table:table-cell>
          <table:table-cell office:value-type="float" office:value="348810" calcext:value-type="float">
            <text:p>348810</text:p>
          </table:table-cell>
          <table:table-cell office:value-type="float" office:value="935.6819457" calcext:value-type="float">
            <text:p>935,681945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3</text:p>
          </table:table-cell>
          <table:table-cell office:value-type="float" office:value="506856" calcext:value-type="float">
            <text:p>506856</text:p>
          </table:table-cell>
          <table:table-cell office:value-type="float" office:value="100371" calcext:value-type="float">
            <text:p>100371</text:p>
          </table:table-cell>
          <table:table-cell office:value-type="float" office:value="406485" calcext:value-type="float">
            <text:p>406485</text:p>
          </table:table-cell>
          <table:table-cell office:value-type="float" office:value="1736.70324" calcext:value-type="float">
            <text:p>1736,7032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4</text:p>
          </table:table-cell>
          <table:table-cell office:value-type="float" office:value="760540" calcext:value-type="float">
            <text:p>760540</text:p>
          </table:table-cell>
          <table:table-cell office:value-type="float" office:value="125840" calcext:value-type="float">
            <text:p>125840</text:p>
          </table:table-cell>
          <table:table-cell office:value-type="float" office:value="634700" calcext:value-type="float">
            <text:p>634700</text:p>
          </table:table-cell>
          <table:table-cell office:value-type="float" office:value="2011.199622" calcext:value-type="float">
            <text:p>2011,19962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5</text:p>
          </table:table-cell>
          <table:table-cell office:value-type="float" office:value="721792" calcext:value-type="float">
            <text:p>721792</text:p>
          </table:table-cell>
          <table:table-cell office:value-type="float" office:value="106489" calcext:value-type="float">
            <text:p>106489</text:p>
          </table:table-cell>
          <table:table-cell office:value-type="float" office:value="615303" calcext:value-type="float">
            <text:p>615303</text:p>
          </table:table-cell>
          <table:table-cell office:value-type="float" office:value="2243.471104" calcext:value-type="float">
            <text:p>2243,47110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6</text:p>
          </table:table-cell>
          <table:table-cell office:value-type="float" office:value="635477" calcext:value-type="float">
            <text:p>635477</text:p>
          </table:table-cell>
          <table:table-cell office:value-type="float" office:value="115133" calcext:value-type="float">
            <text:p>115133</text:p>
          </table:table-cell>
          <table:table-cell office:value-type="float" office:value="520344" calcext:value-type="float">
            <text:p>520344</text:p>
          </table:table-cell>
          <table:table-cell office:value-type="float" office:value="2356.680518" calcext:value-type="float">
            <text:p>2356,68051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7</text:p>
          </table:table-cell>
          <table:table-cell office:value-type="float" office:value="411442" calcext:value-type="float">
            <text:p>411442</text:p>
          </table:table-cell>
          <table:table-cell office:value-type="float" office:value="72532" calcext:value-type="float">
            <text:p>72532</text:p>
          </table:table-cell>
          <table:table-cell office:value-type="float" office:value="338910" calcext:value-type="float">
            <text:p>338910</text:p>
          </table:table-cell>
          <table:table-cell office:value-type="float" office:value="841.7406754" calcext:value-type="float">
            <text:p>841,740675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8</text:p>
          </table:table-cell>
          <table:table-cell office:value-type="float" office:value="777795" calcext:value-type="float">
            <text:p>777795</text:p>
          </table:table-cell>
          <table:table-cell office:value-type="float" office:value="104307" calcext:value-type="float">
            <text:p>104307</text:p>
          </table:table-cell>
          <table:table-cell office:value-type="float" office:value="673488" calcext:value-type="float">
            <text:p>673488</text:p>
          </table:table-cell>
          <table:table-cell office:value-type="float" office:value="1213.822241" calcext:value-type="float">
            <text:p>1213,82224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9</text:p>
          </table:table-cell>
          <table:table-cell office:value-type="float" office:value="304778" calcext:value-type="float">
            <text:p>304778</text:p>
          </table:table-cell>
          <table:table-cell office:value-type="float" office:value="69328" calcext:value-type="float">
            <text:p>69328</text:p>
          </table:table-cell>
          <table:table-cell office:value-type="float" office:value="235450" calcext:value-type="float">
            <text:p>235450</text:p>
          </table:table-cell>
          <table:table-cell office:value-type="float" office:value="889.3436445" calcext:value-type="float">
            <text:p>889,343644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0</text:p>
          </table:table-cell>
          <table:table-cell office:value-type="float" office:value="423980" calcext:value-type="float">
            <text:p>423980</text:p>
          </table:table-cell>
          <table:table-cell office:value-type="float" office:value="77195" calcext:value-type="float">
            <text:p>77195</text:p>
          </table:table-cell>
          <table:table-cell office:value-type="float" office:value="346785" calcext:value-type="float">
            <text:p>346785</text:p>
          </table:table-cell>
          <table:table-cell office:value-type="float" office:value="851.01534" calcext:value-type="float">
            <text:p>851,0153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1</text:p>
          </table:table-cell>
          <table:table-cell office:value-type="float" office:value="571306" calcext:value-type="float">
            <text:p>571306</text:p>
          </table:table-cell>
          <table:table-cell office:value-type="float" office:value="122172" calcext:value-type="float">
            <text:p>122172</text:p>
          </table:table-cell>
          <table:table-cell office:value-type="float" office:value="449134" calcext:value-type="float">
            <text:p>449134</text:p>
          </table:table-cell>
          <table:table-cell office:value-type="float" office:value="1908.633372" calcext:value-type="float">
            <text:p>1908,63337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2</text:p>
          </table:table-cell>
          <table:table-cell office:value-type="float" office:value="443367" calcext:value-type="float">
            <text:p>443367</text:p>
          </table:table-cell>
          <table:table-cell office:value-type="float" office:value="110342" calcext:value-type="float">
            <text:p>110342</text:p>
          </table:table-cell>
          <table:table-cell office:value-type="float" office:value="333025" calcext:value-type="float">
            <text:p>333025</text:p>
          </table:table-cell>
          <table:table-cell office:value-type="float" office:value="2129.862055" calcext:value-type="float">
            <text:p>2129,86205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3</text:p>
          </table:table-cell>
          <table:table-cell office:value-type="float" office:value="1496968" calcext:value-type="float">
            <text:p>1496968</text:p>
          </table:table-cell>
          <table:table-cell office:value-type="float" office:value="159544" calcext:value-type="float">
            <text:p>159544</text:p>
          </table:table-cell>
          <table:table-cell office:value-type="float" office:value="1337424" calcext:value-type="float">
            <text:p>1337424</text:p>
          </table:table-cell>
          <table:table-cell office:value-type="float" office:value="2662.898139" calcext:value-type="float">
            <text:p>2662,89813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4</text:p>
          </table:table-cell>
          <table:table-cell office:value-type="float" office:value="1216911" calcext:value-type="float">
            <text:p>1216911</text:p>
          </table:table-cell>
          <table:table-cell office:value-type="float" office:value="137519" calcext:value-type="float">
            <text:p>137519</text:p>
          </table:table-cell>
          <table:table-cell office:value-type="float" office:value="1079392" calcext:value-type="float">
            <text:p>1079392</text:p>
          </table:table-cell>
          <table:table-cell office:value-type="float" office:value="2084.188591" calcext:value-type="float">
            <text:p>2084,18859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5</text:p>
          </table:table-cell>
          <table:table-cell office:value-type="float" office:value="364488" calcext:value-type="float">
            <text:p>364488</text:p>
          </table:table-cell>
          <table:table-cell office:value-type="float" office:value="98198" calcext:value-type="float">
            <text:p>98198</text:p>
          </table:table-cell>
          <table:table-cell office:value-type="float" office:value="266290" calcext:value-type="float">
            <text:p>266290</text:p>
          </table:table-cell>
          <table:table-cell office:value-type="float" office:value="1754.634462" calcext:value-type="float">
            <text:p>1754,63446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6</text:p>
          </table:table-cell>
          <table:table-cell office:value-type="float" office:value="155080" calcext:value-type="float">
            <text:p>155080</text:p>
          </table:table-cell>
          <table:table-cell office:value-type="float" office:value="55770" calcext:value-type="float">
            <text:p>55770</text:p>
          </table:table-cell>
          <table:table-cell office:value-type="float" office:value="99310" calcext:value-type="float">
            <text:p>99310</text:p>
          </table:table-cell>
          <table:table-cell office:value-type="float" office:value="632.2297378" calcext:value-type="float">
            <text:p>632,229737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7</text:p>
          </table:table-cell>
          <table:table-cell office:value-type="float" office:value="448983" calcext:value-type="float">
            <text:p>448983</text:p>
          </table:table-cell>
          <table:table-cell office:value-type="float" office:value="105357" calcext:value-type="float">
            <text:p>105357</text:p>
          </table:table-cell>
          <table:table-cell office:value-type="float" office:value="343626" calcext:value-type="float">
            <text:p>343626</text:p>
          </table:table-cell>
          <table:table-cell office:value-type="float" office:value="2288.020552" calcext:value-type="float">
            <text:p>2288,02055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8</text:p>
          </table:table-cell>
          <table:table-cell office:value-type="float" office:value="699558" calcext:value-type="float">
            <text:p>699558</text:p>
          </table:table-cell>
          <table:table-cell office:value-type="float" office:value="111006" calcext:value-type="float">
            <text:p>111006</text:p>
          </table:table-cell>
          <table:table-cell office:value-type="float" office:value="588552" calcext:value-type="float">
            <text:p>588552</text:p>
          </table:table-cell>
          <table:table-cell office:value-type="float" office:value="1448.714527" calcext:value-type="float">
            <text:p>1448,71452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9</text:p>
          </table:table-cell>
          <table:table-cell office:value-type="float" office:value="332296" calcext:value-type="float">
            <text:p>332296</text:p>
          </table:table-cell>
          <table:table-cell office:value-type="float" office:value="88646" calcext:value-type="float">
            <text:p>88646</text:p>
          </table:table-cell>
          <table:table-cell office:value-type="float" office:value="243650" calcext:value-type="float">
            <text:p>243650</text:p>
          </table:table-cell>
          <table:table-cell office:value-type="float" office:value="2130.3828" calcext:value-type="float">
            <text:p>2130,382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0</text:p>
          </table:table-cell>
          <table:table-cell office:value-type="float" office:value="611287" calcext:value-type="float">
            <text:p>611287</text:p>
          </table:table-cell>
          <table:table-cell office:value-type="float" office:value="110547" calcext:value-type="float">
            <text:p>110547</text:p>
          </table:table-cell>
          <table:table-cell office:value-type="float" office:value="500740" calcext:value-type="float">
            <text:p>500740</text:p>
          </table:table-cell>
          <table:table-cell office:value-type="float" office:value="1556.23423" calcext:value-type="float">
            <text:p>1556,2342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1</text:p>
          </table:table-cell>
          <table:table-cell office:value-type="float" office:value="31086" calcext:value-type="float">
            <text:p>31086</text:p>
          </table:table-cell>
          <table:table-cell office:value-type="float" office:value="15726" calcext:value-type="float">
            <text:p>15726</text:p>
          </table:table-cell>
          <table:table-cell office:value-type="float" office:value="15360" calcext:value-type="float">
            <text:p>15360</text:p>
          </table:table-cell>
          <table:table-cell office:value-type="float" office:value="68.59864677" calcext:value-type="float">
            <text:p>68,5986467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2</text:p>
          </table:table-cell>
          <table:table-cell office:value-type="float" office:value="460229" calcext:value-type="float">
            <text:p>460229</text:p>
          </table:table-cell>
          <table:table-cell office:value-type="float" office:value="72534" calcext:value-type="float">
            <text:p>72534</text:p>
          </table:table-cell>
          <table:table-cell office:value-type="float" office:value="387695" calcext:value-type="float">
            <text:p>387695</text:p>
          </table:table-cell>
          <table:table-cell office:value-type="float" office:value="617.3952957" calcext:value-type="float">
            <text:p>617,395295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3</text:p>
          </table:table-cell>
          <table:table-cell office:value-type="float" office:value="388210" calcext:value-type="float">
            <text:p>388210</text:p>
          </table:table-cell>
          <table:table-cell office:value-type="float" office:value="65050" calcext:value-type="float">
            <text:p>65050</text:p>
          </table:table-cell>
          <table:table-cell office:value-type="float" office:value="323160" calcext:value-type="float">
            <text:p>323160</text:p>
          </table:table-cell>
          <table:table-cell office:value-type="float" office:value="683.5257044" calcext:value-type="float">
            <text:p>683,525704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4</text:p>
          </table:table-cell>
          <table:table-cell office:value-type="float" office:value="1028078" calcext:value-type="float">
            <text:p>1028078</text:p>
          </table:table-cell>
          <table:table-cell office:value-type="float" office:value="129404" calcext:value-type="float">
            <text:p>129404</text:p>
          </table:table-cell>
          <table:table-cell office:value-type="float" office:value="898674" calcext:value-type="float">
            <text:p>898674</text:p>
          </table:table-cell>
          <table:table-cell office:value-type="float" office:value="2073.584043" calcext:value-type="float">
            <text:p>2073,58404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5</text:p>
          </table:table-cell>
          <table:table-cell office:value-type="float" office:value="562211" calcext:value-type="float">
            <text:p>562211</text:p>
          </table:table-cell>
          <table:table-cell office:value-type="float" office:value="108075" calcext:value-type="float">
            <text:p>108075</text:p>
          </table:table-cell>
          <table:table-cell office:value-type="float" office:value="454136" calcext:value-type="float">
            <text:p>454136</text:p>
          </table:table-cell>
          <table:table-cell office:value-type="float" office:value="2167.543805" calcext:value-type="float">
            <text:p>2167,54380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6</text:p>
          </table:table-cell>
          <table:table-cell office:value-type="float" office:value="890050" calcext:value-type="float">
            <text:p>890050</text:p>
          </table:table-cell>
          <table:table-cell office:value-type="float" office:value="104250" calcext:value-type="float">
            <text:p>104250</text:p>
          </table:table-cell>
          <table:table-cell office:value-type="float" office:value="785800" calcext:value-type="float">
            <text:p>785800</text:p>
          </table:table-cell>
          <table:table-cell office:value-type="float" office:value="1470.287112" calcext:value-type="float">
            <text:p>1470,28711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7</text:p>
          </table:table-cell>
          <table:table-cell office:value-type="float" office:value="1227035" calcext:value-type="float">
            <text:p>1227035</text:p>
          </table:table-cell>
          <table:table-cell office:value-type="float" office:value="127775" calcext:value-type="float">
            <text:p>127775</text:p>
          </table:table-cell>
          <table:table-cell office:value-type="float" office:value="1099260" calcext:value-type="float">
            <text:p>1099260</text:p>
          </table:table-cell>
          <table:table-cell office:value-type="float" office:value="2624.970044" calcext:value-type="float">
            <text:p>2624,97004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8</text:p>
          </table:table-cell>
          <table:table-cell office:value-type="float" office:value="903565" calcext:value-type="float">
            <text:p>903565</text:p>
          </table:table-cell>
          <table:table-cell office:value-type="float" office:value="114820" calcext:value-type="float">
            <text:p>114820</text:p>
          </table:table-cell>
          <table:table-cell office:value-type="float" office:value="788745" calcext:value-type="float">
            <text:p>788745</text:p>
          </table:table-cell>
          <table:table-cell office:value-type="float" office:value="1737.359898" calcext:value-type="float">
            <text:p>1737,35989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9</text:p>
          </table:table-cell>
          <table:table-cell office:value-type="float" office:value="152085" calcext:value-type="float">
            <text:p>152085</text:p>
          </table:table-cell>
          <table:table-cell office:value-type="float" office:value="49633" calcext:value-type="float">
            <text:p>49633</text:p>
          </table:table-cell>
          <table:table-cell office:value-type="float" office:value="102452" calcext:value-type="float">
            <text:p>102452</text:p>
          </table:table-cell>
          <table:table-cell office:value-type="float" office:value="519.745365" calcext:value-type="float">
            <text:p>519,74536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0</text:p>
          </table:table-cell>
          <table:table-cell office:value-type="float" office:value="1273308" calcext:value-type="float">
            <text:p>1273308</text:p>
          </table:table-cell>
          <table:table-cell office:value-type="float" office:value="142044" calcext:value-type="float">
            <text:p>142044</text:p>
          </table:table-cell>
          <table:table-cell office:value-type="float" office:value="1131264" calcext:value-type="float">
            <text:p>1131264</text:p>
          </table:table-cell>
          <table:table-cell office:value-type="float" office:value="2518.794551" calcext:value-type="float">
            <text:p>2518,79455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1</text:p>
          </table:table-cell>
          <table:table-cell office:value-type="float" office:value="460316" calcext:value-type="float">
            <text:p>460316</text:p>
          </table:table-cell>
          <table:table-cell office:value-type="float" office:value="78206" calcext:value-type="float">
            <text:p>78206</text:p>
          </table:table-cell>
          <table:table-cell office:value-type="float" office:value="382110" calcext:value-type="float">
            <text:p>382110</text:p>
          </table:table-cell>
          <table:table-cell office:value-type="float" office:value="1117.999747" calcext:value-type="float">
            <text:p>1117,99974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2</text:p>
          </table:table-cell>
          <table:table-cell office:value-type="float" office:value="313530" calcext:value-type="float">
            <text:p>313530</text:p>
          </table:table-cell>
          <table:table-cell office:value-type="float" office:value="70630" calcext:value-type="float">
            <text:p>70630</text:p>
          </table:table-cell>
          <table:table-cell office:value-type="float" office:value="242900" calcext:value-type="float">
            <text:p>242900</text:p>
          </table:table-cell>
          <table:table-cell office:value-type="float" office:value="721.2245546" calcext:value-type="float">
            <text:p>721,224554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3</text:p>
          </table:table-cell>
          <table:table-cell office:value-type="float" office:value="414243" calcext:value-type="float">
            <text:p>414243</text:p>
          </table:table-cell>
          <table:table-cell office:value-type="float" office:value="86940" calcext:value-type="float">
            <text:p>86940</text:p>
          </table:table-cell>
          <table:table-cell office:value-type="float" office:value="327303" calcext:value-type="float">
            <text:p>327303</text:p>
          </table:table-cell>
          <table:table-cell office:value-type="float" office:value="1459.161379" calcext:value-type="float">
            <text:p>1459,16137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4</text:p>
          </table:table-cell>
          <table:table-cell office:value-type="float" office:value="469224" calcext:value-type="float">
            <text:p>469224</text:p>
          </table:table-cell>
          <table:table-cell office:value-type="float" office:value="107694" calcext:value-type="float">
            <text:p>107694</text:p>
          </table:table-cell>
          <table:table-cell office:value-type="float" office:value="361530" calcext:value-type="float">
            <text:p>361530</text:p>
          </table:table-cell>
          <table:table-cell office:value-type="float" office:value="2090.246686" calcext:value-type="float">
            <text:p>2090,24668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5</text:p>
          </table:table-cell>
          <table:table-cell office:value-type="float" office:value="797592" calcext:value-type="float">
            <text:p>797592</text:p>
          </table:table-cell>
          <table:table-cell office:value-type="float" office:value="136880" calcext:value-type="float">
            <text:p>136880</text:p>
          </table:table-cell>
          <table:table-cell office:value-type="float" office:value="660712" calcext:value-type="float">
            <text:p>660712</text:p>
          </table:table-cell>
          <table:table-cell office:value-type="float" office:value="2586.765031" calcext:value-type="float">
            <text:p>2586,76503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6</text:p>
          </table:table-cell>
          <table:table-cell office:value-type="float" office:value="695323" calcext:value-type="float">
            <text:p>695323</text:p>
          </table:table-cell>
          <table:table-cell office:value-type="float" office:value="115579" calcext:value-type="float">
            <text:p>115579</text:p>
          </table:table-cell>
          <table:table-cell office:value-type="float" office:value="579744" calcext:value-type="float">
            <text:p>579744</text:p>
          </table:table-cell>
          <table:table-cell office:value-type="float" office:value="2385.084898" calcext:value-type="float">
            <text:p>2385,08489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7</text:p>
          </table:table-cell>
          <table:table-cell office:value-type="float" office:value="1422786" calcext:value-type="float">
            <text:p>1422786</text:p>
          </table:table-cell>
          <table:table-cell office:value-type="float" office:value="144228" calcext:value-type="float">
            <text:p>144228</text:p>
          </table:table-cell>
          <table:table-cell office:value-type="float" office:value="1278558" calcext:value-type="float">
            <text:p>1278558</text:p>
          </table:table-cell>
          <table:table-cell office:value-type="float" office:value="2753.513308" calcext:value-type="float">
            <text:p>2753,51330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8</text:p>
          </table:table-cell>
          <table:table-cell office:value-type="float" office:value="469167" calcext:value-type="float">
            <text:p>469167</text:p>
          </table:table-cell>
          <table:table-cell office:value-type="float" office:value="77113" calcext:value-type="float">
            <text:p>77113</text:p>
          </table:table-cell>
          <table:table-cell office:value-type="float" office:value="392054" calcext:value-type="float">
            <text:p>392054</text:p>
          </table:table-cell>
          <table:table-cell office:value-type="float" office:value="854.0977082" calcext:value-type="float">
            <text:p>854,097708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9</text:p>
          </table:table-cell>
          <table:table-cell office:value-type="float" office:value="1375209" calcext:value-type="float">
            <text:p>1375209</text:p>
          </table:table-cell>
          <table:table-cell office:value-type="float" office:value="146568" calcext:value-type="float">
            <text:p>146568</text:p>
          </table:table-cell>
          <table:table-cell office:value-type="float" office:value="1228641" calcext:value-type="float">
            <text:p>1228641</text:p>
          </table:table-cell>
          <table:table-cell office:value-type="float" office:value="2686.675569" calcext:value-type="float">
            <text:p>2686,67556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0</text:p>
          </table:table-cell>
          <table:table-cell office:value-type="float" office:value="579263" calcext:value-type="float">
            <text:p>579263</text:p>
          </table:table-cell>
          <table:table-cell office:value-type="float" office:value="99388" calcext:value-type="float">
            <text:p>99388</text:p>
          </table:table-cell>
          <table:table-cell office:value-type="float" office:value="479875" calcext:value-type="float">
            <text:p>479875</text:p>
          </table:table-cell>
          <table:table-cell office:value-type="float" office:value="1726.150946" calcext:value-type="float">
            <text:p>1726,15094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1</text:p>
          </table:table-cell>
          <table:table-cell office:value-type="float" office:value="1207391" calcext:value-type="float">
            <text:p>1207391</text:p>
          </table:table-cell>
          <table:table-cell office:value-type="float" office:value="144654" calcext:value-type="float">
            <text:p>144654</text:p>
          </table:table-cell>
          <table:table-cell office:value-type="float" office:value="1062737" calcext:value-type="float">
            <text:p>1062737</text:p>
          </table:table-cell>
          <table:table-cell office:value-type="float" office:value="2810.969959" calcext:value-type="float">
            <text:p>2810,96995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2</text:p>
          </table:table-cell>
          <table:table-cell office:value-type="float" office:value="488216" calcext:value-type="float">
            <text:p>488216</text:p>
          </table:table-cell>
          <table:table-cell office:value-type="float" office:value="106716" calcext:value-type="float">
            <text:p>106716</text:p>
          </table:table-cell>
          <table:table-cell office:value-type="float" office:value="381500" calcext:value-type="float">
            <text:p>381500</text:p>
          </table:table-cell>
          <table:table-cell office:value-type="float" office:value="1987.643849" calcext:value-type="float">
            <text:p>1987,64384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3</text:p>
          </table:table-cell>
          <table:table-cell office:value-type="float" office:value="1075947" calcext:value-type="float">
            <text:p>1075947</text:p>
          </table:table-cell>
          <table:table-cell office:value-type="float" office:value="132642" calcext:value-type="float">
            <text:p>132642</text:p>
          </table:table-cell>
          <table:table-cell office:value-type="float" office:value="943305" calcext:value-type="float">
            <text:p>943305</text:p>
          </table:table-cell>
          <table:table-cell office:value-type="float" office:value="2600.969017" calcext:value-type="float">
            <text:p>2600,96901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4</text:p>
          </table:table-cell>
          <table:table-cell office:value-type="float" office:value="1151861" calcext:value-type="float">
            <text:p>1151861</text:p>
          </table:table-cell>
          <table:table-cell office:value-type="float" office:value="123106" calcext:value-type="float">
            <text:p>123106</text:p>
          </table:table-cell>
          <table:table-cell office:value-type="float" office:value="1028755" calcext:value-type="float">
            <text:p>1028755</text:p>
          </table:table-cell>
          <table:table-cell office:value-type="float" office:value="2002.480453" calcext:value-type="float">
            <text:p>2002,48045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5</text:p>
          </table:table-cell>
          <table:table-cell office:value-type="float" office:value="541956" calcext:value-type="float">
            <text:p>541956</text:p>
          </table:table-cell>
          <table:table-cell office:value-type="float" office:value="120474" calcext:value-type="float">
            <text:p>120474</text:p>
          </table:table-cell>
          <table:table-cell office:value-type="float" office:value="421482" calcext:value-type="float">
            <text:p>421482</text:p>
          </table:table-cell>
          <table:table-cell office:value-type="float" office:value="2541.645166" calcext:value-type="float">
            <text:p>2541,64516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6</text:p>
          </table:table-cell>
          <table:table-cell office:value-type="float" office:value="555088" calcext:value-type="float">
            <text:p>555088</text:p>
          </table:table-cell>
          <table:table-cell office:value-type="float" office:value="96817" calcext:value-type="float">
            <text:p>96817</text:p>
          </table:table-cell>
          <table:table-cell office:value-type="float" office:value="458271" calcext:value-type="float">
            <text:p>458271</text:p>
          </table:table-cell>
          <table:table-cell office:value-type="float" office:value="1260.800044" calcext:value-type="float">
            <text:p>1260,80004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7</text:p>
          </table:table-cell>
          <table:table-cell office:value-type="float" office:value="1285524" calcext:value-type="float">
            <text:p>1285524</text:p>
          </table:table-cell>
          <table:table-cell office:value-type="float" office:value="132822" calcext:value-type="float">
            <text:p>132822</text:p>
          </table:table-cell>
          <table:table-cell office:value-type="float" office:value="1152702" calcext:value-type="float">
            <text:p>1152702</text:p>
          </table:table-cell>
          <table:table-cell office:value-type="float" office:value="2158.913446" calcext:value-type="float">
            <text:p>2158,91344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8</text:p>
          </table:table-cell>
          <table:table-cell office:value-type="float" office:value="1056144" calcext:value-type="float">
            <text:p>1056144</text:p>
          </table:table-cell>
          <table:table-cell office:value-type="float" office:value="122011" calcext:value-type="float">
            <text:p>122011</text:p>
          </table:table-cell>
          <table:table-cell office:value-type="float" office:value="934133" calcext:value-type="float">
            <text:p>934133</text:p>
          </table:table-cell>
          <table:table-cell office:value-type="float" office:value="1712.012004" calcext:value-type="float">
            <text:p>1712,01200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9</text:p>
          </table:table-cell>
          <table:table-cell office:value-type="float" office:value="192956" calcext:value-type="float">
            <text:p>192956</text:p>
          </table:table-cell>
          <table:table-cell office:value-type="float" office:value="52277" calcext:value-type="float">
            <text:p>52277</text:p>
          </table:table-cell>
          <table:table-cell office:value-type="float" office:value="140679" calcext:value-type="float">
            <text:p>140679</text:p>
          </table:table-cell>
          <table:table-cell office:value-type="float" office:value="382.5482163" calcext:value-type="float">
            <text:p>382,548216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0</text:p>
          </table:table-cell>
          <table:table-cell office:value-type="float" office:value="637342" calcext:value-type="float">
            <text:p>637342</text:p>
          </table:table-cell>
          <table:table-cell office:value-type="float" office:value="96307" calcext:value-type="float">
            <text:p>96307</text:p>
          </table:table-cell>
          <table:table-cell office:value-type="float" office:value="541035" calcext:value-type="float">
            <text:p>541035</text:p>
          </table:table-cell>
          <table:table-cell office:value-type="float" office:value="1712.553798" calcext:value-type="float">
            <text:p>1712,55379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1</text:p>
          </table:table-cell>
          <table:table-cell office:value-type="float" office:value="1300519" calcext:value-type="float">
            <text:p>1300519</text:p>
          </table:table-cell>
          <table:table-cell office:value-type="float" office:value="160250" calcext:value-type="float">
            <text:p>160250</text:p>
          </table:table-cell>
          <table:table-cell office:value-type="float" office:value="1140269" calcext:value-type="float">
            <text:p>1140269</text:p>
          </table:table-cell>
          <table:table-cell office:value-type="float" office:value="2594.038693" calcext:value-type="float">
            <text:p>2594,03869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2</text:p>
          </table:table-cell>
          <table:table-cell office:value-type="float" office:value="422559" calcext:value-type="float">
            <text:p>422559</text:p>
          </table:table-cell>
          <table:table-cell office:value-type="float" office:value="72969" calcext:value-type="float">
            <text:p>72969</text:p>
          </table:table-cell>
          <table:table-cell office:value-type="float" office:value="349590" calcext:value-type="float">
            <text:p>349590</text:p>
          </table:table-cell>
          <table:table-cell office:value-type="float" office:value="935.6810317" calcext:value-type="float">
            <text:p>935,681031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3</text:p>
          </table:table-cell>
          <table:table-cell office:value-type="float" office:value="506578" calcext:value-type="float">
            <text:p>506578</text:p>
          </table:table-cell>
          <table:table-cell office:value-type="float" office:value="99958" calcext:value-type="float">
            <text:p>99958</text:p>
          </table:table-cell>
          <table:table-cell office:value-type="float" office:value="406620" calcext:value-type="float">
            <text:p>406620</text:p>
          </table:table-cell>
          <table:table-cell office:value-type="float" office:value="1737.935721" calcext:value-type="float">
            <text:p>1737,93572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4</text:p>
          </table:table-cell>
          <table:table-cell office:value-type="float" office:value="761755" calcext:value-type="float">
            <text:p>761755</text:p>
          </table:table-cell>
          <table:table-cell office:value-type="float" office:value="126075" calcext:value-type="float">
            <text:p>126075</text:p>
          </table:table-cell>
          <table:table-cell office:value-type="float" office:value="635680" calcext:value-type="float">
            <text:p>635680</text:p>
          </table:table-cell>
          <table:table-cell office:value-type="float" office:value="2011.210888" calcext:value-type="float">
            <text:p>2011,21088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5</text:p>
          </table:table-cell>
          <table:table-cell office:value-type="float" office:value="722155" calcext:value-type="float">
            <text:p>722155</text:p>
          </table:table-cell>
          <table:table-cell office:value-type="float" office:value="106826" calcext:value-type="float">
            <text:p>106826</text:p>
          </table:table-cell>
          <table:table-cell office:value-type="float" office:value="615329" calcext:value-type="float">
            <text:p>615329</text:p>
          </table:table-cell>
          <table:table-cell office:value-type="float" office:value="2240.440711" calcext:value-type="float">
            <text:p>2240,44071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6</text:p>
          </table:table-cell>
          <table:table-cell office:value-type="float" office:value="634019" calcext:value-type="float">
            <text:p>634019</text:p>
          </table:table-cell>
          <table:table-cell office:value-type="float" office:value="111875" calcext:value-type="float">
            <text:p>111875</text:p>
          </table:table-cell>
          <table:table-cell office:value-type="float" office:value="522144" calcext:value-type="float">
            <text:p>522144</text:p>
          </table:table-cell>
          <table:table-cell office:value-type="float" office:value="2362.826712" calcext:value-type="float">
            <text:p>2362,82671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7</text:p>
          </table:table-cell>
          <table:table-cell office:value-type="float" office:value="410205" calcext:value-type="float">
            <text:p>410205</text:p>
          </table:table-cell>
          <table:table-cell office:value-type="float" office:value="72420" calcext:value-type="float">
            <text:p>72420</text:p>
          </table:table-cell>
          <table:table-cell office:value-type="float" office:value="337785" calcext:value-type="float">
            <text:p>337785</text:p>
          </table:table-cell>
          <table:table-cell office:value-type="float" office:value="841.7394622" calcext:value-type="float">
            <text:p>841,739462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8</text:p>
          </table:table-cell>
          <table:table-cell office:value-type="float" office:value="776522" calcext:value-type="float">
            <text:p>776522</text:p>
          </table:table-cell>
          <table:table-cell office:value-type="float" office:value="104078" calcext:value-type="float">
            <text:p>104078</text:p>
          </table:table-cell>
          <table:table-cell office:value-type="float" office:value="672444" calcext:value-type="float">
            <text:p>672444</text:p>
          </table:table-cell>
          <table:table-cell office:value-type="float" office:value="1213.201188" calcext:value-type="float">
            <text:p>1213,20118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9</text:p>
          </table:table-cell>
          <table:table-cell office:value-type="float" office:value="305068" calcext:value-type="float">
            <text:p>305068</text:p>
          </table:table-cell>
          <table:table-cell office:value-type="float" office:value="68368" calcext:value-type="float">
            <text:p>68368</text:p>
          </table:table-cell>
          <table:table-cell office:value-type="float" office:value="236700" calcext:value-type="float">
            <text:p>236700</text:p>
          </table:table-cell>
          <table:table-cell office:value-type="float" office:value="889.9598579" calcext:value-type="float">
            <text:p>889,959857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0</text:p>
          </table:table-cell>
          <table:table-cell office:value-type="float" office:value="425261" calcext:value-type="float">
            <text:p>425261</text:p>
          </table:table-cell>
          <table:table-cell office:value-type="float" office:value="78401" calcext:value-type="float">
            <text:p>78401</text:p>
          </table:table-cell>
          <table:table-cell office:value-type="float" office:value="346860" calcext:value-type="float">
            <text:p>346860</text:p>
          </table:table-cell>
          <table:table-cell office:value-type="float" office:value="851.011413" calcext:value-type="float">
            <text:p>851,01141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1</text:p>
          </table:table-cell>
          <table:table-cell office:value-type="float" office:value="570208" calcext:value-type="float">
            <text:p>570208</text:p>
          </table:table-cell>
          <table:table-cell office:value-type="float" office:value="122334" calcext:value-type="float">
            <text:p>122334</text:p>
          </table:table-cell>
          <table:table-cell office:value-type="float" office:value="447874" calcext:value-type="float">
            <text:p>447874</text:p>
          </table:table-cell>
          <table:table-cell office:value-type="float" office:value="1909.866516" calcext:value-type="float">
            <text:p>1909,86651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2</text:p>
          </table:table-cell>
          <table:table-cell office:value-type="float" office:value="443172" calcext:value-type="float">
            <text:p>443172</text:p>
          </table:table-cell>
          <table:table-cell office:value-type="float" office:value="110717" calcext:value-type="float">
            <text:p>110717</text:p>
          </table:table-cell>
          <table:table-cell office:value-type="float" office:value="332455" calcext:value-type="float">
            <text:p>332455</text:p>
          </table:table-cell>
          <table:table-cell office:value-type="float" office:value="2132.962225" calcext:value-type="float">
            <text:p>2132,96222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3</text:p>
          </table:table-cell>
          <table:table-cell office:value-type="float" office:value="1497156" calcext:value-type="float">
            <text:p>1497156</text:p>
          </table:table-cell>
          <table:table-cell office:value-type="float" office:value="159412" calcext:value-type="float">
            <text:p>159412</text:p>
          </table:table-cell>
          <table:table-cell office:value-type="float" office:value="1337744" calcext:value-type="float">
            <text:p>1337744</text:p>
          </table:table-cell>
          <table:table-cell office:value-type="float" office:value="2661.517964" calcext:value-type="float">
            <text:p>2661,51796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4</text:p>
          </table:table-cell>
          <table:table-cell office:value-type="float" office:value="1216672" calcext:value-type="float">
            <text:p>1216672</text:p>
          </table:table-cell>
          <table:table-cell office:value-type="float" office:value="138208" calcext:value-type="float">
            <text:p>138208</text:p>
          </table:table-cell>
          <table:table-cell office:value-type="float" office:value="1078464" calcext:value-type="float">
            <text:p>1078464</text:p>
          </table:table-cell>
          <table:table-cell office:value-type="float" office:value="2085.306209" calcext:value-type="float">
            <text:p>2085,30620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5</text:p>
          </table:table-cell>
          <table:table-cell office:value-type="float" office:value="365114" calcext:value-type="float">
            <text:p>365114</text:p>
          </table:table-cell>
          <table:table-cell office:value-type="float" office:value="98114" calcext:value-type="float">
            <text:p>98114</text:p>
          </table:table-cell>
          <table:table-cell office:value-type="float" office:value="267000" calcext:value-type="float">
            <text:p>267000</text:p>
          </table:table-cell>
          <table:table-cell office:value-type="float" office:value="1754.049195" calcext:value-type="float">
            <text:p>1754,04919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6</text:p>
          </table:table-cell>
          <table:table-cell office:value-type="float" office:value="155166" calcext:value-type="float">
            <text:p>155166</text:p>
          </table:table-cell>
          <table:table-cell office:value-type="float" office:value="56376" calcext:value-type="float">
            <text:p>56376</text:p>
          </table:table-cell>
          <table:table-cell office:value-type="float" office:value="98790" calcext:value-type="float">
            <text:p>98790</text:p>
          </table:table-cell>
          <table:table-cell office:value-type="float" office:value="632.2268263" calcext:value-type="float">
            <text:p>632,226826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7</text:p>
          </table:table-cell>
          <table:table-cell office:value-type="float" office:value="448640" calcext:value-type="float">
            <text:p>448640</text:p>
          </table:table-cell>
          <table:table-cell office:value-type="float" office:value="104750" calcext:value-type="float">
            <text:p>104750</text:p>
          </table:table-cell>
          <table:table-cell office:value-type="float" office:value="343890" calcext:value-type="float">
            <text:p>343890</text:p>
          </table:table-cell>
          <table:table-cell office:value-type="float" office:value="2288.030557" calcext:value-type="float">
            <text:p>2288,03055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8</text:p>
          </table:table-cell>
          <table:table-cell office:value-type="float" office:value="699886" calcext:value-type="float">
            <text:p>699886</text:p>
          </table:table-cell>
          <table:table-cell office:value-type="float" office:value="110758" calcext:value-type="float">
            <text:p>110758</text:p>
          </table:table-cell>
          <table:table-cell office:value-type="float" office:value="589128" calcext:value-type="float">
            <text:p>589128</text:p>
          </table:table-cell>
          <table:table-cell office:value-type="float" office:value="1448.725428" calcext:value-type="float">
            <text:p>1448,72542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9</text:p>
          </table:table-cell>
          <table:table-cell office:value-type="float" office:value="331597" calcext:value-type="float">
            <text:p>331597</text:p>
          </table:table-cell>
          <table:table-cell office:value-type="float" office:value="87892" calcext:value-type="float">
            <text:p>87892</text:p>
          </table:table-cell>
          <table:table-cell office:value-type="float" office:value="243705" calcext:value-type="float">
            <text:p>243705</text:p>
          </table:table-cell>
          <table:table-cell office:value-type="float" office:value="2130.359485" calcext:value-type="float">
            <text:p>2130,35948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0</text:p>
          </table:table-cell>
          <table:table-cell office:value-type="float" office:value="611635" calcext:value-type="float">
            <text:p>611635</text:p>
          </table:table-cell>
          <table:table-cell office:value-type="float" office:value="110445" calcext:value-type="float">
            <text:p>110445</text:p>
          </table:table-cell>
          <table:table-cell office:value-type="float" office:value="501190" calcext:value-type="float">
            <text:p>501190</text:p>
          </table:table-cell>
          <table:table-cell office:value-type="float" office:value="1553.157781" calcext:value-type="float">
            <text:p>1553,15778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1</text:p>
          </table:table-cell>
          <table:table-cell office:value-type="float" office:value="30972" calcext:value-type="float">
            <text:p>30972</text:p>
          </table:table-cell>
          <table:table-cell office:value-type="float" office:value="15828" calcext:value-type="float">
            <text:p>15828</text:p>
          </table:table-cell>
          <table:table-cell office:value-type="float" office:value="15144" calcext:value-type="float">
            <text:p>15144</text:p>
          </table:table-cell>
          <table:table-cell office:value-type="float" office:value="68.59858756" calcext:value-type="float">
            <text:p>68,5985875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2</text:p>
          </table:table-cell>
          <table:table-cell office:value-type="float" office:value="460683" calcext:value-type="float">
            <text:p>460683</text:p>
          </table:table-cell>
          <table:table-cell office:value-type="float" office:value="72931" calcext:value-type="float">
            <text:p>72931</text:p>
          </table:table-cell>
          <table:table-cell office:value-type="float" office:value="387752" calcext:value-type="float">
            <text:p>387752</text:p>
          </table:table-cell>
          <table:table-cell office:value-type="float" office:value="617.3990879" calcext:value-type="float">
            <text:p>617,399087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3</text:p>
          </table:table-cell>
          <table:table-cell office:value-type="float" office:value="387657" calcext:value-type="float">
            <text:p>387657</text:p>
          </table:table-cell>
          <table:table-cell office:value-type="float" office:value="66397" calcext:value-type="float">
            <text:p>66397</text:p>
          </table:table-cell>
          <table:table-cell office:value-type="float" office:value="321260" calcext:value-type="float">
            <text:p>321260</text:p>
          </table:table-cell>
          <table:table-cell office:value-type="float" office:value="683.5231815" calcext:value-type="float">
            <text:p>683,523181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4</text:p>
          </table:table-cell>
          <table:table-cell office:value-type="float" office:value="1027717" calcext:value-type="float">
            <text:p>1027717</text:p>
          </table:table-cell>
          <table:table-cell office:value-type="float" office:value="128973" calcext:value-type="float">
            <text:p>128973</text:p>
          </table:table-cell>
          <table:table-cell office:value-type="float" office:value="898744" calcext:value-type="float">
            <text:p>898744</text:p>
          </table:table-cell>
          <table:table-cell office:value-type="float" office:value="2074.158024" calcext:value-type="float">
            <text:p>2074,15802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5</text:p>
          </table:table-cell>
          <table:table-cell office:value-type="float" office:value="562145" calcext:value-type="float">
            <text:p>562145</text:p>
          </table:table-cell>
          <table:table-cell office:value-type="float" office:value="108593" calcext:value-type="float">
            <text:p>108593</text:p>
          </table:table-cell>
          <table:table-cell office:value-type="float" office:value="453552" calcext:value-type="float">
            <text:p>453552</text:p>
          </table:table-cell>
          <table:table-cell office:value-type="float" office:value="2168.740567" calcext:value-type="float">
            <text:p>2168,74056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6</text:p>
          </table:table-cell>
          <table:table-cell office:value-type="float" office:value="888661" calcext:value-type="float">
            <text:p>888661</text:p>
          </table:table-cell>
          <table:table-cell office:value-type="float" office:value="104181" calcext:value-type="float">
            <text:p>104181</text:p>
          </table:table-cell>
          <table:table-cell office:value-type="float" office:value="784480" calcext:value-type="float">
            <text:p>784480</text:p>
          </table:table-cell>
          <table:table-cell office:value-type="float" office:value="1473.39275" calcext:value-type="float">
            <text:p>1473,3927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7</text:p>
          </table:table-cell>
          <table:table-cell office:value-type="float" office:value="1226103" calcext:value-type="float">
            <text:p>1226103</text:p>
          </table:table-cell>
          <table:table-cell office:value-type="float" office:value="127833" calcext:value-type="float">
            <text:p>127833</text:p>
          </table:table-cell>
          <table:table-cell office:value-type="float" office:value="1098270" calcext:value-type="float">
            <text:p>1098270</text:p>
          </table:table-cell>
          <table:table-cell office:value-type="float" office:value="2626.822059" calcext:value-type="float">
            <text:p>2626,82205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8</text:p>
          </table:table-cell>
          <table:table-cell office:value-type="float" office:value="902641" calcext:value-type="float">
            <text:p>902641</text:p>
          </table:table-cell>
          <table:table-cell office:value-type="float" office:value="115861" calcext:value-type="float">
            <text:p>115861</text:p>
          </table:table-cell>
          <table:table-cell office:value-type="float" office:value="786780" calcext:value-type="float">
            <text:p>786780</text:p>
          </table:table-cell>
          <table:table-cell office:value-type="float" office:value="1741.693783" calcext:value-type="float">
            <text:p>1741,69378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9</text:p>
          </table:table-cell>
          <table:table-cell office:value-type="float" office:value="152224" calcext:value-type="float">
            <text:p>152224</text:p>
          </table:table-cell>
          <table:table-cell office:value-type="float" office:value="50185" calcext:value-type="float">
            <text:p>50185</text:p>
          </table:table-cell>
          <table:table-cell office:value-type="float" office:value="102039" calcext:value-type="float">
            <text:p>102039</text:p>
          </table:table-cell>
          <table:table-cell office:value-type="float" office:value="519.7457798" calcext:value-type="float">
            <text:p>519,745779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0</text:p>
          </table:table-cell>
          <table:table-cell office:value-type="float" office:value="1275345" calcext:value-type="float">
            <text:p>1275345</text:p>
          </table:table-cell>
          <table:table-cell office:value-type="float" office:value="142001" calcext:value-type="float">
            <text:p>142001</text:p>
          </table:table-cell>
          <table:table-cell office:value-type="float" office:value="1133344" calcext:value-type="float">
            <text:p>1133344</text:p>
          </table:table-cell>
          <table:table-cell office:value-type="float" office:value="2521.254509" calcext:value-type="float">
            <text:p>2521,25450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1</text:p>
          </table:table-cell>
          <table:table-cell office:value-type="float" office:value="459410" calcext:value-type="float">
            <text:p>459410</text:p>
          </table:table-cell>
          <table:table-cell office:value-type="float" office:value="78065" calcext:value-type="float">
            <text:p>78065</text:p>
          </table:table-cell>
          <table:table-cell office:value-type="float" office:value="381345" calcext:value-type="float">
            <text:p>381345</text:p>
          </table:table-cell>
          <table:table-cell office:value-type="float" office:value="1117.998931" calcext:value-type="float">
            <text:p>1117,99893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2</text:p>
          </table:table-cell>
          <table:table-cell office:value-type="float" office:value="313381" calcext:value-type="float">
            <text:p>313381</text:p>
          </table:table-cell>
          <table:table-cell office:value-type="float" office:value="70551" calcext:value-type="float">
            <text:p>70551</text:p>
          </table:table-cell>
          <table:table-cell office:value-type="float" office:value="242830" calcext:value-type="float">
            <text:p>242830</text:p>
          </table:table-cell>
          <table:table-cell office:value-type="float" office:value="721.2256559" calcext:value-type="float">
            <text:p>721,225655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3</text:p>
          </table:table-cell>
          <table:table-cell office:value-type="float" office:value="414322" calcext:value-type="float">
            <text:p>414322</text:p>
          </table:table-cell>
          <table:table-cell office:value-type="float" office:value="86605" calcext:value-type="float">
            <text:p>86605</text:p>
          </table:table-cell>
          <table:table-cell office:value-type="float" office:value="327717" calcext:value-type="float">
            <text:p>327717</text:p>
          </table:table-cell>
          <table:table-cell office:value-type="float" office:value="1458.550617" calcext:value-type="float">
            <text:p>1458,55061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4</text:p>
          </table:table-cell>
          <table:table-cell office:value-type="float" office:value="469122" calcext:value-type="float">
            <text:p>469122</text:p>
          </table:table-cell>
          <table:table-cell office:value-type="float" office:value="107352" calcext:value-type="float">
            <text:p>107352</text:p>
          </table:table-cell>
          <table:table-cell office:value-type="float" office:value="361770" calcext:value-type="float">
            <text:p>361770</text:p>
          </table:table-cell>
          <table:table-cell office:value-type="float" office:value="2090.866648" calcext:value-type="float">
            <text:p>2090,86664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5</text:p>
          </table:table-cell>
          <table:table-cell office:value-type="float" office:value="797383" calcext:value-type="float">
            <text:p>797383</text:p>
          </table:table-cell>
          <table:table-cell office:value-type="float" office:value="136983" calcext:value-type="float">
            <text:p>136983</text:p>
          </table:table-cell>
          <table:table-cell office:value-type="float" office:value="660400" calcext:value-type="float">
            <text:p>660400</text:p>
          </table:table-cell>
          <table:table-cell office:value-type="float" office:value="2584.177965" calcext:value-type="float">
            <text:p>2584,17796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6</text:p>
          </table:table-cell>
          <table:table-cell office:value-type="float" office:value="695886" calcext:value-type="float">
            <text:p>695886</text:p>
          </table:table-cell>
          <table:table-cell office:value-type="float" office:value="113414" calcext:value-type="float">
            <text:p>113414</text:p>
          </table:table-cell>
          <table:table-cell office:value-type="float" office:value="582472" calcext:value-type="float">
            <text:p>582472</text:p>
          </table:table-cell>
          <table:table-cell office:value-type="float" office:value="2387.558559" calcext:value-type="float">
            <text:p>2387,55855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7</text:p>
          </table:table-cell>
          <table:table-cell office:value-type="float" office:value="1424005" calcext:value-type="float">
            <text:p>1424005</text:p>
          </table:table-cell>
          <table:table-cell office:value-type="float" office:value="144331" calcext:value-type="float">
            <text:p>144331</text:p>
          </table:table-cell>
          <table:table-cell office:value-type="float" office:value="1279674" calcext:value-type="float">
            <text:p>1279674</text:p>
          </table:table-cell>
          <table:table-cell office:value-type="float" office:value="2752.912238" calcext:value-type="float">
            <text:p>2752,91223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8</text:p>
          </table:table-cell>
          <table:table-cell office:value-type="float" office:value="470527" calcext:value-type="float">
            <text:p>470527</text:p>
          </table:table-cell>
          <table:table-cell office:value-type="float" office:value="77062" calcext:value-type="float">
            <text:p>77062</text:p>
          </table:table-cell>
          <table:table-cell office:value-type="float" office:value="393465" calcext:value-type="float">
            <text:p>393465</text:p>
          </table:table-cell>
          <table:table-cell office:value-type="float" office:value="854.0976711" calcext:value-type="float">
            <text:p>854,097671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9</text:p>
          </table:table-cell>
          <table:table-cell office:value-type="float" office:value="1374336" calcext:value-type="float">
            <text:p>1374336</text:p>
          </table:table-cell>
          <table:table-cell office:value-type="float" office:value="145678" calcext:value-type="float">
            <text:p>145678</text:p>
          </table:table-cell>
          <table:table-cell office:value-type="float" office:value="1228658" calcext:value-type="float">
            <text:p>1228658</text:p>
          </table:table-cell>
          <table:table-cell office:value-type="float" office:value="2688.711922" calcext:value-type="float">
            <text:p>2688,71192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0</text:p>
          </table:table-cell>
          <table:table-cell office:value-type="float" office:value="579900" calcext:value-type="float">
            <text:p>579900</text:p>
          </table:table-cell>
          <table:table-cell office:value-type="float" office:value="100487" calcext:value-type="float">
            <text:p>100487</text:p>
          </table:table-cell>
          <table:table-cell office:value-type="float" office:value="479413" calcext:value-type="float">
            <text:p>479413</text:p>
          </table:table-cell>
          <table:table-cell office:value-type="float" office:value="1723.698477" calcext:value-type="float">
            <text:p>1723,69847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1</text:p>
          </table:table-cell>
          <table:table-cell office:value-type="float" office:value="1207091" calcext:value-type="float">
            <text:p>1207091</text:p>
          </table:table-cell>
          <table:table-cell office:value-type="float" office:value="144627" calcext:value-type="float">
            <text:p>144627</text:p>
          </table:table-cell>
          <table:table-cell office:value-type="float" office:value="1062464" calcext:value-type="float">
            <text:p>1062464</text:p>
          </table:table-cell>
          <table:table-cell office:value-type="float" office:value="2798.775356" calcext:value-type="float">
            <text:p>2798,77535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2</text:p>
          </table:table-cell>
          <table:table-cell office:value-type="float" office:value="489397" calcext:value-type="float">
            <text:p>489397</text:p>
          </table:table-cell>
          <table:table-cell office:value-type="float" office:value="106098" calcext:value-type="float">
            <text:p>106098</text:p>
          </table:table-cell>
          <table:table-cell office:value-type="float" office:value="383299" calcext:value-type="float">
            <text:p>383299</text:p>
          </table:table-cell>
          <table:table-cell office:value-type="float" office:value="1982.098947" calcext:value-type="float">
            <text:p>1982,09894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3</text:p>
          </table:table-cell>
          <table:table-cell office:value-type="float" office:value="1075833" calcext:value-type="float">
            <text:p>1075833</text:p>
          </table:table-cell>
          <table:table-cell office:value-type="float" office:value="132588" calcext:value-type="float">
            <text:p>132588</text:p>
          </table:table-cell>
          <table:table-cell office:value-type="float" office:value="943245" calcext:value-type="float">
            <text:p>943245</text:p>
          </table:table-cell>
          <table:table-cell office:value-type="float" office:value="2605.687589" calcext:value-type="float">
            <text:p>2605,68758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4</text:p>
          </table:table-cell>
          <table:table-cell office:value-type="float" office:value="1152656" calcext:value-type="float">
            <text:p>1152656</text:p>
          </table:table-cell>
          <table:table-cell office:value-type="float" office:value="123008" calcext:value-type="float">
            <text:p>123008</text:p>
          </table:table-cell>
          <table:table-cell office:value-type="float" office:value="1029648" calcext:value-type="float">
            <text:p>1029648</text:p>
          </table:table-cell>
          <table:table-cell office:value-type="float" office:value="2000.038902" calcext:value-type="float">
            <text:p>2000,03890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5</text:p>
          </table:table-cell>
          <table:table-cell office:value-type="float" office:value="542110" calcext:value-type="float">
            <text:p>542110</text:p>
          </table:table-cell>
          <table:table-cell office:value-type="float" office:value="120508" calcext:value-type="float">
            <text:p>120508</text:p>
          </table:table-cell>
          <table:table-cell office:value-type="float" office:value="421602" calcext:value-type="float">
            <text:p>421602</text:p>
          </table:table-cell>
          <table:table-cell office:value-type="float" office:value="2534.005681" calcext:value-type="float">
            <text:p>2534,00568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6</text:p>
          </table:table-cell>
          <table:table-cell office:value-type="float" office:value="554579" calcext:value-type="float">
            <text:p>554579</text:p>
          </table:table-cell>
          <table:table-cell office:value-type="float" office:value="95769" calcext:value-type="float">
            <text:p>95769</text:p>
          </table:table-cell>
          <table:table-cell office:value-type="float" office:value="458810" calcext:value-type="float">
            <text:p>458810</text:p>
          </table:table-cell>
          <table:table-cell office:value-type="float" office:value="1261.412324" calcext:value-type="float">
            <text:p>1261,41232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7</text:p>
          </table:table-cell>
          <table:table-cell office:value-type="float" office:value="1284169" calcext:value-type="float">
            <text:p>1284169</text:p>
          </table:table-cell>
          <table:table-cell office:value-type="float" office:value="132259" calcext:value-type="float">
            <text:p>132259</text:p>
          </table:table-cell>
          <table:table-cell office:value-type="float" office:value="1151910" calcext:value-type="float">
            <text:p>1151910</text:p>
          </table:table-cell>
          <table:table-cell office:value-type="float" office:value="2153.313204" calcext:value-type="float">
            <text:p>2153,31320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8</text:p>
          </table:table-cell>
          <table:table-cell office:value-type="float" office:value="1054978" calcext:value-type="float">
            <text:p>1054978</text:p>
          </table:table-cell>
          <table:table-cell office:value-type="float" office:value="122902" calcext:value-type="float">
            <text:p>122902</text:p>
          </table:table-cell>
          <table:table-cell office:value-type="float" office:value="932076" calcext:value-type="float">
            <text:p>932076</text:p>
          </table:table-cell>
          <table:table-cell office:value-type="float" office:value="1713.846301" calcext:value-type="float">
            <text:p>1713,84630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9</text:p>
          </table:table-cell>
          <table:table-cell office:value-type="float" office:value="192883" calcext:value-type="float">
            <text:p>192883</text:p>
          </table:table-cell>
          <table:table-cell office:value-type="float" office:value="50862" calcext:value-type="float">
            <text:p>50862</text:p>
          </table:table-cell>
          <table:table-cell office:value-type="float" office:value="142021" calcext:value-type="float">
            <text:p>142021</text:p>
          </table:table-cell>
          <table:table-cell office:value-type="float" office:value="382.5478891" calcext:value-type="float">
            <text:p>382,547889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0</text:p>
          </table:table-cell>
          <table:table-cell office:value-type="float" office:value="637491" calcext:value-type="float">
            <text:p>637491</text:p>
          </table:table-cell>
          <table:table-cell office:value-type="float" office:value="94011" calcext:value-type="float">
            <text:p>94011</text:p>
          </table:table-cell>
          <table:table-cell office:value-type="float" office:value="543480" calcext:value-type="float">
            <text:p>543480</text:p>
          </table:table-cell>
          <table:table-cell office:value-type="float" office:value="1711.339405" calcext:value-type="float">
            <text:p>1711,33940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1</text:p>
          </table:table-cell>
          <table:table-cell office:value-type="float" office:value="1298861" calcext:value-type="float">
            <text:p>1298861</text:p>
          </table:table-cell>
          <table:table-cell office:value-type="float" office:value="158150" calcext:value-type="float">
            <text:p>158150</text:p>
          </table:table-cell>
          <table:table-cell office:value-type="float" office:value="1140711" calcext:value-type="float">
            <text:p>1140711</text:p>
          </table:table-cell>
          <table:table-cell office:value-type="float" office:value="2576.269551" calcext:value-type="float">
            <text:p>2576,26955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2</text:p>
          </table:table-cell>
          <table:table-cell office:value-type="float" office:value="422715" calcext:value-type="float">
            <text:p>422715</text:p>
          </table:table-cell>
          <table:table-cell office:value-type="float" office:value="72465" calcext:value-type="float">
            <text:p>72465</text:p>
          </table:table-cell>
          <table:table-cell office:value-type="float" office:value="350250" calcext:value-type="float">
            <text:p>350250</text:p>
          </table:table-cell>
          <table:table-cell office:value-type="float" office:value="935.6817209" calcext:value-type="float">
            <text:p>935,681720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3</text:p>
          </table:table-cell>
          <table:table-cell office:value-type="float" office:value="507303" calcext:value-type="float">
            <text:p>507303</text:p>
          </table:table-cell>
          <table:table-cell office:value-type="float" office:value="101799" calcext:value-type="float">
            <text:p>101799</text:p>
          </table:table-cell>
          <table:table-cell office:value-type="float" office:value="405504" calcext:value-type="float">
            <text:p>405504</text:p>
          </table:table-cell>
          <table:table-cell office:value-type="float" office:value="1735.46316" calcext:value-type="float">
            <text:p>1735,4631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4</text:p>
          </table:table-cell>
          <table:table-cell office:value-type="float" office:value="761038" calcext:value-type="float">
            <text:p>761038</text:p>
          </table:table-cell>
          <table:table-cell office:value-type="float" office:value="124238" calcext:value-type="float">
            <text:p>124238</text:p>
          </table:table-cell>
          <table:table-cell office:value-type="float" office:value="636800" calcext:value-type="float">
            <text:p>636800</text:p>
          </table:table-cell>
          <table:table-cell office:value-type="float" office:value="2005.625456" calcext:value-type="float">
            <text:p>2005,62545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5</text:p>
          </table:table-cell>
          <table:table-cell office:value-type="float" office:value="722002" calcext:value-type="float">
            <text:p>722002</text:p>
          </table:table-cell>
          <table:table-cell office:value-type="float" office:value="105334" calcext:value-type="float">
            <text:p>105334</text:p>
          </table:table-cell>
          <table:table-cell office:value-type="float" office:value="616668" calcext:value-type="float">
            <text:p>616668</text:p>
          </table:table-cell>
          <table:table-cell office:value-type="float" office:value="2239.772938" calcext:value-type="float">
            <text:p>2239,77293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6</text:p>
          </table:table-cell>
          <table:table-cell office:value-type="float" office:value="634061" calcext:value-type="float">
            <text:p>634061</text:p>
          </table:table-cell>
          <table:table-cell office:value-type="float" office:value="113060" calcext:value-type="float">
            <text:p>113060</text:p>
          </table:table-cell>
          <table:table-cell office:value-type="float" office:value="521001" calcext:value-type="float">
            <text:p>521001</text:p>
          </table:table-cell>
          <table:table-cell office:value-type="float" office:value="2362.149084" calcext:value-type="float">
            <text:p>2362,14908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7</text:p>
          </table:table-cell>
          <table:table-cell office:value-type="float" office:value="411744" calcext:value-type="float">
            <text:p>411744</text:p>
          </table:table-cell>
          <table:table-cell office:value-type="float" office:value="73659" calcext:value-type="float">
            <text:p>73659</text:p>
          </table:table-cell>
          <table:table-cell office:value-type="float" office:value="338085" calcext:value-type="float">
            <text:p>338085</text:p>
          </table:table-cell>
          <table:table-cell office:value-type="float" office:value="841.7370006" calcext:value-type="float">
            <text:p>841,737000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8</text:p>
          </table:table-cell>
          <table:table-cell office:value-type="float" office:value="776099" calcext:value-type="float">
            <text:p>776099</text:p>
          </table:table-cell>
          <table:table-cell office:value-type="float" office:value="103925" calcext:value-type="float">
            <text:p>103925</text:p>
          </table:table-cell>
          <table:table-cell office:value-type="float" office:value="672174" calcext:value-type="float">
            <text:p>672174</text:p>
          </table:table-cell>
          <table:table-cell office:value-type="float" office:value="1213.193409" calcext:value-type="float">
            <text:p>1213,19340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9</text:p>
          </table:table-cell>
          <table:table-cell office:value-type="float" office:value="304690" calcext:value-type="float">
            <text:p>304690</text:p>
          </table:table-cell>
          <table:table-cell office:value-type="float" office:value="67470" calcext:value-type="float">
            <text:p>67470</text:p>
          </table:table-cell>
          <table:table-cell office:value-type="float" office:value="237220" calcext:value-type="float">
            <text:p>237220</text:p>
          </table:table-cell>
          <table:table-cell office:value-type="float" office:value="890.5714971" calcext:value-type="float">
            <text:p>890,571497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0</text:p>
          </table:table-cell>
          <table:table-cell office:value-type="float" office:value="423418" calcext:value-type="float">
            <text:p>423418</text:p>
          </table:table-cell>
          <table:table-cell office:value-type="float" office:value="77413" calcext:value-type="float">
            <text:p>77413</text:p>
          </table:table-cell>
          <table:table-cell office:value-type="float" office:value="346005" calcext:value-type="float">
            <text:p>346005</text:p>
          </table:table-cell>
          <table:table-cell office:value-type="float" office:value="851.0098805" calcext:value-type="float">
            <text:p>851,009880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1</text:p>
          </table:table-cell>
          <table:table-cell office:value-type="float" office:value="570652" calcext:value-type="float">
            <text:p>570652</text:p>
          </table:table-cell>
          <table:table-cell office:value-type="float" office:value="120300" calcext:value-type="float">
            <text:p>120300</text:p>
          </table:table-cell>
          <table:table-cell office:value-type="float" office:value="450352" calcext:value-type="float">
            <text:p>450352</text:p>
          </table:table-cell>
          <table:table-cell office:value-type="float" office:value="1917.873243" calcext:value-type="float">
            <text:p>1917,87324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2</text:p>
          </table:table-cell>
          <table:table-cell office:value-type="float" office:value="443202" calcext:value-type="float">
            <text:p>443202</text:p>
          </table:table-cell>
          <table:table-cell office:value-type="float" office:value="110587" calcext:value-type="float">
            <text:p>110587</text:p>
          </table:table-cell>
          <table:table-cell office:value-type="float" office:value="332615" calcext:value-type="float">
            <text:p>332615</text:p>
          </table:table-cell>
          <table:table-cell office:value-type="float" office:value="2130.511864" calcext:value-type="float">
            <text:p>2130,51186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3</text:p>
          </table:table-cell>
          <table:table-cell office:value-type="float" office:value="1495309" calcext:value-type="float">
            <text:p>1495309</text:p>
          </table:table-cell>
          <table:table-cell office:value-type="float" office:value="158061" calcext:value-type="float">
            <text:p>158061</text:p>
          </table:table-cell>
          <table:table-cell office:value-type="float" office:value="1337248" calcext:value-type="float">
            <text:p>1337248</text:p>
          </table:table-cell>
          <table:table-cell office:value-type="float" office:value="2674.532067" calcext:value-type="float">
            <text:p>2674,53206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4</text:p>
          </table:table-cell>
          <table:table-cell office:value-type="float" office:value="1219117" calcext:value-type="float">
            <text:p>1219117</text:p>
          </table:table-cell>
          <table:table-cell office:value-type="float" office:value="138349" calcext:value-type="float">
            <text:p>138349</text:p>
          </table:table-cell>
          <table:table-cell office:value-type="float" office:value="1080768" calcext:value-type="float">
            <text:p>1080768</text:p>
          </table:table-cell>
          <table:table-cell office:value-type="float" office:value="2077.352603" calcext:value-type="float">
            <text:p>2077,35260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5</text:p>
          </table:table-cell>
          <table:table-cell office:value-type="float" office:value="364474" calcext:value-type="float">
            <text:p>364474</text:p>
          </table:table-cell>
          <table:table-cell office:value-type="float" office:value="99054" calcext:value-type="float">
            <text:p>99054</text:p>
          </table:table-cell>
          <table:table-cell office:value-type="float" office:value="265420" calcext:value-type="float">
            <text:p>265420</text:p>
          </table:table-cell>
          <table:table-cell office:value-type="float" office:value="1749.713453" calcext:value-type="float">
            <text:p>1749,71345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6</text:p>
          </table:table-cell>
          <table:table-cell office:value-type="float" office:value="154906" calcext:value-type="float">
            <text:p>154906</text:p>
          </table:table-cell>
          <table:table-cell office:value-type="float" office:value="55691" calcext:value-type="float">
            <text:p>55691</text:p>
          </table:table-cell>
          <table:table-cell office:value-type="float" office:value="99215" calcext:value-type="float">
            <text:p>99215</text:p>
          </table:table-cell>
          <table:table-cell office:value-type="float" office:value="632.2274808" calcext:value-type="float">
            <text:p>632,227480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7</text:p>
          </table:table-cell>
          <table:table-cell office:value-type="float" office:value="449152" calcext:value-type="float">
            <text:p>449152</text:p>
          </table:table-cell>
          <table:table-cell office:value-type="float" office:value="104662" calcext:value-type="float">
            <text:p>104662</text:p>
          </table:table-cell>
          <table:table-cell office:value-type="float" office:value="344490" calcext:value-type="float">
            <text:p>344490</text:p>
          </table:table-cell>
          <table:table-cell office:value-type="float" office:value="2287.485256" calcext:value-type="float">
            <text:p>2287,48525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8</text:p>
          </table:table-cell>
          <table:table-cell office:value-type="float" office:value="700442" calcext:value-type="float">
            <text:p>700442</text:p>
          </table:table-cell>
          <table:table-cell office:value-type="float" office:value="111410" calcext:value-type="float">
            <text:p>111410</text:p>
          </table:table-cell>
          <table:table-cell office:value-type="float" office:value="589032" calcext:value-type="float">
            <text:p>589032</text:p>
          </table:table-cell>
          <table:table-cell office:value-type="float" office:value="1450.572238" calcext:value-type="float">
            <text:p>1450,57223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9</text:p>
          </table:table-cell>
          <table:table-cell office:value-type="float" office:value="331962" calcext:value-type="float">
            <text:p>331962</text:p>
          </table:table-cell>
          <table:table-cell office:value-type="float" office:value="87747" calcext:value-type="float">
            <text:p>87747</text:p>
          </table:table-cell>
          <table:table-cell office:value-type="float" office:value="244215" calcext:value-type="float">
            <text:p>244215</text:p>
          </table:table-cell>
          <table:table-cell office:value-type="float" office:value="2130.97985" calcext:value-type="float">
            <text:p>2130,9798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0</text:p>
          </table:table-cell>
          <table:table-cell office:value-type="float" office:value="611741" calcext:value-type="float">
            <text:p>611741</text:p>
          </table:table-cell>
          <table:table-cell office:value-type="float" office:value="110271" calcext:value-type="float">
            <text:p>110271</text:p>
          </table:table-cell>
          <table:table-cell office:value-type="float" office:value="501470" calcext:value-type="float">
            <text:p>501470</text:p>
          </table:table-cell>
          <table:table-cell office:value-type="float" office:value="1553.133277" calcext:value-type="float">
            <text:p>1553,13327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1</text:p>
          </table:table-cell>
          <table:table-cell office:value-type="float" office:value="31001" calcext:value-type="float">
            <text:p>31001</text:p>
          </table:table-cell>
          <table:table-cell office:value-type="float" office:value="15497" calcext:value-type="float">
            <text:p>15497</text:p>
          </table:table-cell>
          <table:table-cell office:value-type="float" office:value="15504" calcext:value-type="float">
            <text:p>15504</text:p>
          </table:table-cell>
          <table:table-cell office:value-type="float" office:value="68.59863784" calcext:value-type="float">
            <text:p>68,5986378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2</text:p>
          </table:table-cell>
          <table:table-cell office:value-type="float" office:value="461662" calcext:value-type="float">
            <text:p>461662</text:p>
          </table:table-cell>
          <table:table-cell office:value-type="float" office:value="73226" calcext:value-type="float">
            <text:p>73226</text:p>
          </table:table-cell>
          <table:table-cell office:value-type="float" office:value="388436" calcext:value-type="float">
            <text:p>388436</text:p>
          </table:table-cell>
          <table:table-cell office:value-type="float" office:value="617.3994044" calcext:value-type="float">
            <text:p>617,399404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3</text:p>
          </table:table-cell>
          <table:table-cell office:value-type="float" office:value="389055" calcext:value-type="float">
            <text:p>389055</text:p>
          </table:table-cell>
          <table:table-cell office:value-type="float" office:value="65655" calcext:value-type="float">
            <text:p>65655</text:p>
          </table:table-cell>
          <table:table-cell office:value-type="float" office:value="323400" calcext:value-type="float">
            <text:p>323400</text:p>
          </table:table-cell>
          <table:table-cell office:value-type="float" office:value="683.5221958" calcext:value-type="float">
            <text:p>683,522195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4</text:p>
          </table:table-cell>
          <table:table-cell office:value-type="float" office:value="1028969" calcext:value-type="float">
            <text:p>1028969</text:p>
          </table:table-cell>
          <table:table-cell office:value-type="float" office:value="129553" calcext:value-type="float">
            <text:p>129553</text:p>
          </table:table-cell>
          <table:table-cell office:value-type="float" office:value="899416" calcext:value-type="float">
            <text:p>899416</text:p>
          </table:table-cell>
          <table:table-cell office:value-type="float" office:value="2066.785359" calcext:value-type="float">
            <text:p>2066,78535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5</text:p>
          </table:table-cell>
          <table:table-cell office:value-type="float" office:value="561912" calcext:value-type="float">
            <text:p>561912</text:p>
          </table:table-cell>
          <table:table-cell office:value-type="float" office:value="106360" calcext:value-type="float">
            <text:p>106360</text:p>
          </table:table-cell>
          <table:table-cell office:value-type="float" office:value="455552" calcext:value-type="float">
            <text:p>455552</text:p>
          </table:table-cell>
          <table:table-cell office:value-type="float" office:value="2169.984534" calcext:value-type="float">
            <text:p>2169,98453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6</text:p>
          </table:table-cell>
          <table:table-cell office:value-type="float" office:value="890126" calcext:value-type="float">
            <text:p>890126</text:p>
          </table:table-cell>
          <table:table-cell office:value-type="float" office:value="104706" calcext:value-type="float">
            <text:p>104706</text:p>
          </table:table-cell>
          <table:table-cell office:value-type="float" office:value="785420" calcext:value-type="float">
            <text:p>785420</text:p>
          </table:table-cell>
          <table:table-cell office:value-type="float" office:value="1470.929825" calcext:value-type="float">
            <text:p>1470,92982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7</text:p>
          </table:table-cell>
          <table:table-cell office:value-type="float" office:value="1225297" calcext:value-type="float">
            <text:p>1225297</text:p>
          </table:table-cell>
          <table:table-cell office:value-type="float" office:value="127855" calcext:value-type="float">
            <text:p>127855</text:p>
          </table:table-cell>
          <table:table-cell office:value-type="float" office:value="1097442" calcext:value-type="float">
            <text:p>1097442</text:p>
          </table:table-cell>
          <table:table-cell office:value-type="float" office:value="2626.218941" calcext:value-type="float">
            <text:p>2626,21894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8</text:p>
          </table:table-cell>
          <table:table-cell office:value-type="float" office:value="902650" calcext:value-type="float">
            <text:p>902650</text:p>
          </table:table-cell>
          <table:table-cell office:value-type="float" office:value="114895" calcext:value-type="float">
            <text:p>114895</text:p>
          </table:table-cell>
          <table:table-cell office:value-type="float" office:value="787755" calcext:value-type="float">
            <text:p>787755</text:p>
          </table:table-cell>
          <table:table-cell office:value-type="float" office:value="1739.784503" calcext:value-type="float">
            <text:p>1739,78450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9</text:p>
          </table:table-cell>
          <table:table-cell office:value-type="float" office:value="152119" calcext:value-type="float">
            <text:p>152119</text:p>
          </table:table-cell>
          <table:table-cell office:value-type="float" office:value="49863" calcext:value-type="float">
            <text:p>49863</text:p>
          </table:table-cell>
          <table:table-cell office:value-type="float" office:value="102256" calcext:value-type="float">
            <text:p>102256</text:p>
          </table:table-cell>
          <table:table-cell office:value-type="float" office:value="519.7458249" calcext:value-type="float">
            <text:p>519,745824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0</text:p>
          </table:table-cell>
          <table:table-cell office:value-type="float" office:value="1276153" calcext:value-type="float">
            <text:p>1276153</text:p>
          </table:table-cell>
          <table:table-cell office:value-type="float" office:value="140889" calcext:value-type="float">
            <text:p>140889</text:p>
          </table:table-cell>
          <table:table-cell office:value-type="float" office:value="1135264" calcext:value-type="float">
            <text:p>1135264</text:p>
          </table:table-cell>
          <table:table-cell office:value-type="float" office:value="2518.071064" calcext:value-type="float">
            <text:p>2518,07106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1</text:p>
          </table:table-cell>
          <table:table-cell office:value-type="float" office:value="459288" calcext:value-type="float">
            <text:p>459288</text:p>
          </table:table-cell>
          <table:table-cell office:value-type="float" office:value="78453" calcext:value-type="float">
            <text:p>78453</text:p>
          </table:table-cell>
          <table:table-cell office:value-type="float" office:value="380835" calcext:value-type="float">
            <text:p>380835</text:p>
          </table:table-cell>
          <table:table-cell office:value-type="float" office:value="1117.993113" calcext:value-type="float">
            <text:p>1117,99311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2</text:p>
          </table:table-cell>
          <table:table-cell office:value-type="float" office:value="313410" calcext:value-type="float">
            <text:p>313410</text:p>
          </table:table-cell>
          <table:table-cell office:value-type="float" office:value="70620" calcext:value-type="float">
            <text:p>70620</text:p>
          </table:table-cell>
          <table:table-cell office:value-type="float" office:value="242790" calcext:value-type="float">
            <text:p>242790</text:p>
          </table:table-cell>
          <table:table-cell office:value-type="float" office:value="721.222947" calcext:value-type="float">
            <text:p>721,22294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3</text:p>
          </table:table-cell>
          <table:table-cell office:value-type="float" office:value="413761" calcext:value-type="float">
            <text:p>413761</text:p>
          </table:table-cell>
          <table:table-cell office:value-type="float" office:value="87223" calcext:value-type="float">
            <text:p>87223</text:p>
          </table:table-cell>
          <table:table-cell office:value-type="float" office:value="326538" calcext:value-type="float">
            <text:p>326538</text:p>
          </table:table-cell>
          <table:table-cell office:value-type="float" office:value="1459.179735" calcext:value-type="float">
            <text:p>1459,17973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4</text:p>
          </table:table-cell>
          <table:table-cell office:value-type="float" office:value="469724" calcext:value-type="float">
            <text:p>469724</text:p>
          </table:table-cell>
          <table:table-cell office:value-type="float" office:value="108218" calcext:value-type="float">
            <text:p>108218</text:p>
          </table:table-cell>
          <table:table-cell office:value-type="float" office:value="361506" calcext:value-type="float">
            <text:p>361506</text:p>
          </table:table-cell>
          <table:table-cell office:value-type="float" office:value="2087.773353" calcext:value-type="float">
            <text:p>2087,77335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5</text:p>
          </table:table-cell>
          <table:table-cell office:value-type="float" office:value="798116" calcext:value-type="float">
            <text:p>798116</text:p>
          </table:table-cell>
          <table:table-cell office:value-type="float" office:value="136652" calcext:value-type="float">
            <text:p>136652</text:p>
          </table:table-cell>
          <table:table-cell office:value-type="float" office:value="661464" calcext:value-type="float">
            <text:p>661464</text:p>
          </table:table-cell>
          <table:table-cell office:value-type="float" office:value="2595.408836" calcext:value-type="float">
            <text:p>2595,40883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6</text:p>
          </table:table-cell>
          <table:table-cell office:value-type="float" office:value="695325" calcext:value-type="float">
            <text:p>695325</text:p>
          </table:table-cell>
          <table:table-cell office:value-type="float" office:value="112457" calcext:value-type="float">
            <text:p>112457</text:p>
          </table:table-cell>
          <table:table-cell office:value-type="float" office:value="582868" calcext:value-type="float">
            <text:p>582868</text:p>
          </table:table-cell>
          <table:table-cell office:value-type="float" office:value="2385.620348" calcext:value-type="float">
            <text:p>2385,62034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7</text:p>
          </table:table-cell>
          <table:table-cell office:value-type="float" office:value="1424372" calcext:value-type="float">
            <text:p>1424372</text:p>
          </table:table-cell>
          <table:table-cell office:value-type="float" office:value="142736" calcext:value-type="float">
            <text:p>142736</text:p>
          </table:table-cell>
          <table:table-cell office:value-type="float" office:value="1281636" calcext:value-type="float">
            <text:p>1281636</text:p>
          </table:table-cell>
          <table:table-cell office:value-type="float" office:value="2756.637074" calcext:value-type="float">
            <text:p>2756,63707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8</text:p>
          </table:table-cell>
          <table:table-cell office:value-type="float" office:value="469549" calcext:value-type="float">
            <text:p>469549</text:p>
          </table:table-cell>
          <table:table-cell office:value-type="float" office:value="77886" calcext:value-type="float">
            <text:p>77886</text:p>
          </table:table-cell>
          <table:table-cell office:value-type="float" office:value="391663" calcext:value-type="float">
            <text:p>391663</text:p>
          </table:table-cell>
          <table:table-cell office:value-type="float" office:value="854.0992767" calcext:value-type="float">
            <text:p>854,099276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9</text:p>
          </table:table-cell>
          <table:table-cell office:value-type="float" office:value="1375794" calcext:value-type="float">
            <text:p>1375794</text:p>
          </table:table-cell>
          <table:table-cell office:value-type="float" office:value="145997" calcext:value-type="float">
            <text:p>145997</text:p>
          </table:table-cell>
          <table:table-cell office:value-type="float" office:value="1229797" calcext:value-type="float">
            <text:p>1229797</text:p>
          </table:table-cell>
          <table:table-cell office:value-type="float" office:value="2687.402828" calcext:value-type="float">
            <text:p>2687,40282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0</text:p>
          </table:table-cell>
          <table:table-cell office:value-type="float" office:value="580617" calcext:value-type="float">
            <text:p>580617</text:p>
          </table:table-cell>
          <table:table-cell office:value-type="float" office:value="100665" calcext:value-type="float">
            <text:p>100665</text:p>
          </table:table-cell>
          <table:table-cell office:value-type="float" office:value="479952" calcext:value-type="float">
            <text:p>479952</text:p>
          </table:table-cell>
          <table:table-cell office:value-type="float" office:value="1723.700163" calcext:value-type="float">
            <text:p>1723,70016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1</text:p>
          </table:table-cell>
          <table:table-cell office:value-type="float" office:value="1206627" calcext:value-type="float">
            <text:p>1206627</text:p>
          </table:table-cell>
          <table:table-cell office:value-type="float" office:value="143604" calcext:value-type="float">
            <text:p>143604</text:p>
          </table:table-cell>
          <table:table-cell office:value-type="float" office:value="1063023" calcext:value-type="float">
            <text:p>1063023</text:p>
          </table:table-cell>
          <table:table-cell office:value-type="float" office:value="2810.883229" calcext:value-type="float">
            <text:p>2810,88322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2</text:p>
          </table:table-cell>
          <table:table-cell office:value-type="float" office:value="487236" calcext:value-type="float">
            <text:p>487236</text:p>
          </table:table-cell>
          <table:table-cell office:value-type="float" office:value="105533" calcext:value-type="float">
            <text:p>105533</text:p>
          </table:table-cell>
          <table:table-cell office:value-type="float" office:value="381703" calcext:value-type="float">
            <text:p>381703</text:p>
          </table:table-cell>
          <table:table-cell office:value-type="float" office:value="1977.819548" calcext:value-type="float">
            <text:p>1977,81954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3</text:p>
          </table:table-cell>
          <table:table-cell office:value-type="float" office:value="1076795" calcext:value-type="float">
            <text:p>1076795</text:p>
          </table:table-cell>
          <table:table-cell office:value-type="float" office:value="133370" calcext:value-type="float">
            <text:p>133370</text:p>
          </table:table-cell>
          <table:table-cell office:value-type="float" office:value="943425" calcext:value-type="float">
            <text:p>943425</text:p>
          </table:table-cell>
          <table:table-cell office:value-type="float" office:value="2613.843279" calcext:value-type="float">
            <text:p>2613,84327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4</text:p>
          </table:table-cell>
          <table:table-cell office:value-type="float" office:value="1153305" calcext:value-type="float">
            <text:p>1153305</text:p>
          </table:table-cell>
          <table:table-cell office:value-type="float" office:value="122023" calcext:value-type="float">
            <text:p>122023</text:p>
          </table:table-cell>
          <table:table-cell office:value-type="float" office:value="1031282" calcext:value-type="float">
            <text:p>1031282</text:p>
          </table:table-cell>
          <table:table-cell office:value-type="float" office:value="2005.612757" calcext:value-type="float">
            <text:p>2005,61275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5</text:p>
          </table:table-cell>
          <table:table-cell office:value-type="float" office:value="541922" calcext:value-type="float">
            <text:p>541922</text:p>
          </table:table-cell>
          <table:table-cell office:value-type="float" office:value="121298" calcext:value-type="float">
            <text:p>121298</text:p>
          </table:table-cell>
          <table:table-cell office:value-type="float" office:value="420624" calcext:value-type="float">
            <text:p>420624</text:p>
          </table:table-cell>
          <table:table-cell office:value-type="float" office:value="2529.000615" calcext:value-type="float">
            <text:p>2529,00061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6</text:p>
          </table:table-cell>
          <table:table-cell office:value-type="float" office:value="555048" calcext:value-type="float">
            <text:p>555048</text:p>
          </table:table-cell>
          <table:table-cell office:value-type="float" office:value="97470" calcext:value-type="float">
            <text:p>97470</text:p>
          </table:table-cell>
          <table:table-cell office:value-type="float" office:value="457578" calcext:value-type="float">
            <text:p>457578</text:p>
          </table:table-cell>
          <table:table-cell office:value-type="float" office:value="1262.620499" calcext:value-type="float">
            <text:p>1262,62049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7</text:p>
          </table:table-cell>
          <table:table-cell office:value-type="float" office:value="1285016" calcext:value-type="float">
            <text:p>1285016</text:p>
          </table:table-cell>
          <table:table-cell office:value-type="float" office:value="132584" calcext:value-type="float">
            <text:p>132584</text:p>
          </table:table-cell>
          <table:table-cell office:value-type="float" office:value="1152432" calcext:value-type="float">
            <text:p>1152432</text:p>
          </table:table-cell>
          <table:table-cell office:value-type="float" office:value="2153.97207" calcext:value-type="float">
            <text:p>2153,9720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8</text:p>
          </table:table-cell>
          <table:table-cell office:value-type="float" office:value="1056944" calcext:value-type="float">
            <text:p>1056944</text:p>
          </table:table-cell>
          <table:table-cell office:value-type="float" office:value="122947" calcext:value-type="float">
            <text:p>122947</text:p>
          </table:table-cell>
          <table:table-cell office:value-type="float" office:value="933997" calcext:value-type="float">
            <text:p>933997</text:p>
          </table:table-cell>
          <table:table-cell office:value-type="float" office:value="1707.066127" calcext:value-type="float">
            <text:p>1707,06612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9</text:p>
          </table:table-cell>
          <table:table-cell office:value-type="float" office:value="193004" calcext:value-type="float">
            <text:p>193004</text:p>
          </table:table-cell>
          <table:table-cell office:value-type="float" office:value="51764" calcext:value-type="float">
            <text:p>51764</text:p>
          </table:table-cell>
          <table:table-cell office:value-type="float" office:value="141240" calcext:value-type="float">
            <text:p>141240</text:p>
          </table:table-cell>
          <table:table-cell office:value-type="float" office:value="382.5486006" calcext:value-type="float">
            <text:p>382,548600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0</text:p>
          </table:table-cell>
          <table:table-cell office:value-type="float" office:value="637499" calcext:value-type="float">
            <text:p>637499</text:p>
          </table:table-cell>
          <table:table-cell office:value-type="float" office:value="96479" calcext:value-type="float">
            <text:p>96479</text:p>
          </table:table-cell>
          <table:table-cell office:value-type="float" office:value="541020" calcext:value-type="float">
            <text:p>541020</text:p>
          </table:table-cell>
          <table:table-cell office:value-type="float" office:value="1713.796404" calcext:value-type="float">
            <text:p>1713,79640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1</text:p>
          </table:table-cell>
          <table:table-cell office:value-type="float" office:value="1297880" calcext:value-type="float">
            <text:p>1297880</text:p>
          </table:table-cell>
          <table:table-cell office:value-type="float" office:value="158183" calcext:value-type="float">
            <text:p>158183</text:p>
          </table:table-cell>
          <table:table-cell office:value-type="float" office:value="1139697" calcext:value-type="float">
            <text:p>1139697</text:p>
          </table:table-cell>
          <table:table-cell office:value-type="float" office:value="2591.628096" calcext:value-type="float">
            <text:p>2591,62809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2</text:p>
          </table:table-cell>
          <table:table-cell office:value-type="float" office:value="422658" calcext:value-type="float">
            <text:p>422658</text:p>
          </table:table-cell>
          <table:table-cell office:value-type="float" office:value="73908" calcext:value-type="float">
            <text:p>73908</text:p>
          </table:table-cell>
          <table:table-cell office:value-type="float" office:value="348750" calcext:value-type="float">
            <text:p>348750</text:p>
          </table:table-cell>
          <table:table-cell office:value-type="float" office:value="935.680202" calcext:value-type="float">
            <text:p>935,68020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3</text:p>
          </table:table-cell>
          <table:table-cell office:value-type="float" office:value="506023" calcext:value-type="float">
            <text:p>506023</text:p>
          </table:table-cell>
          <table:table-cell office:value-type="float" office:value="99466" calcext:value-type="float">
            <text:p>99466</text:p>
          </table:table-cell>
          <table:table-cell office:value-type="float" office:value="406557" calcext:value-type="float">
            <text:p>406557</text:p>
          </table:table-cell>
          <table:table-cell office:value-type="float" office:value="1734.82532" calcext:value-type="float">
            <text:p>1734,8253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4</text:p>
          </table:table-cell>
          <table:table-cell office:value-type="float" office:value="761712" calcext:value-type="float">
            <text:p>761712</text:p>
          </table:table-cell>
          <table:table-cell office:value-type="float" office:value="126102" calcext:value-type="float">
            <text:p>126102</text:p>
          </table:table-cell>
          <table:table-cell office:value-type="float" office:value="635610" calcext:value-type="float">
            <text:p>635610</text:p>
          </table:table-cell>
          <table:table-cell office:value-type="float" office:value="2009.856663" calcext:value-type="float">
            <text:p>2009,85666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5</text:p>
          </table:table-cell>
          <table:table-cell office:value-type="float" office:value="721010" calcext:value-type="float">
            <text:p>721010</text:p>
          </table:table-cell>
          <table:table-cell office:value-type="float" office:value="104732" calcext:value-type="float">
            <text:p>104732</text:p>
          </table:table-cell>
          <table:table-cell office:value-type="float" office:value="616278" calcext:value-type="float">
            <text:p>616278</text:p>
          </table:table-cell>
          <table:table-cell office:value-type="float" office:value="2243.492338" calcext:value-type="float">
            <text:p>2243,49233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6</text:p>
          </table:table-cell>
          <table:table-cell office:value-type="float" office:value="635561" calcext:value-type="float">
            <text:p>635561</text:p>
          </table:table-cell>
          <table:table-cell office:value-type="float" office:value="113786" calcext:value-type="float">
            <text:p>113786</text:p>
          </table:table-cell>
          <table:table-cell office:value-type="float" office:value="521775" calcext:value-type="float">
            <text:p>521775</text:p>
          </table:table-cell>
          <table:table-cell office:value-type="float" office:value="2357.898193" calcext:value-type="float">
            <text:p>2357,89819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7</text:p>
          </table:table-cell>
          <table:table-cell office:value-type="float" office:value="410703" calcext:value-type="float">
            <text:p>410703</text:p>
          </table:table-cell>
          <table:table-cell office:value-type="float" office:value="72438" calcext:value-type="float">
            <text:p>72438</text:p>
          </table:table-cell>
          <table:table-cell office:value-type="float" office:value="338265" calcext:value-type="float">
            <text:p>338265</text:p>
          </table:table-cell>
          <table:table-cell office:value-type="float" office:value="841.7351714" calcext:value-type="float">
            <text:p>841,735171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8</text:p>
          </table:table-cell>
          <table:table-cell office:value-type="float" office:value="777052" calcext:value-type="float">
            <text:p>777052</text:p>
          </table:table-cell>
          <table:table-cell office:value-type="float" office:value="103690" calcext:value-type="float">
            <text:p>103690</text:p>
          </table:table-cell>
          <table:table-cell office:value-type="float" office:value="673362" calcext:value-type="float">
            <text:p>673362</text:p>
          </table:table-cell>
          <table:table-cell office:value-type="float" office:value="1213.18867" calcext:value-type="float">
            <text:p>1213,1886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9</text:p>
          </table:table-cell>
          <table:table-cell office:value-type="float" office:value="304642" calcext:value-type="float">
            <text:p>304642</text:p>
          </table:table-cell>
          <table:table-cell office:value-type="float" office:value="68352" calcext:value-type="float">
            <text:p>68352</text:p>
          </table:table-cell>
          <table:table-cell office:value-type="float" office:value="236290" calcext:value-type="float">
            <text:p>236290</text:p>
          </table:table-cell>
          <table:table-cell office:value-type="float" office:value="890.5662286" calcext:value-type="float">
            <text:p>890,566228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WLP_BATCH_TSA_N1_2.A1:WLP_BATCH_TSA_N1_2.G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1:13:14.319080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MacOSX_X86_64 LibreOffice_project/56f7684011345957bbf33a7ee678afaf4d2ba333</meta:generator>
    <dc:date>2023-11-14T11:13:45.458005201</dc:date>
    <meta:editing-duration>PT14M43S</meta:editing-duration>
    <meta:editing-cycles>8</meta:editing-cycles>
    <meta:document-statistic meta:table-count="1" meta:cell-count="3213" meta:object-count="0"/>
  </office:meta>
</office:document-meta>
</file>